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table:align="left"/>
    </style:style>
    <style:style style:name="Таблица1.A" style:family="table-column">
      <style:table-column-properties style:column-width="0.637cm"/>
    </style:style>
    <style:style style:name="Таблица1.B" style:family="table-column">
      <style:table-column-properties style:column-width="10.313cm"/>
    </style:style>
    <style:style style:name="Таблица1.C" style:family="table-column">
      <style:table-column-properties style:column-width="1.51cm"/>
    </style:style>
    <style:style style:name="Таблица1.D" style:family="table-column">
      <style:table-column-properties style:column-width="1.718cm"/>
    </style:style>
    <style:style style:name="Таблица1.E" style:family="table-column">
      <style:table-column-properties style:column-width="1.782cm"/>
    </style:style>
    <style:style style:name="Таблица1.F" style:family="table-column">
      <style:table-column-properties style:column-width="2.041cm"/>
    </style:style>
    <style:style style:name="Таблица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.F1" style:family="table-cell">
      <style:table-cell-properties style:vertical-align="middle" style:border-line-width="0cm 0.004cm 0.002cm" fo:padding="0.049cm" fo:border="0.05pt double #808080"/>
    </style:style>
    <style:style style:name="Таблица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" style:family="table">
      <style:table-properties style:width="18cm" table:align="left"/>
    </style:style>
    <style:style style:name="Таблица2.A" style:family="table-column">
      <style:table-column-properties style:column-width="2.473cm"/>
    </style:style>
    <style:style style:name="Таблица2.B" style:family="table-column">
      <style:table-column-properties style:column-width="0.875cm"/>
    </style:style>
    <style:style style:name="Таблица2.C" style:family="table-column">
      <style:table-column-properties style:column-width="1.351cm"/>
    </style:style>
    <style:style style:name="Таблица2.D" style:family="table-column">
      <style:table-column-properties style:column-width="2.568cm"/>
    </style:style>
    <style:style style:name="Таблица2.H" style:family="table-column">
      <style:table-column-properties style:column-width="4.246cm"/>
    </style:style>
    <style:style style:name="Таблица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.H1" style:family="table-cell">
      <style:table-cell-properties style:vertical-align="middle" style:border-line-width="0cm 0.004cm 0.002cm" fo:padding="0.049cm" fo:border="0.05pt double #808080"/>
    </style:style>
    <style:style style:name="Таблица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" style:family="table">
      <style:table-properties style:width="7.047cm" table:align="left"/>
    </style:style>
    <style:style style:name="Таблица3.A" style:family="table-column">
      <style:table-column-properties style:column-width="1.378cm"/>
    </style:style>
    <style:style style:name="Таблица3.B" style:family="table-column">
      <style:table-column-properties style:column-width="1.51cm"/>
    </style:style>
    <style:style style:name="Таблица3.C" style:family="table-column">
      <style:table-column-properties style:column-width="1.298cm"/>
    </style:style>
    <style:style style:name="Таблица3.D" style:family="table-column">
      <style:table-column-properties style:column-width="1.483cm"/>
    </style:style>
    <style:style style:name="Таблица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.E1" style:family="table-cell">
      <style:table-cell-properties style:vertical-align="middle" style:border-line-width="0cm 0.004cm 0.002cm" fo:padding="0.049cm" fo:border="0.05pt double #808080"/>
    </style:style>
    <style:style style:name="Таблица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" style:family="table">
      <style:table-properties style:width="18cm" table:align="left"/>
    </style:style>
    <style:style style:name="Таблица4.A" style:family="table-column">
      <style:table-column-properties style:column-width="2.473cm"/>
    </style:style>
    <style:style style:name="Таблица4.B" style:family="table-column">
      <style:table-column-properties style:column-width="0.875cm"/>
    </style:style>
    <style:style style:name="Таблица4.C" style:family="table-column">
      <style:table-column-properties style:column-width="1.351cm"/>
    </style:style>
    <style:style style:name="Таблица4.D" style:family="table-column">
      <style:table-column-properties style:column-width="2.568cm"/>
    </style:style>
    <style:style style:name="Таблица4.H" style:family="table-column">
      <style:table-column-properties style:column-width="4.246cm"/>
    </style:style>
    <style:style style:name="Таблица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.H1" style:family="table-cell">
      <style:table-cell-properties style:vertical-align="middle" style:border-line-width="0cm 0.004cm 0.002cm" fo:padding="0.049cm" fo:border="0.05pt double #808080"/>
    </style:style>
    <style:style style:name="Таблица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5" style:family="table">
      <style:table-properties style:width="7.047cm" table:align="left"/>
    </style:style>
    <style:style style:name="Таблица5.A" style:family="table-column">
      <style:table-column-properties style:column-width="1.378cm"/>
    </style:style>
    <style:style style:name="Таблица5.B" style:family="table-column">
      <style:table-column-properties style:column-width="1.483cm"/>
    </style:style>
    <style:style style:name="Таблица5.C" style:family="table-column">
      <style:table-column-properties style:column-width="1.298cm"/>
    </style:style>
    <style:style style:name="Таблица5.D" style:family="table-column">
      <style:table-column-properties style:column-width="1.51cm"/>
    </style:style>
    <style:style style:name="Таблица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5.E1" style:family="table-cell">
      <style:table-cell-properties style:vertical-align="middle" style:border-line-width="0cm 0.004cm 0.002cm" fo:padding="0.049cm" fo:border="0.05pt double #808080"/>
    </style:style>
    <style:style style:name="Таблица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6" style:family="table">
      <style:table-properties style:width="18cm" table:align="left"/>
    </style:style>
    <style:style style:name="Таблица6.A" style:family="table-column">
      <style:table-column-properties style:column-width="3.112cm"/>
    </style:style>
    <style:style style:name="Таблица6.B" style:family="table-column">
      <style:table-column-properties style:column-width="0.875cm"/>
    </style:style>
    <style:style style:name="Таблица6.C" style:family="table-column">
      <style:table-column-properties style:column-width="1.351cm"/>
    </style:style>
    <style:style style:name="Таблица6.D" style:family="table-column">
      <style:table-column-properties style:column-width="2.357cm"/>
    </style:style>
    <style:style style:name="Таблица6.H" style:family="table-column">
      <style:table-column-properties style:column-width="4.242cm"/>
    </style:style>
    <style:style style:name="Таблица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6.H1" style:family="table-cell">
      <style:table-cell-properties style:vertical-align="middle" style:border-line-width="0cm 0.004cm 0.002cm" fo:padding="0.049cm" fo:border="0.05pt double #808080"/>
    </style:style>
    <style:style style:name="Таблица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7" style:family="table">
      <style:table-properties style:width="7.073cm" table:align="left"/>
    </style:style>
    <style:style style:name="Таблица7.A" style:family="table-column">
      <style:table-column-properties style:column-width="1.378cm"/>
    </style:style>
    <style:style style:name="Таблица7.B" style:family="table-column">
      <style:table-column-properties style:column-width="1.51cm"/>
    </style:style>
    <style:style style:name="Таблица7.C" style:family="table-column">
      <style:table-column-properties style:column-width="1.298cm"/>
    </style:style>
    <style:style style:name="Таблица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7.E1" style:family="table-cell">
      <style:table-cell-properties style:vertical-align="middle" style:border-line-width="0cm 0.004cm 0.002cm" fo:padding="0.049cm" fo:border="0.05pt double #808080"/>
    </style:style>
    <style:style style:name="Таблица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8" style:family="table">
      <style:table-properties style:width="18cm" table:align="left"/>
    </style:style>
    <style:style style:name="Таблица8.A" style:family="table-column">
      <style:table-column-properties style:column-width="3.112cm"/>
    </style:style>
    <style:style style:name="Таблица8.B" style:family="table-column">
      <style:table-column-properties style:column-width="0.875cm"/>
    </style:style>
    <style:style style:name="Таблица8.C" style:family="table-column">
      <style:table-column-properties style:column-width="1.351cm"/>
    </style:style>
    <style:style style:name="Таблица8.D" style:family="table-column">
      <style:table-column-properties style:column-width="2.357cm"/>
    </style:style>
    <style:style style:name="Таблица8.H" style:family="table-column">
      <style:table-column-properties style:column-width="4.242cm"/>
    </style:style>
    <style:style style:name="Таблица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8.H1" style:family="table-cell">
      <style:table-cell-properties style:vertical-align="middle" style:border-line-width="0cm 0.004cm 0.002cm" fo:padding="0.049cm" fo:border="0.05pt double #808080"/>
    </style:style>
    <style:style style:name="Таблица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9" style:family="table">
      <style:table-properties style:width="7.047cm" table:align="left"/>
    </style:style>
    <style:style style:name="Таблица9.A" style:family="table-column">
      <style:table-column-properties style:column-width="1.378cm"/>
    </style:style>
    <style:style style:name="Таблица9.B" style:family="table-column">
      <style:table-column-properties style:column-width="1.483cm"/>
    </style:style>
    <style:style style:name="Таблица9.C" style:family="table-column">
      <style:table-column-properties style:column-width="1.298cm"/>
    </style:style>
    <style:style style:name="Таблица9.D" style:family="table-column">
      <style:table-column-properties style:column-width="1.51cm"/>
    </style:style>
    <style:style style:name="Таблица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9.E1" style:family="table-cell">
      <style:table-cell-properties style:vertical-align="middle" style:border-line-width="0cm 0.004cm 0.002cm" fo:padding="0.049cm" fo:border="0.05pt double #808080"/>
    </style:style>
    <style:style style:name="Таблица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0" style:family="table">
      <style:table-properties style:width="18cm" table:align="left"/>
    </style:style>
    <style:style style:name="Таблица10.A" style:family="table-column">
      <style:table-column-properties style:column-width="2.117cm"/>
    </style:style>
    <style:style style:name="Таблица10.B" style:family="table-column">
      <style:table-column-properties style:column-width="0.875cm"/>
    </style:style>
    <style:style style:name="Таблица10.C" style:family="table-column">
      <style:table-column-properties style:column-width="1.351cm"/>
    </style:style>
    <style:style style:name="Таблица10.D" style:family="table-column">
      <style:table-column-properties style:column-width="2.357cm"/>
    </style:style>
    <style:style style:name="Таблица10.H" style:family="table-column">
      <style:table-column-properties style:column-width="5.237cm"/>
    </style:style>
    <style:style style:name="Таблица1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0.H1" style:family="table-cell">
      <style:table-cell-properties style:vertical-align="middle" style:border-line-width="0cm 0.004cm 0.002cm" fo:padding="0.049cm" fo:border="0.05pt double #808080"/>
    </style:style>
    <style:style style:name="Таблица1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1" style:family="table">
      <style:table-properties style:width="7.073cm" table:align="left"/>
    </style:style>
    <style:style style:name="Таблица11.A" style:family="table-column">
      <style:table-column-properties style:column-width="1.378cm"/>
    </style:style>
    <style:style style:name="Таблица11.B" style:family="table-column">
      <style:table-column-properties style:column-width="1.51cm"/>
    </style:style>
    <style:style style:name="Таблица11.C" style:family="table-column">
      <style:table-column-properties style:column-width="1.298cm"/>
    </style:style>
    <style:style style:name="Таблица1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1.E1" style:family="table-cell">
      <style:table-cell-properties style:vertical-align="middle" style:border-line-width="0cm 0.004cm 0.002cm" fo:padding="0.049cm" fo:border="0.05pt double #808080"/>
    </style:style>
    <style:style style:name="Таблица1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2" style:family="table">
      <style:table-properties style:width="18cm" table:align="left"/>
    </style:style>
    <style:style style:name="Таблица12.A" style:family="table-column">
      <style:table-column-properties style:column-width="2.117cm"/>
    </style:style>
    <style:style style:name="Таблица12.B" style:family="table-column">
      <style:table-column-properties style:column-width="0.875cm"/>
    </style:style>
    <style:style style:name="Таблица12.C" style:family="table-column">
      <style:table-column-properties style:column-width="1.351cm"/>
    </style:style>
    <style:style style:name="Таблица12.D" style:family="table-column">
      <style:table-column-properties style:column-width="2.357cm"/>
    </style:style>
    <style:style style:name="Таблица12.H" style:family="table-column">
      <style:table-column-properties style:column-width="5.237cm"/>
    </style:style>
    <style:style style:name="Таблица1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2.H1" style:family="table-cell">
      <style:table-cell-properties style:vertical-align="middle" style:border-line-width="0cm 0.004cm 0.002cm" fo:padding="0.049cm" fo:border="0.05pt double #808080"/>
    </style:style>
    <style:style style:name="Таблица1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3" style:family="table">
      <style:table-properties style:width="7.073cm" table:align="left"/>
    </style:style>
    <style:style style:name="Таблица13.A" style:family="table-column">
      <style:table-column-properties style:column-width="1.378cm"/>
    </style:style>
    <style:style style:name="Таблица13.B" style:family="table-column">
      <style:table-column-properties style:column-width="1.51cm"/>
    </style:style>
    <style:style style:name="Таблица13.C" style:family="table-column">
      <style:table-column-properties style:column-width="1.298cm"/>
    </style:style>
    <style:style style:name="Таблица1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3.E1" style:family="table-cell">
      <style:table-cell-properties style:vertical-align="middle" style:border-line-width="0cm 0.004cm 0.002cm" fo:padding="0.049cm" fo:border="0.05pt double #808080"/>
    </style:style>
    <style:style style:name="Таблица1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4" style:family="table">
      <style:table-properties style:width="18cm" table:align="left"/>
    </style:style>
    <style:style style:name="Таблица14.A" style:family="table-column">
      <style:table-column-properties style:column-width="2.117cm"/>
    </style:style>
    <style:style style:name="Таблица14.B" style:family="table-column">
      <style:table-column-properties style:column-width="0.875cm"/>
    </style:style>
    <style:style style:name="Таблица14.C" style:family="table-column">
      <style:table-column-properties style:column-width="1.351cm"/>
    </style:style>
    <style:style style:name="Таблица14.D" style:family="table-column">
      <style:table-column-properties style:column-width="2.357cm"/>
    </style:style>
    <style:style style:name="Таблица14.H" style:family="table-column">
      <style:table-column-properties style:column-width="5.237cm"/>
    </style:style>
    <style:style style:name="Таблица1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4.H1" style:family="table-cell">
      <style:table-cell-properties style:vertical-align="middle" style:border-line-width="0cm 0.004cm 0.002cm" fo:padding="0.049cm" fo:border="0.05pt double #808080"/>
    </style:style>
    <style:style style:name="Таблица1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5" style:family="table">
      <style:table-properties style:width="7.073cm" table:align="left"/>
    </style:style>
    <style:style style:name="Таблица15.A" style:family="table-column">
      <style:table-column-properties style:column-width="1.378cm"/>
    </style:style>
    <style:style style:name="Таблица15.B" style:family="table-column">
      <style:table-column-properties style:column-width="1.51cm"/>
    </style:style>
    <style:style style:name="Таблица15.C" style:family="table-column">
      <style:table-column-properties style:column-width="1.298cm"/>
    </style:style>
    <style:style style:name="Таблица1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5.E1" style:family="table-cell">
      <style:table-cell-properties style:vertical-align="middle" style:border-line-width="0cm 0.004cm 0.002cm" fo:padding="0.049cm" fo:border="0.05pt double #808080"/>
    </style:style>
    <style:style style:name="Таблица1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6" style:family="table">
      <style:table-properties style:width="18cm" table:align="left"/>
    </style:style>
    <style:style style:name="Таблица16.A" style:family="table-column">
      <style:table-column-properties style:column-width="2.117cm"/>
    </style:style>
    <style:style style:name="Таблица16.B" style:family="table-column">
      <style:table-column-properties style:column-width="0.875cm"/>
    </style:style>
    <style:style style:name="Таблица16.C" style:family="table-column">
      <style:table-column-properties style:column-width="1.351cm"/>
    </style:style>
    <style:style style:name="Таблица16.D" style:family="table-column">
      <style:table-column-properties style:column-width="2.357cm"/>
    </style:style>
    <style:style style:name="Таблица16.H" style:family="table-column">
      <style:table-column-properties style:column-width="5.237cm"/>
    </style:style>
    <style:style style:name="Таблица1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6.H1" style:family="table-cell">
      <style:table-cell-properties style:vertical-align="middle" style:border-line-width="0cm 0.004cm 0.002cm" fo:padding="0.049cm" fo:border="0.05pt double #808080"/>
    </style:style>
    <style:style style:name="Таблица1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7" style:family="table">
      <style:table-properties style:width="7.047cm" table:align="left"/>
    </style:style>
    <style:style style:name="Таблица17.A" style:family="table-column">
      <style:table-column-properties style:column-width="1.378cm"/>
    </style:style>
    <style:style style:name="Таблица17.B" style:family="table-column">
      <style:table-column-properties style:column-width="1.51cm"/>
    </style:style>
    <style:style style:name="Таблица17.C" style:family="table-column">
      <style:table-column-properties style:column-width="1.298cm"/>
    </style:style>
    <style:style style:name="Таблица17.D" style:family="table-column">
      <style:table-column-properties style:column-width="1.483cm"/>
    </style:style>
    <style:style style:name="Таблица1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7.E1" style:family="table-cell">
      <style:table-cell-properties style:vertical-align="middle" style:border-line-width="0cm 0.004cm 0.002cm" fo:padding="0.049cm" fo:border="0.05pt double #808080"/>
    </style:style>
    <style:style style:name="Таблица1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8" style:family="table">
      <style:table-properties style:width="18cm" table:align="left"/>
    </style:style>
    <style:style style:name="Таблица18.A" style:family="table-column">
      <style:table-column-properties style:column-width="2.297cm"/>
    </style:style>
    <style:style style:name="Таблица18.B" style:family="table-column">
      <style:table-column-properties style:column-width="0.875cm"/>
    </style:style>
    <style:style style:name="Таблица18.C" style:family="table-column">
      <style:table-column-properties style:column-width="1.351cm"/>
    </style:style>
    <style:style style:name="Таблица18.D" style:family="table-column">
      <style:table-column-properties style:column-width="2.568cm"/>
    </style:style>
    <style:style style:name="Таблица18.H" style:family="table-column">
      <style:table-column-properties style:column-width="4.422cm"/>
    </style:style>
    <style:style style:name="Таблица1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8.H1" style:family="table-cell">
      <style:table-cell-properties style:vertical-align="middle" style:border-line-width="0cm 0.004cm 0.002cm" fo:padding="0.049cm" fo:border="0.05pt double #808080"/>
    </style:style>
    <style:style style:name="Таблица1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19" style:family="table">
      <style:table-properties style:width="7.073cm" table:align="left"/>
    </style:style>
    <style:style style:name="Таблица19.A" style:family="table-column">
      <style:table-column-properties style:column-width="1.378cm"/>
    </style:style>
    <style:style style:name="Таблица19.B" style:family="table-column">
      <style:table-column-properties style:column-width="1.51cm"/>
    </style:style>
    <style:style style:name="Таблица19.C" style:family="table-column">
      <style:table-column-properties style:column-width="1.298cm"/>
    </style:style>
    <style:style style:name="Таблица1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19.E1" style:family="table-cell">
      <style:table-cell-properties style:vertical-align="middle" style:border-line-width="0cm 0.004cm 0.002cm" fo:padding="0.049cm" fo:border="0.05pt double #808080"/>
    </style:style>
    <style:style style:name="Таблица1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1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0" style:family="table">
      <style:table-properties style:width="18cm" table:align="left"/>
    </style:style>
    <style:style style:name="Таблица20.A" style:family="table-column">
      <style:table-column-properties style:column-width="2.297cm"/>
    </style:style>
    <style:style style:name="Таблица20.B" style:family="table-column">
      <style:table-column-properties style:column-width="0.875cm"/>
    </style:style>
    <style:style style:name="Таблица20.C" style:family="table-column">
      <style:table-column-properties style:column-width="1.351cm"/>
    </style:style>
    <style:style style:name="Таблица20.D" style:family="table-column">
      <style:table-column-properties style:column-width="2.568cm"/>
    </style:style>
    <style:style style:name="Таблица20.H" style:family="table-column">
      <style:table-column-properties style:column-width="4.422cm"/>
    </style:style>
    <style:style style:name="Таблица2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0.H1" style:family="table-cell">
      <style:table-cell-properties style:vertical-align="middle" style:border-line-width="0cm 0.004cm 0.002cm" fo:padding="0.049cm" fo:border="0.05pt double #808080"/>
    </style:style>
    <style:style style:name="Таблица2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1" style:family="table">
      <style:table-properties style:width="7.073cm" table:align="left"/>
    </style:style>
    <style:style style:name="Таблица21.A" style:family="table-column">
      <style:table-column-properties style:column-width="1.378cm"/>
    </style:style>
    <style:style style:name="Таблица21.B" style:family="table-column">
      <style:table-column-properties style:column-width="1.51cm"/>
    </style:style>
    <style:style style:name="Таблица21.C" style:family="table-column">
      <style:table-column-properties style:column-width="1.298cm"/>
    </style:style>
    <style:style style:name="Таблица2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1.E1" style:family="table-cell">
      <style:table-cell-properties style:vertical-align="middle" style:border-line-width="0cm 0.004cm 0.002cm" fo:padding="0.049cm" fo:border="0.05pt double #808080"/>
    </style:style>
    <style:style style:name="Таблица2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2" style:family="table">
      <style:table-properties style:width="18cm" table:align="left"/>
    </style:style>
    <style:style style:name="Таблица22.A" style:family="table-column">
      <style:table-column-properties style:column-width="3.022cm"/>
    </style:style>
    <style:style style:name="Таблица22.B" style:family="table-column">
      <style:table-column-properties style:column-width="0.875cm"/>
    </style:style>
    <style:style style:name="Таблица22.C" style:family="table-column">
      <style:table-column-properties style:column-width="1.351cm"/>
    </style:style>
    <style:style style:name="Таблица22.D" style:family="table-column">
      <style:table-column-properties style:column-width="2.357cm"/>
    </style:style>
    <style:style style:name="Таблица22.H" style:family="table-column">
      <style:table-column-properties style:column-width="4.332cm"/>
    </style:style>
    <style:style style:name="Таблица2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2.H1" style:family="table-cell">
      <style:table-cell-properties style:vertical-align="middle" style:border-line-width="0cm 0.004cm 0.002cm" fo:padding="0.049cm" fo:border="0.05pt double #808080"/>
    </style:style>
    <style:style style:name="Таблица2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3" style:family="table">
      <style:table-properties style:width="7.073cm" table:align="left"/>
    </style:style>
    <style:style style:name="Таблица23.A" style:family="table-column">
      <style:table-column-properties style:column-width="1.378cm"/>
    </style:style>
    <style:style style:name="Таблица23.B" style:family="table-column">
      <style:table-column-properties style:column-width="1.51cm"/>
    </style:style>
    <style:style style:name="Таблица23.C" style:family="table-column">
      <style:table-column-properties style:column-width="1.298cm"/>
    </style:style>
    <style:style style:name="Таблица2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3.E1" style:family="table-cell">
      <style:table-cell-properties style:vertical-align="middle" style:border-line-width="0cm 0.004cm 0.002cm" fo:padding="0.049cm" fo:border="0.05pt double #808080"/>
    </style:style>
    <style:style style:name="Таблица2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4" style:family="table">
      <style:table-properties style:width="18cm" table:align="left"/>
    </style:style>
    <style:style style:name="Таблица24.A" style:family="table-column">
      <style:table-column-properties style:column-width="3.022cm"/>
    </style:style>
    <style:style style:name="Таблица24.B" style:family="table-column">
      <style:table-column-properties style:column-width="0.875cm"/>
    </style:style>
    <style:style style:name="Таблица24.C" style:family="table-column">
      <style:table-column-properties style:column-width="1.351cm"/>
    </style:style>
    <style:style style:name="Таблица24.D" style:family="table-column">
      <style:table-column-properties style:column-width="2.357cm"/>
    </style:style>
    <style:style style:name="Таблица24.H" style:family="table-column">
      <style:table-column-properties style:column-width="4.332cm"/>
    </style:style>
    <style:style style:name="Таблица2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4.H1" style:family="table-cell">
      <style:table-cell-properties style:vertical-align="middle" style:border-line-width="0cm 0.004cm 0.002cm" fo:padding="0.049cm" fo:border="0.05pt double #808080"/>
    </style:style>
    <style:style style:name="Таблица2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5" style:family="table">
      <style:table-properties style:width="7.073cm" table:align="left"/>
    </style:style>
    <style:style style:name="Таблица25.A" style:family="table-column">
      <style:table-column-properties style:column-width="1.378cm"/>
    </style:style>
    <style:style style:name="Таблица25.B" style:family="table-column">
      <style:table-column-properties style:column-width="1.51cm"/>
    </style:style>
    <style:style style:name="Таблица25.C" style:family="table-column">
      <style:table-column-properties style:column-width="1.298cm"/>
    </style:style>
    <style:style style:name="Таблица2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5.E1" style:family="table-cell">
      <style:table-cell-properties style:vertical-align="middle" style:border-line-width="0cm 0.004cm 0.002cm" fo:padding="0.049cm" fo:border="0.05pt double #808080"/>
    </style:style>
    <style:style style:name="Таблица2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6" style:family="table">
      <style:table-properties style:width="18cm" table:align="left"/>
    </style:style>
    <style:style style:name="Таблица26.A" style:family="table-column">
      <style:table-column-properties style:column-width="3.112cm"/>
    </style:style>
    <style:style style:name="Таблица26.B" style:family="table-column">
      <style:table-column-properties style:column-width="0.875cm"/>
    </style:style>
    <style:style style:name="Таблица26.C" style:family="table-column">
      <style:table-column-properties style:column-width="1.351cm"/>
    </style:style>
    <style:style style:name="Таблица26.D" style:family="table-column">
      <style:table-column-properties style:column-width="2.357cm"/>
    </style:style>
    <style:style style:name="Таблица26.H" style:family="table-column">
      <style:table-column-properties style:column-width="4.242cm"/>
    </style:style>
    <style:style style:name="Таблица2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6.H1" style:family="table-cell">
      <style:table-cell-properties style:vertical-align="middle" style:border-line-width="0cm 0.004cm 0.002cm" fo:padding="0.049cm" fo:border="0.05pt double #808080"/>
    </style:style>
    <style:style style:name="Таблица2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7" style:family="table">
      <style:table-properties style:width="7.073cm" table:align="left"/>
    </style:style>
    <style:style style:name="Таблица27.A" style:family="table-column">
      <style:table-column-properties style:column-width="1.378cm"/>
    </style:style>
    <style:style style:name="Таблица27.B" style:family="table-column">
      <style:table-column-properties style:column-width="1.51cm"/>
    </style:style>
    <style:style style:name="Таблица27.C" style:family="table-column">
      <style:table-column-properties style:column-width="1.298cm"/>
    </style:style>
    <style:style style:name="Таблица2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7.E1" style:family="table-cell">
      <style:table-cell-properties style:vertical-align="middle" style:border-line-width="0cm 0.004cm 0.002cm" fo:padding="0.049cm" fo:border="0.05pt double #808080"/>
    </style:style>
    <style:style style:name="Таблица2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8" style:family="table">
      <style:table-properties style:width="18cm" table:align="left"/>
    </style:style>
    <style:style style:name="Таблица28.A" style:family="table-column">
      <style:table-column-properties style:column-width="3.112cm"/>
    </style:style>
    <style:style style:name="Таблица28.B" style:family="table-column">
      <style:table-column-properties style:column-width="0.875cm"/>
    </style:style>
    <style:style style:name="Таблица28.C" style:family="table-column">
      <style:table-column-properties style:column-width="1.351cm"/>
    </style:style>
    <style:style style:name="Таблица28.D" style:family="table-column">
      <style:table-column-properties style:column-width="2.357cm"/>
    </style:style>
    <style:style style:name="Таблица28.H" style:family="table-column">
      <style:table-column-properties style:column-width="4.242cm"/>
    </style:style>
    <style:style style:name="Таблица2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8.H1" style:family="table-cell">
      <style:table-cell-properties style:vertical-align="middle" style:border-line-width="0cm 0.004cm 0.002cm" fo:padding="0.049cm" fo:border="0.05pt double #808080"/>
    </style:style>
    <style:style style:name="Таблица2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29" style:family="table">
      <style:table-properties style:width="7.047cm" table:align="left"/>
    </style:style>
    <style:style style:name="Таблица29.A" style:family="table-column">
      <style:table-column-properties style:column-width="1.378cm"/>
    </style:style>
    <style:style style:name="Таблица29.B" style:family="table-column">
      <style:table-column-properties style:column-width="1.51cm"/>
    </style:style>
    <style:style style:name="Таблица29.C" style:family="table-column">
      <style:table-column-properties style:column-width="1.298cm"/>
    </style:style>
    <style:style style:name="Таблица29.D" style:family="table-column">
      <style:table-column-properties style:column-width="1.483cm"/>
    </style:style>
    <style:style style:name="Таблица2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29.E1" style:family="table-cell">
      <style:table-cell-properties style:vertical-align="middle" style:border-line-width="0cm 0.004cm 0.002cm" fo:padding="0.049cm" fo:border="0.05pt double #808080"/>
    </style:style>
    <style:style style:name="Таблица2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2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0" style:family="table">
      <style:table-properties style:width="18cm" table:align="left"/>
    </style:style>
    <style:style style:name="Таблица30.A" style:family="table-column">
      <style:table-column-properties style:column-width="2.117cm"/>
    </style:style>
    <style:style style:name="Таблица30.B" style:family="table-column">
      <style:table-column-properties style:column-width="0.875cm"/>
    </style:style>
    <style:style style:name="Таблица30.C" style:family="table-column">
      <style:table-column-properties style:column-width="1.351cm"/>
    </style:style>
    <style:style style:name="Таблица30.D" style:family="table-column">
      <style:table-column-properties style:column-width="2.357cm"/>
    </style:style>
    <style:style style:name="Таблица30.H" style:family="table-column">
      <style:table-column-properties style:column-width="5.237cm"/>
    </style:style>
    <style:style style:name="Таблица3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0.H1" style:family="table-cell">
      <style:table-cell-properties style:vertical-align="middle" style:border-line-width="0cm 0.004cm 0.002cm" fo:padding="0.049cm" fo:border="0.05pt double #808080"/>
    </style:style>
    <style:style style:name="Таблица3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1" style:family="table">
      <style:table-properties style:width="7.047cm" table:align="left"/>
    </style:style>
    <style:style style:name="Таблица31.A" style:family="table-column">
      <style:table-column-properties style:column-width="1.378cm"/>
    </style:style>
    <style:style style:name="Таблица31.B" style:family="table-column">
      <style:table-column-properties style:column-width="1.51cm"/>
    </style:style>
    <style:style style:name="Таблица31.C" style:family="table-column">
      <style:table-column-properties style:column-width="1.298cm"/>
    </style:style>
    <style:style style:name="Таблица31.D" style:family="table-column">
      <style:table-column-properties style:column-width="1.483cm"/>
    </style:style>
    <style:style style:name="Таблица3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1.E1" style:family="table-cell">
      <style:table-cell-properties style:vertical-align="middle" style:border-line-width="0cm 0.004cm 0.002cm" fo:padding="0.049cm" fo:border="0.05pt double #808080"/>
    </style:style>
    <style:style style:name="Таблица3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2" style:family="table">
      <style:table-properties style:width="18cm" table:align="left"/>
    </style:style>
    <style:style style:name="Таблица32.A" style:family="table-column">
      <style:table-column-properties style:column-width="2.117cm"/>
    </style:style>
    <style:style style:name="Таблица32.B" style:family="table-column">
      <style:table-column-properties style:column-width="0.875cm"/>
    </style:style>
    <style:style style:name="Таблица32.C" style:family="table-column">
      <style:table-column-properties style:column-width="1.351cm"/>
    </style:style>
    <style:style style:name="Таблица32.D" style:family="table-column">
      <style:table-column-properties style:column-width="2.357cm"/>
    </style:style>
    <style:style style:name="Таблица32.H" style:family="table-column">
      <style:table-column-properties style:column-width="5.237cm"/>
    </style:style>
    <style:style style:name="Таблица3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2.H1" style:family="table-cell">
      <style:table-cell-properties style:vertical-align="middle" style:border-line-width="0cm 0.004cm 0.002cm" fo:padding="0.049cm" fo:border="0.05pt double #808080"/>
    </style:style>
    <style:style style:name="Таблица3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3" style:family="table">
      <style:table-properties style:width="7.073cm" table:align="left"/>
    </style:style>
    <style:style style:name="Таблица33.A" style:family="table-column">
      <style:table-column-properties style:column-width="1.378cm"/>
    </style:style>
    <style:style style:name="Таблица33.B" style:family="table-column">
      <style:table-column-properties style:column-width="1.51cm"/>
    </style:style>
    <style:style style:name="Таблица33.C" style:family="table-column">
      <style:table-column-properties style:column-width="1.298cm"/>
    </style:style>
    <style:style style:name="Таблица3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3.E1" style:family="table-cell">
      <style:table-cell-properties style:vertical-align="middle" style:border-line-width="0cm 0.004cm 0.002cm" fo:padding="0.049cm" fo:border="0.05pt double #808080"/>
    </style:style>
    <style:style style:name="Таблица3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4" style:family="table">
      <style:table-properties style:width="18cm" table:align="left"/>
    </style:style>
    <style:style style:name="Таблица34.A" style:family="table-column">
      <style:table-column-properties style:column-width="2.117cm"/>
    </style:style>
    <style:style style:name="Таблица34.B" style:family="table-column">
      <style:table-column-properties style:column-width="0.875cm"/>
    </style:style>
    <style:style style:name="Таблица34.C" style:family="table-column">
      <style:table-column-properties style:column-width="1.351cm"/>
    </style:style>
    <style:style style:name="Таблица34.D" style:family="table-column">
      <style:table-column-properties style:column-width="2.357cm"/>
    </style:style>
    <style:style style:name="Таблица34.H" style:family="table-column">
      <style:table-column-properties style:column-width="5.237cm"/>
    </style:style>
    <style:style style:name="Таблица3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4.H1" style:family="table-cell">
      <style:table-cell-properties style:vertical-align="middle" style:border-line-width="0cm 0.004cm 0.002cm" fo:padding="0.049cm" fo:border="0.05pt double #808080"/>
    </style:style>
    <style:style style:name="Таблица3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5" style:family="table">
      <style:table-properties style:width="7.073cm" table:align="left"/>
    </style:style>
    <style:style style:name="Таблица35.A" style:family="table-column">
      <style:table-column-properties style:column-width="1.378cm"/>
    </style:style>
    <style:style style:name="Таблица35.B" style:family="table-column">
      <style:table-column-properties style:column-width="1.51cm"/>
    </style:style>
    <style:style style:name="Таблица35.C" style:family="table-column">
      <style:table-column-properties style:column-width="1.298cm"/>
    </style:style>
    <style:style style:name="Таблица3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5.E1" style:family="table-cell">
      <style:table-cell-properties style:vertical-align="middle" style:border-line-width="0cm 0.004cm 0.002cm" fo:padding="0.049cm" fo:border="0.05pt double #808080"/>
    </style:style>
    <style:style style:name="Таблица3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6" style:family="table">
      <style:table-properties style:width="18cm" table:align="left"/>
    </style:style>
    <style:style style:name="Таблица36.A" style:family="table-column">
      <style:table-column-properties style:column-width="2.117cm"/>
    </style:style>
    <style:style style:name="Таблица36.B" style:family="table-column">
      <style:table-column-properties style:column-width="0.875cm"/>
    </style:style>
    <style:style style:name="Таблица36.C" style:family="table-column">
      <style:table-column-properties style:column-width="1.351cm"/>
    </style:style>
    <style:style style:name="Таблица36.D" style:family="table-column">
      <style:table-column-properties style:column-width="2.357cm"/>
    </style:style>
    <style:style style:name="Таблица36.H" style:family="table-column">
      <style:table-column-properties style:column-width="5.237cm"/>
    </style:style>
    <style:style style:name="Таблица3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6.H1" style:family="table-cell">
      <style:table-cell-properties style:vertical-align="middle" style:border-line-width="0cm 0.004cm 0.002cm" fo:padding="0.049cm" fo:border="0.05pt double #808080"/>
    </style:style>
    <style:style style:name="Таблица36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6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7" style:family="table">
      <style:table-properties style:width="7.073cm" table:align="left"/>
    </style:style>
    <style:style style:name="Таблица37.A" style:family="table-column">
      <style:table-column-properties style:column-width="1.378cm"/>
    </style:style>
    <style:style style:name="Таблица37.B" style:family="table-column">
      <style:table-column-properties style:column-width="1.51cm"/>
    </style:style>
    <style:style style:name="Таблица37.C" style:family="table-column">
      <style:table-column-properties style:column-width="1.298cm"/>
    </style:style>
    <style:style style:name="Таблица37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7.E1" style:family="table-cell">
      <style:table-cell-properties style:vertical-align="middle" style:border-line-width="0cm 0.004cm 0.002cm" fo:padding="0.049cm" fo:border="0.05pt double #808080"/>
    </style:style>
    <style:style style:name="Таблица37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7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8" style:family="table">
      <style:table-properties style:width="18cm" table:align="left"/>
    </style:style>
    <style:style style:name="Таблица38.A" style:family="table-column">
      <style:table-column-properties style:column-width="2.125cm"/>
    </style:style>
    <style:style style:name="Таблица38.B" style:family="table-column">
      <style:table-column-properties style:column-width="0.875cm"/>
    </style:style>
    <style:style style:name="Таблица38.C" style:family="table-column">
      <style:table-column-properties style:column-width="1.351cm"/>
    </style:style>
    <style:style style:name="Таблица38.D" style:family="table-column">
      <style:table-column-properties style:column-width="2.357cm"/>
    </style:style>
    <style:style style:name="Таблица38.H" style:family="table-column">
      <style:table-column-properties style:column-width="5.228cm"/>
    </style:style>
    <style:style style:name="Таблица3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8.H1" style:family="table-cell">
      <style:table-cell-properties style:vertical-align="middle" style:border-line-width="0cm 0.004cm 0.002cm" fo:padding="0.049cm" fo:border="0.05pt double #808080"/>
    </style:style>
    <style:style style:name="Таблица38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8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39" style:family="table">
      <style:table-properties style:width="7.047cm" table:align="left"/>
    </style:style>
    <style:style style:name="Таблица39.A" style:family="table-column">
      <style:table-column-properties style:column-width="1.378cm"/>
    </style:style>
    <style:style style:name="Таблица39.B" style:family="table-column">
      <style:table-column-properties style:column-width="1.51cm"/>
    </style:style>
    <style:style style:name="Таблица39.C" style:family="table-column">
      <style:table-column-properties style:column-width="1.298cm"/>
    </style:style>
    <style:style style:name="Таблица39.E" style:family="table-column">
      <style:table-column-properties style:column-width="1.351cm"/>
    </style:style>
    <style:style style:name="Таблица39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39.E1" style:family="table-cell">
      <style:table-cell-properties style:vertical-align="middle" style:border-line-width="0cm 0.004cm 0.002cm" fo:padding="0.049cm" fo:border="0.05pt double #808080"/>
    </style:style>
    <style:style style:name="Таблица39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39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0" style:family="table">
      <style:table-properties style:width="18cm" table:align="left"/>
    </style:style>
    <style:style style:name="Таблица40.A" style:family="table-column">
      <style:table-column-properties style:column-width="2.125cm"/>
    </style:style>
    <style:style style:name="Таблица40.B" style:family="table-column">
      <style:table-column-properties style:column-width="0.875cm"/>
    </style:style>
    <style:style style:name="Таблица40.C" style:family="table-column">
      <style:table-column-properties style:column-width="1.351cm"/>
    </style:style>
    <style:style style:name="Таблица40.D" style:family="table-column">
      <style:table-column-properties style:column-width="2.357cm"/>
    </style:style>
    <style:style style:name="Таблица40.H" style:family="table-column">
      <style:table-column-properties style:column-width="5.228cm"/>
    </style:style>
    <style:style style:name="Таблица40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0.H1" style:family="table-cell">
      <style:table-cell-properties style:vertical-align="middle" style:border-line-width="0cm 0.004cm 0.002cm" fo:padding="0.049cm" fo:border="0.05pt double #808080"/>
    </style:style>
    <style:style style:name="Таблица40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0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1" style:family="table">
      <style:table-properties style:width="7.073cm" table:align="left"/>
    </style:style>
    <style:style style:name="Таблица41.A" style:family="table-column">
      <style:table-column-properties style:column-width="1.378cm"/>
    </style:style>
    <style:style style:name="Таблица41.B" style:family="table-column">
      <style:table-column-properties style:column-width="1.51cm"/>
    </style:style>
    <style:style style:name="Таблица41.C" style:family="table-column">
      <style:table-column-properties style:column-width="1.298cm"/>
    </style:style>
    <style:style style:name="Таблица4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1.E1" style:family="table-cell">
      <style:table-cell-properties style:vertical-align="middle" style:border-line-width="0cm 0.004cm 0.002cm" fo:padding="0.049cm" fo:border="0.05pt double #808080"/>
    </style:style>
    <style:style style:name="Таблица4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2" style:family="table">
      <style:table-properties style:width="18cm" table:align="left"/>
    </style:style>
    <style:style style:name="Таблица42.A" style:family="table-column">
      <style:table-column-properties style:column-width="1.875cm"/>
    </style:style>
    <style:style style:name="Таблица42.B" style:family="table-column">
      <style:table-column-properties style:column-width="0.875cm"/>
    </style:style>
    <style:style style:name="Таблица42.C" style:family="table-column">
      <style:table-column-properties style:column-width="1.351cm"/>
    </style:style>
    <style:style style:name="Таблица42.D" style:family="table-column">
      <style:table-column-properties style:column-width="2.357cm"/>
    </style:style>
    <style:style style:name="Таблица42.H" style:family="table-column">
      <style:table-column-properties style:column-width="5.479cm"/>
    </style:style>
    <style:style style:name="Таблица42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2.H1" style:family="table-cell">
      <style:table-cell-properties style:vertical-align="middle" style:border-line-width="0cm 0.004cm 0.002cm" fo:padding="0.049cm" fo:border="0.05pt double #808080"/>
    </style:style>
    <style:style style:name="Таблица4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2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3" style:family="table">
      <style:table-properties style:width="7.073cm" table:align="left"/>
    </style:style>
    <style:style style:name="Таблица43.A" style:family="table-column">
      <style:table-column-properties style:column-width="1.378cm"/>
    </style:style>
    <style:style style:name="Таблица43.B" style:family="table-column">
      <style:table-column-properties style:column-width="1.51cm"/>
    </style:style>
    <style:style style:name="Таблица43.C" style:family="table-column">
      <style:table-column-properties style:column-width="1.298cm"/>
    </style:style>
    <style:style style:name="Таблица43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3.E1" style:family="table-cell">
      <style:table-cell-properties style:vertical-align="middle" style:border-line-width="0cm 0.004cm 0.002cm" fo:padding="0.049cm" fo:border="0.05pt double #808080"/>
    </style:style>
    <style:style style:name="Таблица43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3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4" style:family="table">
      <style:table-properties style:width="18cm" table:align="left"/>
    </style:style>
    <style:style style:name="Таблица44.A" style:family="table-column">
      <style:table-column-properties style:column-width="1.875cm"/>
    </style:style>
    <style:style style:name="Таблица44.B" style:family="table-column">
      <style:table-column-properties style:column-width="0.875cm"/>
    </style:style>
    <style:style style:name="Таблица44.C" style:family="table-column">
      <style:table-column-properties style:column-width="1.351cm"/>
    </style:style>
    <style:style style:name="Таблица44.D" style:family="table-column">
      <style:table-column-properties style:column-width="2.357cm"/>
    </style:style>
    <style:style style:name="Таблица44.H" style:family="table-column">
      <style:table-column-properties style:column-width="5.479cm"/>
    </style:style>
    <style:style style:name="Таблица4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4.H1" style:family="table-cell">
      <style:table-cell-properties style:vertical-align="middle" style:border-line-width="0cm 0.004cm 0.002cm" fo:padding="0.049cm" fo:border="0.05pt double #808080"/>
    </style:style>
    <style:style style:name="Таблица44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4.H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Таблица45" style:family="table">
      <style:table-properties style:width="7.073cm" table:align="left"/>
    </style:style>
    <style:style style:name="Таблица45.A" style:family="table-column">
      <style:table-column-properties style:column-width="1.378cm"/>
    </style:style>
    <style:style style:name="Таблица45.B" style:family="table-column">
      <style:table-column-properties style:column-width="1.51cm"/>
    </style:style>
    <style:style style:name="Таблица45.C" style:family="table-column">
      <style:table-column-properties style:column-width="1.298cm"/>
    </style:style>
    <style:style style:name="Таблица45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808080" fo:border-right="none" fo:border-top="0.05pt double #808080" fo:border-bottom="0.05pt double #808080"/>
    </style:style>
    <style:style style:name="Таблица45.E1" style:family="table-cell">
      <style:table-cell-properties style:vertical-align="middle" style:border-line-width="0cm 0.004cm 0.002cm" fo:padding="0.049cm" fo:border="0.05pt double #808080"/>
    </style:style>
    <style:style style:name="Таблица45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Таблица45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zo-2KA+</text:p>
      <text:h text:style-name="Heading_20_2" text:outline-level="2"><text:a xlink:type="simple" xlink:href="../mol" text:style-name="Internet_20_link" text:visited-style-name="Visited_20_Internet_20_Link">Optimized geometry files</text:a></text:h>
      <text:h text:style-name="Heading_20_2" text:outline-level="2"><text:a xlink:type="simple" xlink:href="../out" text:style-name="Internet_20_link" text:visited-style-name="Visited_20_Internet_20_Link">Out files</text:a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Table_20_Contents">№</text:p>
          </table:table-cell>
          <table:table-cell table:style-name="Таблица1.A1" office:value-type="string">
            <text:p text:style-name="Table_20_Contents">Reaction</text:p>
          </table:table-cell>
          <table:table-cell table:style-name="Таблица1.A1" office:value-type="string">
            <text:p text:style-name="Table_20_Contents">dE0</text:p>
          </table:table-cell>
          <table:table-cell table:style-name="Таблица1.A1" office:value-type="string">
            <text:p text:style-name="Table_20_Contents">dG 298.15</text:p>
          </table:table-cell>
          <table:table-cell table:style-name="Таблица1.A1" office:value-type="string">
            <text:p text:style-name="Table_20_Contents">dH 298.15</text:p>
          </table:table-cell>
          <table:table-cell table:style-name="Таблица1.F1" office:value-type="string">
            <text:p text:style-name="Table_20_Contents">dS*T 298.15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" text:style-name="Internet_20_link" text:visited-style-name="Visited_20_Internet_20_Link">1</text:a></text:p>
          </table:table-cell>
          <table:table-cell table:style-name="Таблица1.A2" office:value-type="string">
            <text:p text:style-name="Table_20_Contents">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 = <text:a xlink:type="simple" xlink:href="../mol/x2-2-HOOC-4-Br-Ph-N2-OTf-v1.mol" text:style-name="Internet_20_link" text:visited-style-name="Visited_20_Internet_20_Link">x2-2-HOOC-4-Br-Ph-N</text:a><text:a xlink:type="simple" xlink:href="../mol/x2-2-HOOC-4-Br-Ph-N2-OTf-v1.mol" text:style-name="Internet_20_link" text:visited-style-name="Visited_20_Internet_20_Link"><text:span text:style-name="T1">2</text:span></text:a><text:a xlink:type="simple" xlink:href="../mol/x2-2-HOOC-4-Br-Ph-N2-OTf-v1.mol" text:style-name="Internet_20_link" text:visited-style-name="Visited_20_Internet_20_Link">-OTf-v1</text:a></text:p>
          </table:table-cell>
          <table:table-cell table:style-name="Таблица1.A2" office:value-type="string">
            <text:p text:style-name="Table_20_Contents">-125.14</text:p>
          </table:table-cell>
          <table:table-cell table:style-name="Таблица1.A2" office:value-type="string">
            <text:p text:style-name="Table_20_Contents">-83.23</text:p>
          </table:table-cell>
          <table:table-cell table:style-name="Таблица1.A2" office:value-type="string">
            <text:p text:style-name="Table_20_Contents">-119.14</text:p>
          </table:table-cell>
          <table:table-cell table:style-name="Таблица1.F2" office:value-type="string">
            <text:p text:style-name="Table_20_Contents">-35.9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" text:style-name="Internet_20_link" text:visited-style-name="Visited_20_Internet_20_Link">2</text:a></text:p>
          </table:table-cell>
          <table:table-cell table:style-name="Таблица1.A2" office:value-type="string">
            <text:p text:style-name="Table_20_Contents">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 = <text:a xlink:type="simple" xlink:href="../mol/x2-2-HOOC-4-Br-Ph-N2-OTf-v2.mol" text:style-name="Internet_20_link" text:visited-style-name="Visited_20_Internet_20_Link">x2-2-HOOC-4-Br-Ph-N</text:a><text:a xlink:type="simple" xlink:href="../mol/x2-2-HOOC-4-Br-Ph-N2-OTf-v2.mol" text:style-name="Internet_20_link" text:visited-style-name="Visited_20_Internet_20_Link"><text:span text:style-name="T1">2</text:span></text:a><text:a xlink:type="simple" xlink:href="../mol/x2-2-HOOC-4-Br-Ph-N2-OTf-v2.mol" text:style-name="Internet_20_link" text:visited-style-name="Visited_20_Internet_20_Link">-OTf-v2</text:a></text:p>
          </table:table-cell>
          <table:table-cell table:style-name="Таблица1.A2" office:value-type="string">
            <text:p text:style-name="Table_20_Contents">-113.96</text:p>
          </table:table-cell>
          <table:table-cell table:style-name="Таблица1.A2" office:value-type="string">
            <text:p text:style-name="Table_20_Contents">-73.36</text:p>
          </table:table-cell>
          <table:table-cell table:style-name="Таблица1.A2" office:value-type="string">
            <text:p text:style-name="Table_20_Contents">-108.35</text:p>
          </table:table-cell>
          <table:table-cell table:style-name="Таблица1.F2" office:value-type="string">
            <text:p text:style-name="Table_20_Contents">-35.01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3" text:style-name="Internet_20_link" text:visited-style-name="Visited_20_Internet_20_Link">3</text:a></text:p>
          </table:table-cell>
          <table:table-cell table:style-name="Таблица1.A2" office:value-type="string">
            <text:p text:style-name="Table_20_Contents">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 = <text:a xlink:type="simple" xlink:href="../mol/x2-2-HOOC-Ph-N2-OTf-v1.mol" text:style-name="Internet_20_link" text:visited-style-name="Visited_20_Internet_20_Link">x2-2-HOOC-Ph-N</text:a><text:a xlink:type="simple" xlink:href="../mol/x2-2-HOOC-Ph-N2-OTf-v1.mol" text:style-name="Internet_20_link" text:visited-style-name="Visited_20_Internet_20_Link"><text:span text:style-name="T1">2</text:span></text:a><text:a xlink:type="simple" xlink:href="../mol/x2-2-HOOC-Ph-N2-OTf-v1.mol" text:style-name="Internet_20_link" text:visited-style-name="Visited_20_Internet_20_Link">-OTf-v1</text:a></text:p>
          </table:table-cell>
          <table:table-cell table:style-name="Таблица1.A2" office:value-type="string">
            <text:p text:style-name="Table_20_Contents">-127.07</text:p>
          </table:table-cell>
          <table:table-cell table:style-name="Таблица1.A2" office:value-type="string">
            <text:p text:style-name="Table_20_Contents">-86.05</text:p>
          </table:table-cell>
          <table:table-cell table:style-name="Таблица1.A2" office:value-type="string">
            <text:p text:style-name="Table_20_Contents">-121.06</text:p>
          </table:table-cell>
          <table:table-cell table:style-name="Таблица1.F2" office:value-type="string">
            <text:p text:style-name="Table_20_Contents">-35.04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4" text:style-name="Internet_20_link" text:visited-style-name="Visited_20_Internet_20_Link">4</text:a></text:p>
          </table:table-cell>
          <table:table-cell table:style-name="Таблица1.A2" office:value-type="string">
            <text:p text:style-name="Table_20_Contents">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 = <text:a xlink:type="simple" xlink:href="../mol/x2-2-HOOC-Ph-N2-OTf-v2.mol" text:style-name="Internet_20_link" text:visited-style-name="Visited_20_Internet_20_Link">x2-2-HOOC-Ph-N</text:a><text:a xlink:type="simple" xlink:href="../mol/x2-2-HOOC-Ph-N2-OTf-v2.mol" text:style-name="Internet_20_link" text:visited-style-name="Visited_20_Internet_20_Link"><text:span text:style-name="T1">2</text:span></text:a><text:a xlink:type="simple" xlink:href="../mol/x2-2-HOOC-Ph-N2-OTf-v2.mol" text:style-name="Internet_20_link" text:visited-style-name="Visited_20_Internet_20_Link">-OTf-v2</text:a></text:p>
          </table:table-cell>
          <table:table-cell table:style-name="Таблица1.A2" office:value-type="string">
            <text:p text:style-name="Table_20_Contents">-115.03</text:p>
          </table:table-cell>
          <table:table-cell table:style-name="Таблица1.A2" office:value-type="string">
            <text:p text:style-name="Table_20_Contents">-75.08</text:p>
          </table:table-cell>
          <table:table-cell table:style-name="Таблица1.A2" office:value-type="string">
            <text:p text:style-name="Table_20_Contents">-109.45</text:p>
          </table:table-cell>
          <table:table-cell table:style-name="Таблица1.F2" office:value-type="string">
            <text:p text:style-name="Table_20_Contents">-34.4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5" text:style-name="Internet_20_link" text:visited-style-name="Visited_20_Internet_20_Link">5</text:a></text:p>
          </table:table-cell>
          <table:table-cell table:style-name="Таблица1.A2" office:value-type="string">
            <text:p text:style-name="Table_20_Contents">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 = <text:a xlink:type="simple" xlink:href="../mol/x2-2-NO2-Ph-N2-OTf-v1.mol" text:style-name="Internet_20_link" text:visited-style-name="Visited_20_Internet_20_Link">x2-2-NO</text:a><text:a xlink:type="simple" xlink:href="../mol/x2-2-NO2-Ph-N2-OTf-v1.mol" text:style-name="Internet_20_link" text:visited-style-name="Visited_20_Internet_20_Link"><text:span text:style-name="T1">2</text:span></text:a><text:a xlink:type="simple" xlink:href="../mol/x2-2-NO2-Ph-N2-OTf-v1.mol" text:style-name="Internet_20_link" text:visited-style-name="Visited_20_Internet_20_Link">-Ph-N</text:a><text:a xlink:type="simple" xlink:href="../mol/x2-2-NO2-Ph-N2-OTf-v1.mol" text:style-name="Internet_20_link" text:visited-style-name="Visited_20_Internet_20_Link"><text:span text:style-name="T1">2</text:span></text:a><text:a xlink:type="simple" xlink:href="../mol/x2-2-NO2-Ph-N2-OTf-v1.mol" text:style-name="Internet_20_link" text:visited-style-name="Visited_20_Internet_20_Link">-OTf-v1</text:a></text:p>
          </table:table-cell>
          <table:table-cell table:style-name="Таблица1.A2" office:value-type="string">
            <text:p text:style-name="Table_20_Contents">-130.34</text:p>
          </table:table-cell>
          <table:table-cell table:style-name="Таблица1.A2" office:value-type="string">
            <text:p text:style-name="Table_20_Contents">-91.37</text:p>
          </table:table-cell>
          <table:table-cell table:style-name="Таблица1.A2" office:value-type="string">
            <text:p text:style-name="Table_20_Contents">-124.74</text:p>
          </table:table-cell>
          <table:table-cell table:style-name="Таблица1.F2" office:value-type="string">
            <text:p text:style-name="Table_20_Contents">-33.3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6" text:style-name="Internet_20_link" text:visited-style-name="Visited_20_Internet_20_Link">6</text:a></text:p>
          </table:table-cell>
          <table:table-cell table:style-name="Таблица1.A2" office:value-type="string">
            <text:p text:style-name="Table_20_Contents">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 = <text:a xlink:type="simple" xlink:href="../mol/x2-2-NO2-Ph-N2-OTf-v2.mol" text:style-name="Internet_20_link" text:visited-style-name="Visited_20_Internet_20_Link">x2-2-NO</text:a><text:a xlink:type="simple" xlink:href="../mol/x2-2-NO2-Ph-N2-OTf-v2.mol" text:style-name="Internet_20_link" text:visited-style-name="Visited_20_Internet_20_Link"><text:span text:style-name="T1">2</text:span></text:a><text:a xlink:type="simple" xlink:href="../mol/x2-2-NO2-Ph-N2-OTf-v2.mol" text:style-name="Internet_20_link" text:visited-style-name="Visited_20_Internet_20_Link">-Ph-N</text:a><text:a xlink:type="simple" xlink:href="../mol/x2-2-NO2-Ph-N2-OTf-v2.mol" text:style-name="Internet_20_link" text:visited-style-name="Visited_20_Internet_20_Link"><text:span text:style-name="T1">2</text:span></text:a><text:a xlink:type="simple" xlink:href="../mol/x2-2-NO2-Ph-N2-OTf-v2.mol" text:style-name="Internet_20_link" text:visited-style-name="Visited_20_Internet_20_Link">-OTf-v2</text:a></text:p>
          </table:table-cell>
          <table:table-cell table:style-name="Таблица1.A2" office:value-type="string">
            <text:p text:style-name="Table_20_Contents">-127.06</text:p>
          </table:table-cell>
          <table:table-cell table:style-name="Таблица1.A2" office:value-type="string">
            <text:p text:style-name="Table_20_Contents">-86.73</text:p>
          </table:table-cell>
          <table:table-cell table:style-name="Таблица1.A2" office:value-type="string">
            <text:p text:style-name="Table_20_Contents">-121.67</text:p>
          </table:table-cell>
          <table:table-cell table:style-name="Таблица1.F2" office:value-type="string">
            <text:p text:style-name="Table_20_Contents">-34.9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7" text:style-name="Internet_20_link" text:visited-style-name="Visited_20_Internet_20_Link">7</text:a></text:p>
          </table:table-cell>
          <table:table-cell table:style-name="Таблица1.A2" office:value-type="string">
            <text:p text:style-name="Table_20_Contents">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 = <text:a xlink:type="simple" xlink:href="../mol/x2-3-NO2-Ph-N2-OTf-v1.mol" text:style-name="Internet_20_link" text:visited-style-name="Visited_20_Internet_20_Link">x2-3-NO</text:a><text:a xlink:type="simple" xlink:href="../mol/x2-3-NO2-Ph-N2-OTf-v1.mol" text:style-name="Internet_20_link" text:visited-style-name="Visited_20_Internet_20_Link"><text:span text:style-name="T1">2</text:span></text:a><text:a xlink:type="simple" xlink:href="../mol/x2-3-NO2-Ph-N2-OTf-v1.mol" text:style-name="Internet_20_link" text:visited-style-name="Visited_20_Internet_20_Link">-Ph-N</text:a><text:a xlink:type="simple" xlink:href="../mol/x2-3-NO2-Ph-N2-OTf-v1.mol" text:style-name="Internet_20_link" text:visited-style-name="Visited_20_Internet_20_Link"><text:span text:style-name="T1">2</text:span></text:a><text:a xlink:type="simple" xlink:href="../mol/x2-3-NO2-Ph-N2-OTf-v1.mol" text:style-name="Internet_20_link" text:visited-style-name="Visited_20_Internet_20_Link">-OTf-v1</text:a></text:p>
          </table:table-cell>
          <table:table-cell table:style-name="Таблица1.A2" office:value-type="string">
            <text:p text:style-name="Table_20_Contents">-126.86</text:p>
          </table:table-cell>
          <table:table-cell table:style-name="Таблица1.A2" office:value-type="string">
            <text:p text:style-name="Table_20_Contents">-88.16</text:p>
          </table:table-cell>
          <table:table-cell table:style-name="Таблица1.A2" office:value-type="string">
            <text:p text:style-name="Table_20_Contents">-121.30</text:p>
          </table:table-cell>
          <table:table-cell table:style-name="Таблица1.F2" office:value-type="string">
            <text:p text:style-name="Table_20_Contents">-33.1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8" text:style-name="Internet_20_link" text:visited-style-name="Visited_20_Internet_20_Link">8</text:a></text:p>
          </table:table-cell>
          <table:table-cell table:style-name="Таблица1.A2" office:value-type="string">
            <text:p text:style-name="Table_20_Contents">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 = <text:a xlink:type="simple" xlink:href="../mol/x2-3-NO2-Ph-N2-OTf-v2.mol" text:style-name="Internet_20_link" text:visited-style-name="Visited_20_Internet_20_Link">x2-3-NO</text:a><text:a xlink:type="simple" xlink:href="../mol/x2-3-NO2-Ph-N2-OTf-v2.mol" text:style-name="Internet_20_link" text:visited-style-name="Visited_20_Internet_20_Link"><text:span text:style-name="T1">2</text:span></text:a><text:a xlink:type="simple" xlink:href="../mol/x2-3-NO2-Ph-N2-OTf-v2.mol" text:style-name="Internet_20_link" text:visited-style-name="Visited_20_Internet_20_Link">-Ph-N</text:a><text:a xlink:type="simple" xlink:href="../mol/x2-3-NO2-Ph-N2-OTf-v2.mol" text:style-name="Internet_20_link" text:visited-style-name="Visited_20_Internet_20_Link"><text:span text:style-name="T1">2</text:span></text:a><text:a xlink:type="simple" xlink:href="../mol/x2-3-NO2-Ph-N2-OTf-v2.mol" text:style-name="Internet_20_link" text:visited-style-name="Visited_20_Internet_20_Link">-OTf-v2</text:a></text:p>
          </table:table-cell>
          <table:table-cell table:style-name="Таблица1.A2" office:value-type="string">
            <text:p text:style-name="Table_20_Contents">-124.17</text:p>
          </table:table-cell>
          <table:table-cell table:style-name="Таблица1.A2" office:value-type="string">
            <text:p text:style-name="Table_20_Contents">-83.95</text:p>
          </table:table-cell>
          <table:table-cell table:style-name="Таблица1.A2" office:value-type="string">
            <text:p text:style-name="Table_20_Contents">-118.60</text:p>
          </table:table-cell>
          <table:table-cell table:style-name="Таблица1.F2" office:value-type="string">
            <text:p text:style-name="Table_20_Contents">-34.6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9" text:style-name="Internet_20_link" text:visited-style-name="Visited_20_Internet_20_Link">9</text:a></text:p>
          </table:table-cell>
          <table:table-cell table:style-name="Таблица1.A2" office:value-type="string">
            <text:p text:style-name="Table_20_Contents">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 = <text:a xlink:type="simple" xlink:href="../mol/x2-4-Br-Ph-N2-OTf-v1.mol" text:style-name="Internet_20_link" text:visited-style-name="Visited_20_Internet_20_Link">x2-4-Br-Ph-N</text:a><text:a xlink:type="simple" xlink:href="../mol/x2-4-Br-Ph-N2-OTf-v1.mol" text:style-name="Internet_20_link" text:visited-style-name="Visited_20_Internet_20_Link"><text:span text:style-name="T1">2</text:span></text:a><text:a xlink:type="simple" xlink:href="../mol/x2-4-Br-Ph-N2-OTf-v1.mol" text:style-name="Internet_20_link" text:visited-style-name="Visited_20_Internet_20_Link">-OTf-v1</text:a></text:p>
          </table:table-cell>
          <table:table-cell table:style-name="Таблица1.A2" office:value-type="string">
            <text:p text:style-name="Table_20_Contents">-127.78</text:p>
          </table:table-cell>
          <table:table-cell table:style-name="Таблица1.A2" office:value-type="string">
            <text:p text:style-name="Table_20_Contents">-83.54</text:p>
          </table:table-cell>
          <table:table-cell table:style-name="Таблица1.A2" office:value-type="string">
            <text:p text:style-name="Table_20_Contents">-121.78</text:p>
          </table:table-cell>
          <table:table-cell table:style-name="Таблица1.F2" office:value-type="string">
            <text:p text:style-name="Table_20_Contents">-38.2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0" text:style-name="Internet_20_link" text:visited-style-name="Visited_20_Internet_20_Link">10</text:a></text:p>
          </table:table-cell>
          <table:table-cell table:style-name="Таблица1.A2" office:value-type="string">
            <text:p text:style-name="Table_20_Contents">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 = <text:a xlink:type="simple" xlink:href="../mol/x2-4-Br-Ph-N2-OTf-v2.mol" text:style-name="Internet_20_link" text:visited-style-name="Visited_20_Internet_20_Link">x2-4-Br-Ph-N</text:a><text:a xlink:type="simple" xlink:href="../mol/x2-4-Br-Ph-N2-OTf-v2.mol" text:style-name="Internet_20_link" text:visited-style-name="Visited_20_Internet_20_Link"><text:span text:style-name="T1">2</text:span></text:a><text:a xlink:type="simple" xlink:href="../mol/x2-4-Br-Ph-N2-OTf-v2.mol" text:style-name="Internet_20_link" text:visited-style-name="Visited_20_Internet_20_Link">-OTf-v2</text:a></text:p>
          </table:table-cell>
          <table:table-cell table:style-name="Таблица1.A2" office:value-type="string">
            <text:p text:style-name="Table_20_Contents">-125.90</text:p>
          </table:table-cell>
          <table:table-cell table:style-name="Таблица1.A2" office:value-type="string">
            <text:p text:style-name="Table_20_Contents">-82.48</text:p>
          </table:table-cell>
          <table:table-cell table:style-name="Таблица1.A2" office:value-type="string">
            <text:p text:style-name="Table_20_Contents">-120.05</text:p>
          </table:table-cell>
          <table:table-cell table:style-name="Таблица1.F2" office:value-type="string">
            <text:p text:style-name="Table_20_Contents">-37.5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1" text:style-name="Internet_20_link" text:visited-style-name="Visited_20_Internet_20_Link">11</text:a></text:p>
          </table:table-cell>
          <table:table-cell table:style-name="Таблица1.A2" office:value-type="string">
            <text:p text:style-name="Table_20_Contents">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 = <text:a xlink:type="simple" xlink:href="../mol/x2-4-CH3O-Ph-N2-OTf-v1.mol" text:style-name="Internet_20_link" text:visited-style-name="Visited_20_Internet_20_Link">x2-4-CH</text:a><text:a xlink:type="simple" xlink:href="../mol/x2-4-CH3O-Ph-N2-OTf-v1.mol" text:style-name="Internet_20_link" text:visited-style-name="Visited_20_Internet_20_Link"><text:span text:style-name="T1">3</text:span></text:a><text:a xlink:type="simple" xlink:href="../mol/x2-4-CH3O-Ph-N2-OTf-v1.mol" text:style-name="Internet_20_link" text:visited-style-name="Visited_20_Internet_20_Link">O-Ph-N</text:a><text:a xlink:type="simple" xlink:href="../mol/x2-4-CH3O-Ph-N2-OTf-v1.mol" text:style-name="Internet_20_link" text:visited-style-name="Visited_20_Internet_20_Link"><text:span text:style-name="T1">2</text:span></text:a><text:a xlink:type="simple" xlink:href="../mol/x2-4-CH3O-Ph-N2-OTf-v1.mol" text:style-name="Internet_20_link" text:visited-style-name="Visited_20_Internet_20_Link">-OTf-v1</text:a></text:p>
          </table:table-cell>
          <table:table-cell table:style-name="Таблица1.A2" office:value-type="string">
            <text:p text:style-name="Table_20_Contents">-129.79</text:p>
          </table:table-cell>
          <table:table-cell table:style-name="Таблица1.A2" office:value-type="string">
            <text:p text:style-name="Table_20_Contents">-85.81</text:p>
          </table:table-cell>
          <table:table-cell table:style-name="Таблица1.A2" office:value-type="string">
            <text:p text:style-name="Table_20_Contents">-124.36</text:p>
          </table:table-cell>
          <table:table-cell table:style-name="Таблица1.F2" office:value-type="string">
            <text:p text:style-name="Table_20_Contents">-38.58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2" text:style-name="Internet_20_link" text:visited-style-name="Visited_20_Internet_20_Link">12</text:a></text:p>
          </table:table-cell>
          <table:table-cell table:style-name="Таблица1.A2" office:value-type="string">
            <text:p text:style-name="Table_20_Contents">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 = <text:a xlink:type="simple" xlink:href="../mol/x2-4-CH3O-Ph-N2-OTf-v2.mol" text:style-name="Internet_20_link" text:visited-style-name="Visited_20_Internet_20_Link">x2-4-CH</text:a><text:a xlink:type="simple" xlink:href="../mol/x2-4-CH3O-Ph-N2-OTf-v2.mol" text:style-name="Internet_20_link" text:visited-style-name="Visited_20_Internet_20_Link"><text:span text:style-name="T1">3</text:span></text:a><text:a xlink:type="simple" xlink:href="../mol/x2-4-CH3O-Ph-N2-OTf-v2.mol" text:style-name="Internet_20_link" text:visited-style-name="Visited_20_Internet_20_Link">O-Ph-N</text:a><text:a xlink:type="simple" xlink:href="../mol/x2-4-CH3O-Ph-N2-OTf-v2.mol" text:style-name="Internet_20_link" text:visited-style-name="Visited_20_Internet_20_Link"><text:span text:style-name="T1">2</text:span></text:a><text:a xlink:type="simple" xlink:href="../mol/x2-4-CH3O-Ph-N2-OTf-v2.mol" text:style-name="Internet_20_link" text:visited-style-name="Visited_20_Internet_20_Link">-OTf-v2</text:a></text:p>
          </table:table-cell>
          <table:table-cell table:style-name="Таблица1.A2" office:value-type="string">
            <text:p text:style-name="Table_20_Contents">-126.29</text:p>
          </table:table-cell>
          <table:table-cell table:style-name="Таблица1.A2" office:value-type="string">
            <text:p text:style-name="Table_20_Contents">-85.43</text:p>
          </table:table-cell>
          <table:table-cell table:style-name="Таблица1.A2" office:value-type="string">
            <text:p text:style-name="Table_20_Contents">-121.02</text:p>
          </table:table-cell>
          <table:table-cell table:style-name="Таблица1.F2" office:value-type="string">
            <text:p text:style-name="Table_20_Contents">-35.61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3" text:style-name="Internet_20_link" text:visited-style-name="Visited_20_Internet_20_Link">13</text:a></text:p>
          </table:table-cell>
          <table:table-cell table:style-name="Таблица1.A2" office:value-type="string">
            <text:p text:style-name="Table_20_Contents">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 = <text:a xlink:type="simple" xlink:href="../mol/x2-4-HOOC-Ph-N2-OTf-v1.mol" text:style-name="Internet_20_link" text:visited-style-name="Visited_20_Internet_20_Link">x2-4-HOOC-Ph-N</text:a><text:a xlink:type="simple" xlink:href="../mol/x2-4-HOOC-Ph-N2-OTf-v1.mol" text:style-name="Internet_20_link" text:visited-style-name="Visited_20_Internet_20_Link"><text:span text:style-name="T1">2</text:span></text:a><text:a xlink:type="simple" xlink:href="../mol/x2-4-HOOC-Ph-N2-OTf-v1.mol" text:style-name="Internet_20_link" text:visited-style-name="Visited_20_Internet_20_Link">-OTf-v1</text:a></text:p>
          </table:table-cell>
          <table:table-cell table:style-name="Таблица1.A2" office:value-type="string">
            <text:p text:style-name="Table_20_Contents">-127.96</text:p>
          </table:table-cell>
          <table:table-cell table:style-name="Таблица1.A2" office:value-type="string">
            <text:p text:style-name="Table_20_Contents">-83.97</text:p>
          </table:table-cell>
          <table:table-cell table:style-name="Таблица1.A2" office:value-type="string">
            <text:p text:style-name="Table_20_Contents">-121.92</text:p>
          </table:table-cell>
          <table:table-cell table:style-name="Таблица1.F2" office:value-type="string">
            <text:p text:style-name="Table_20_Contents">-37.9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4" text:style-name="Internet_20_link" text:visited-style-name="Visited_20_Internet_20_Link">14</text:a></text:p>
          </table:table-cell>
          <table:table-cell table:style-name="Таблица1.A2" office:value-type="string">
            <text:p text:style-name="Table_20_Contents">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 = <text:a xlink:type="simple" xlink:href="../mol/x2-4-HOOC-Ph-N2-OTf-v2.mol" text:style-name="Internet_20_link" text:visited-style-name="Visited_20_Internet_20_Link">x2-4-HOOC-Ph-N</text:a><text:a xlink:type="simple" xlink:href="../mol/x2-4-HOOC-Ph-N2-OTf-v2.mol" text:style-name="Internet_20_link" text:visited-style-name="Visited_20_Internet_20_Link"><text:span text:style-name="T1">2</text:span></text:a><text:a xlink:type="simple" xlink:href="../mol/x2-4-HOOC-Ph-N2-OTf-v2.mol" text:style-name="Internet_20_link" text:visited-style-name="Visited_20_Internet_20_Link">-OTf-v2</text:a></text:p>
          </table:table-cell>
          <table:table-cell table:style-name="Таблица1.A2" office:value-type="string">
            <text:p text:style-name="Table_20_Contents">-124.64</text:p>
          </table:table-cell>
          <table:table-cell table:style-name="Таблица1.A2" office:value-type="string">
            <text:p text:style-name="Table_20_Contents">-86.54</text:p>
          </table:table-cell>
          <table:table-cell table:style-name="Таблица1.A2" office:value-type="string">
            <text:p text:style-name="Table_20_Contents">-118.59</text:p>
          </table:table-cell>
          <table:table-cell table:style-name="Таблица1.F2" office:value-type="string">
            <text:p text:style-name="Table_20_Contents">-32.07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5" text:style-name="Internet_20_link" text:visited-style-name="Visited_20_Internet_20_Link">15</text:a></text:p>
          </table:table-cell>
          <table:table-cell table:style-name="Таблица1.A2" office:value-type="string">
            <text:p text:style-name="Table_20_Contents">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 = <text:a xlink:type="simple" xlink:href="../mol/x2-4-NO2-Ph-N2-OTf-v1.mol" text:style-name="Internet_20_link" text:visited-style-name="Visited_20_Internet_20_Link">x2-4-NO</text:a><text:a xlink:type="simple" xlink:href="../mol/x2-4-NO2-Ph-N2-OTf-v1.mol" text:style-name="Internet_20_link" text:visited-style-name="Visited_20_Internet_20_Link"><text:span text:style-name="T1">2</text:span></text:a><text:a xlink:type="simple" xlink:href="../mol/x2-4-NO2-Ph-N2-OTf-v1.mol" text:style-name="Internet_20_link" text:visited-style-name="Visited_20_Internet_20_Link">-Ph-N</text:a><text:a xlink:type="simple" xlink:href="../mol/x2-4-NO2-Ph-N2-OTf-v1.mol" text:style-name="Internet_20_link" text:visited-style-name="Visited_20_Internet_20_Link"><text:span text:style-name="T1">2</text:span></text:a><text:a xlink:type="simple" xlink:href="../mol/x2-4-NO2-Ph-N2-OTf-v1.mol" text:style-name="Internet_20_link" text:visited-style-name="Visited_20_Internet_20_Link">-OTf-v1</text:a></text:p>
          </table:table-cell>
          <table:table-cell table:style-name="Таблица1.A2" office:value-type="string">
            <text:p text:style-name="Table_20_Contents">-125.53</text:p>
          </table:table-cell>
          <table:table-cell table:style-name="Таблица1.A2" office:value-type="string">
            <text:p text:style-name="Table_20_Contents">-86.86</text:p>
          </table:table-cell>
          <table:table-cell table:style-name="Таблица1.A2" office:value-type="string">
            <text:p text:style-name="Table_20_Contents">-119.96</text:p>
          </table:table-cell>
          <table:table-cell table:style-name="Таблица1.F2" office:value-type="string">
            <text:p text:style-name="Table_20_Contents">-33.12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6" text:style-name="Internet_20_link" text:visited-style-name="Visited_20_Internet_20_Link">16</text:a></text:p>
          </table:table-cell>
          <table:table-cell table:style-name="Таблица1.A2" office:value-type="string">
            <text:p text:style-name="Table_20_Contents">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 = <text:a xlink:type="simple" xlink:href="../mol/x2-4-NO2-Ph-N2-OTf-v2.mol" text:style-name="Internet_20_link" text:visited-style-name="Visited_20_Internet_20_Link">x2-4-NO</text:a><text:a xlink:type="simple" xlink:href="../mol/x2-4-NO2-Ph-N2-OTf-v2.mol" text:style-name="Internet_20_link" text:visited-style-name="Visited_20_Internet_20_Link"><text:span text:style-name="T1">2</text:span></text:a><text:a xlink:type="simple" xlink:href="../mol/x2-4-NO2-Ph-N2-OTf-v2.mol" text:style-name="Internet_20_link" text:visited-style-name="Visited_20_Internet_20_Link">-Ph-N</text:a><text:a xlink:type="simple" xlink:href="../mol/x2-4-NO2-Ph-N2-OTf-v2.mol" text:style-name="Internet_20_link" text:visited-style-name="Visited_20_Internet_20_Link"><text:span text:style-name="T1">2</text:span></text:a><text:a xlink:type="simple" xlink:href="../mol/x2-4-NO2-Ph-N2-OTf-v2.mol" text:style-name="Internet_20_link" text:visited-style-name="Visited_20_Internet_20_Link">-OTf-v2</text:a></text:p>
          </table:table-cell>
          <table:table-cell table:style-name="Таблица1.A2" office:value-type="string">
            <text:p text:style-name="Table_20_Contents">-125.97</text:p>
          </table:table-cell>
          <table:table-cell table:style-name="Таблица1.A2" office:value-type="string">
            <text:p text:style-name="Table_20_Contents">-83.76</text:p>
          </table:table-cell>
          <table:table-cell table:style-name="Таблица1.A2" office:value-type="string">
            <text:p text:style-name="Table_20_Contents">-120.13</text:p>
          </table:table-cell>
          <table:table-cell table:style-name="Таблица1.F2" office:value-type="string">
            <text:p text:style-name="Table_20_Contents">-36.3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7" text:style-name="Internet_20_link" text:visited-style-name="Visited_20_Internet_20_Link">17</text:a></text:p>
          </table:table-cell>
          <table:table-cell table:style-name="Таблица1.A2" office:value-type="string">
            <text:p text:style-name="Table_20_Contents">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 = <text:a xlink:type="simple" xlink:href="../mol/x2-4-NO2-Ph-N2-OTs-v1.mol" text:style-name="Internet_20_link" text:visited-style-name="Visited_20_Internet_20_Link">x2-4-NO</text:a><text:a xlink:type="simple" xlink:href="../mol/x2-4-NO2-Ph-N2-OTs-v1.mol" text:style-name="Internet_20_link" text:visited-style-name="Visited_20_Internet_20_Link"><text:span text:style-name="T1">2</text:span></text:a><text:a xlink:type="simple" xlink:href="../mol/x2-4-NO2-Ph-N2-OTs-v1.mol" text:style-name="Internet_20_link" text:visited-style-name="Visited_20_Internet_20_Link">-Ph-N</text:a><text:a xlink:type="simple" xlink:href="../mol/x2-4-NO2-Ph-N2-OTs-v1.mol" text:style-name="Internet_20_link" text:visited-style-name="Visited_20_Internet_20_Link"><text:span text:style-name="T1">2</text:span></text:a><text:a xlink:type="simple" xlink:href="../mol/x2-4-NO2-Ph-N2-OTs-v1.mol" text:style-name="Internet_20_link" text:visited-style-name="Visited_20_Internet_20_Link">-OTs-v1</text:a></text:p>
          </table:table-cell>
          <table:table-cell table:style-name="Таблица1.A2" office:value-type="string">
            <text:p text:style-name="Table_20_Contents">-134.44</text:p>
          </table:table-cell>
          <table:table-cell table:style-name="Таблица1.A2" office:value-type="string">
            <text:p text:style-name="Table_20_Contents">-89.60</text:p>
          </table:table-cell>
          <table:table-cell table:style-name="Таблица1.A2" office:value-type="string">
            <text:p text:style-name="Table_20_Contents">-128.47</text:p>
          </table:table-cell>
          <table:table-cell table:style-name="Таблица1.F2" office:value-type="string">
            <text:p text:style-name="Table_20_Contents">-38.89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8" text:style-name="Internet_20_link" text:visited-style-name="Visited_20_Internet_20_Link">18</text:a></text:p>
          </table:table-cell>
          <table:table-cell table:style-name="Таблица1.A2" office:value-type="string">
            <text:p text:style-name="Table_20_Contents">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 = <text:a xlink:type="simple" xlink:href="../mol/x2-4-NO2-Ph-N2-OTs-v2.mol" text:style-name="Internet_20_link" text:visited-style-name="Visited_20_Internet_20_Link">x2-4-NO</text:a><text:a xlink:type="simple" xlink:href="../mol/x2-4-NO2-Ph-N2-OTs-v2.mol" text:style-name="Internet_20_link" text:visited-style-name="Visited_20_Internet_20_Link"><text:span text:style-name="T1">2</text:span></text:a><text:a xlink:type="simple" xlink:href="../mol/x2-4-NO2-Ph-N2-OTs-v2.mol" text:style-name="Internet_20_link" text:visited-style-name="Visited_20_Internet_20_Link">-Ph-N</text:a><text:a xlink:type="simple" xlink:href="../mol/x2-4-NO2-Ph-N2-OTs-v2.mol" text:style-name="Internet_20_link" text:visited-style-name="Visited_20_Internet_20_Link"><text:span text:style-name="T1">2</text:span></text:a><text:a xlink:type="simple" xlink:href="../mol/x2-4-NO2-Ph-N2-OTs-v2.mol" text:style-name="Internet_20_link" text:visited-style-name="Visited_20_Internet_20_Link">-OTs-v2</text:a></text:p>
          </table:table-cell>
          <table:table-cell table:style-name="Таблица1.A2" office:value-type="string">
            <text:p text:style-name="Table_20_Contents">-132.80</text:p>
          </table:table-cell>
          <table:table-cell table:style-name="Таблица1.A2" office:value-type="string">
            <text:p text:style-name="Table_20_Contents">-89.23</text:p>
          </table:table-cell>
          <table:table-cell table:style-name="Таблица1.A2" office:value-type="string">
            <text:p text:style-name="Table_20_Contents">-126.93</text:p>
          </table:table-cell>
          <table:table-cell table:style-name="Таблица1.F2" office:value-type="string">
            <text:p text:style-name="Table_20_Contents">-37.73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19" text:style-name="Internet_20_link" text:visited-style-name="Visited_20_Internet_20_Link">19</text:a></text:p>
          </table:table-cell>
          <table:table-cell table:style-name="Таблица1.A2" office:value-type="string">
            <text:p text:style-name="Table_20_Contents">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 = <text:a xlink:type="simple" xlink:href="../mol/x2-4-NO2-Ph-N2-BF4-v1.mol" text:style-name="Internet_20_link" text:visited-style-name="Visited_20_Internet_20_Link">x2-4-NO</text:a><text:a xlink:type="simple" xlink:href="../mol/x2-4-NO2-Ph-N2-BF4-v1.mol" text:style-name="Internet_20_link" text:visited-style-name="Visited_20_Internet_20_Link"><text:span text:style-name="T1">2</text:span></text:a><text:a xlink:type="simple" xlink:href="../mol/x2-4-NO2-Ph-N2-BF4-v1.mol" text:style-name="Internet_20_link" text:visited-style-name="Visited_20_Internet_20_Link">-Ph-N</text:a><text:a xlink:type="simple" xlink:href="../mol/x2-4-NO2-Ph-N2-BF4-v1.mol" text:style-name="Internet_20_link" text:visited-style-name="Visited_20_Internet_20_Link"><text:span text:style-name="T1">2</text:span></text:a><text:a xlink:type="simple" xlink:href="../mol/x2-4-NO2-Ph-N2-BF4-v1.mol" text:style-name="Internet_20_link" text:visited-style-name="Visited_20_Internet_20_Link">-BF</text:a><text:a xlink:type="simple" xlink:href="../mol/x2-4-NO2-Ph-N2-BF4-v1.mol" text:style-name="Internet_20_link" text:visited-style-name="Visited_20_Internet_20_Link"><text:span text:style-name="T1">4</text:span></text:a><text:a xlink:type="simple" xlink:href="../mol/x2-4-NO2-Ph-N2-BF4-v1.mol" text:style-name="Internet_20_link" text:visited-style-name="Visited_20_Internet_20_Link"><text:span text:style-name="T2">-</text:span></text:a><text:a xlink:type="simple" xlink:href="../mol/x2-4-NO2-Ph-N2-BF4-v1.mol" text:style-name="Internet_20_link" text:visited-style-name="Visited_20_Internet_20_Link">v1</text:a></text:p>
          </table:table-cell>
          <table:table-cell table:style-name="Таблица1.A2" office:value-type="string">
            <text:p text:style-name="Table_20_Contents">-141.89</text:p>
          </table:table-cell>
          <table:table-cell table:style-name="Таблица1.A2" office:value-type="string">
            <text:p text:style-name="Table_20_Contents">-93.74</text:p>
          </table:table-cell>
          <table:table-cell table:style-name="Таблица1.A2" office:value-type="string">
            <text:p text:style-name="Table_20_Contents">-135.82</text:p>
          </table:table-cell>
          <table:table-cell table:style-name="Таблица1.F2" office:value-type="string">
            <text:p text:style-name="Table_20_Contents">-42.11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0" text:style-name="Internet_20_link" text:visited-style-name="Visited_20_Internet_20_Link">20</text:a></text:p>
          </table:table-cell>
          <table:table-cell table:style-name="Таблица1.A2" office:value-type="string">
            <text:p text:style-name="Table_20_Contents">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 = <text:a xlink:type="simple" xlink:href="../mol/x2-4-NO2-Ph-N2-BF4-v2.mol" text:style-name="Internet_20_link" text:visited-style-name="Visited_20_Internet_20_Link">x2-4-NO</text:a><text:a xlink:type="simple" xlink:href="../mol/x2-4-NO2-Ph-N2-BF4-v2.mol" text:style-name="Internet_20_link" text:visited-style-name="Visited_20_Internet_20_Link"><text:span text:style-name="T1">2</text:span></text:a><text:a xlink:type="simple" xlink:href="../mol/x2-4-NO2-Ph-N2-BF4-v2.mol" text:style-name="Internet_20_link" text:visited-style-name="Visited_20_Internet_20_Link">-Ph-N</text:a><text:a xlink:type="simple" xlink:href="../mol/x2-4-NO2-Ph-N2-BF4-v2.mol" text:style-name="Internet_20_link" text:visited-style-name="Visited_20_Internet_20_Link"><text:span text:style-name="T1">2</text:span></text:a><text:a xlink:type="simple" xlink:href="../mol/x2-4-NO2-Ph-N2-BF4-v2.mol" text:style-name="Internet_20_link" text:visited-style-name="Visited_20_Internet_20_Link">-BF</text:a><text:a xlink:type="simple" xlink:href="../mol/x2-4-NO2-Ph-N2-BF4-v2.mol" text:style-name="Internet_20_link" text:visited-style-name="Visited_20_Internet_20_Link"><text:span text:style-name="T1">4</text:span></text:a><text:a xlink:type="simple" xlink:href="../mol/x2-4-NO2-Ph-N2-BF4-v2.mol" text:style-name="Internet_20_link" text:visited-style-name="Visited_20_Internet_20_Link"><text:span text:style-name="T2">-</text:span></text:a><text:a xlink:type="simple" xlink:href="../mol/x2-4-NO2-Ph-N2-BF4-v2.mol" text:style-name="Internet_20_link" text:visited-style-name="Visited_20_Internet_20_Link">v2</text:a></text:p>
          </table:table-cell>
          <table:table-cell table:style-name="Таблица1.A2" office:value-type="string">
            <text:p text:style-name="Table_20_Contents">-145.01</text:p>
          </table:table-cell>
          <table:table-cell table:style-name="Таблица1.A2" office:value-type="string">
            <text:p text:style-name="Table_20_Contents">-97.17</text:p>
          </table:table-cell>
          <table:table-cell table:style-name="Таблица1.A2" office:value-type="string">
            <text:p text:style-name="Table_20_Contents">-138.71</text:p>
          </table:table-cell>
          <table:table-cell table:style-name="Таблица1.F2" office:value-type="string">
            <text:p text:style-name="Table_20_Contents">-41.56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1" text:style-name="Internet_20_link" text:visited-style-name="Visited_20_Internet_20_Link">21</text:a></text:p>
          </table:table-cell>
          <table:table-cell table:style-name="Таблица1.A2" office:value-type="string">
            <text:p text:style-name="Table_20_Contents">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 = <text:a xlink:type="simple" xlink:href="../mol/x2-Ph-N2-OTf-v1.mol" text:style-name="Internet_20_link" text:visited-style-name="Visited_20_Internet_20_Link">x2-Ph-N</text:a><text:a xlink:type="simple" xlink:href="../mol/x2-Ph-N2-OTf-v1.mol" text:style-name="Internet_20_link" text:visited-style-name="Visited_20_Internet_20_Link"><text:span text:style-name="T1">2</text:span></text:a><text:a xlink:type="simple" xlink:href="../mol/x2-Ph-N2-OTf-v1.mol" text:style-name="Internet_20_link" text:visited-style-name="Visited_20_Internet_20_Link">-OTf-v1</text:a></text:p>
          </table:table-cell>
          <table:table-cell table:style-name="Таблица1.A2" office:value-type="string">
            <text:p text:style-name="Table_20_Contents">-138.67</text:p>
          </table:table-cell>
          <table:table-cell table:style-name="Таблица1.A2" office:value-type="string">
            <text:p text:style-name="Table_20_Contents">-96.35</text:p>
          </table:table-cell>
          <table:table-cell table:style-name="Таблица1.A2" office:value-type="string">
            <text:p text:style-name="Table_20_Contents">-132.33</text:p>
          </table:table-cell>
          <table:table-cell table:style-name="Таблица1.F2" office:value-type="string">
            <text:p text:style-name="Table_20_Contents">-36.00</text:p>
          </table:table-cell>
        </table:table-row>
        <table:table-row>
          <table:table-cell table:style-name="Таблица1.A2" office:value-type="string">
            <text:p text:style-name="Table_20_Contents"><text:a xlink:type="simple" xlink:href="#r22" text:style-name="Internet_20_link" text:visited-style-name="Visited_20_Internet_20_Link">22</text:a></text:p>
          </table:table-cell>
          <table:table-cell table:style-name="Таблица1.A2" office:value-type="string">
            <text:p text:style-name="Table_20_Contents">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 = <text:a xlink:type="simple" xlink:href="../mol/x2-Ph-N2-OTf-v2.mol" text:style-name="Internet_20_link" text:visited-style-name="Visited_20_Internet_20_Link">x2-Ph-N</text:a><text:a xlink:type="simple" xlink:href="../mol/x2-Ph-N2-OTf-v2.mol" text:style-name="Internet_20_link" text:visited-style-name="Visited_20_Internet_20_Link"><text:span text:style-name="T1">2</text:span></text:a><text:a xlink:type="simple" xlink:href="../mol/x2-Ph-N2-OTf-v2.mol" text:style-name="Internet_20_link" text:visited-style-name="Visited_20_Internet_20_Link">-OTf-v2</text:a></text:p>
          </table:table-cell>
          <table:table-cell table:style-name="Таблица1.A2" office:value-type="string">
            <text:p text:style-name="Table_20_Contents">-136.29</text:p>
          </table:table-cell>
          <table:table-cell table:style-name="Таблица1.A2" office:value-type="string">
            <text:p text:style-name="Table_20_Contents">-94.47</text:p>
          </table:table-cell>
          <table:table-cell table:style-name="Таблица1.A2" office:value-type="string">
            <text:p text:style-name="Table_20_Contents">-130.01</text:p>
          </table:table-cell>
          <table:table-cell table:style-name="Таблица1.F2" office:value-type="string">
            <text:p text:style-name="Table_20_Contents">-35.57</text:p>
          </table:table-cell>
        </table:table-row>
      </table:table>
      <text:h text:style-name="Heading_20_3" text:outline-level="3"><text:bookmark text:name="r1"/><text:soft-page-break/>Reaction: 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 = <text:a xlink:type="simple" xlink:href="../mol/x2-2-HOOC-4-Br-Ph-N2-OTf-v1.mol" text:style-name="Internet_20_link" text:visited-style-name="Visited_20_Internet_20_Link">x2-2-HOOC-4-Br-Ph-N</text:a><text:a xlink:type="simple" xlink:href="../mol/x2-2-HOOC-4-Br-Ph-N2-OTf-v1.mol" text:style-name="Internet_20_link" text:visited-style-name="Visited_20_Internet_20_Link"><text:span text:style-name="T1">2</text:span></text:a><text:a xlink:type="simple" xlink:href="../mol/x2-2-HOOC-4-Br-Ph-N2-OTf-v1.mol" text:style-name="Internet_20_link" text:visited-style-name="Visited_20_Internet_20_Link">-OTf-v1</text:a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3"/>
        <table:table-column table:style-name="Таблица2.C"/>
        <table:table-column table:style-name="Таблица2.H"/>
        <table:table-row>
          <table:table-cell table:style-name="Таблица2.A1" office:value-type="string">
            <text:p text:style-name="Table_20_Contents">Name</text:p>
          </table:table-cell>
          <table:table-cell table:style-name="Таблица2.A1" office:value-type="string">
            <text:p text:style-name="Table_20_Contents">k</text:p>
          </table:table-cell>
          <table:table-cell table:style-name="Таблица2.A1" office:value-type="string">
            <text:p text:style-name="Table_20_Contents">T</text:p>
          </table:table-cell>
          <table:table-cell table:style-name="Таблица2.A1" office:value-type="string">
            <text:p text:style-name="Table_20_Contents">E0</text:p>
          </table:table-cell>
          <table:table-cell table:style-name="Таблица2.A1" office:value-type="string">
            <text:p text:style-name="Table_20_Contents">G</text:p>
          </table:table-cell>
          <table:table-cell table:style-name="Таблица2.A1" office:value-type="string">
            <text:p text:style-name="Table_20_Contents">H</text:p>
          </table:table-cell>
          <table:table-cell table:style-name="Таблица2.A1" office:value-type="string">
            <text:p text:style-name="Table_20_Contents">S*T</text:p>
          </table:table-cell>
          <table:table-cell table:style-name="Таблица2.H1" office:value-type="string">
            <text:p text:style-name="Table_20_Contents">Properties</text:p>
          </table:table-cell>
        </table:table-row>
        <table:table-row>
          <table:table-cell table:style-name="Таблица2.A2" office:value-type="string">
            <text:p text:style-name="Table_20_Contents">2-HOOC-4-Br-Ph-N2+</text:p>
          </table:table-cell>
          <table:table-cell table:style-name="Таблица2.A2" office:value-type="string">
            <text:p text:style-name="Table_20_Contents">-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8140431.75</text:p>
          </table:table-cell>
          <table:table-cell table:style-name="Таблица2.A2" office:value-type="string">
            <text:p text:style-name="Table_20_Contents">-8140257.68</text:p>
          </table:table-cell>
          <table:table-cell table:style-name="Таблица2.A2" office:value-type="string">
            <text:p text:style-name="Table_20_Contents">-8140129.41</text:p>
          </table:table-cell>
          <table:table-cell table:style-name="Таблица2.A2" office:value-type="string">
            <text:p text:style-name="Table_20_Contents">128.36</text:p>
          </table:table-cell>
          <table:table-cell table:style-name="Таблица2.H2" office:value-type="string">
            <text:p text:style-name="Table_20_Contents">Group N10-N9-C1 Distance C-N=1.3793 Distance N-N=1.1153 Angle=171.69<text:line-break/>Ring C1-C0-C5-C4-C3-C2 SumAnges=720.00(100.00%) SumDistance=0.0000<text:line-break/>Ring C4-C3-C2-C1-C0-C5 SumAnges=720.00(100.00%) SumDistance=0.0000<text:line-break/>LUMO=-0.29247<text:line-break/>HOMO=-0.42611</text:p>
          </table:table-cell>
        </table:table-row>
        <table:table-row>
          <table:table-cell table:style-name="Таблица2.A2" office:value-type="string">
            <text:p text:style-name="Table_20_Contents">2-HOOC-4-Br-Ph-N2-OTf</text:p>
          </table:table-cell>
          <table:table-cell table:style-name="Таблица2.A2" office:value-type="string">
            <text:p text:style-name="Table_20_Contents">-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10665214.19</text:p>
          </table:table-cell>
          <table:table-cell table:style-name="Таблица2.A2" office:value-type="string">
            <text:p text:style-name="Table_20_Contents">-10665006.44</text:p>
          </table:table-cell>
          <table:table-cell table:style-name="Таблица2.A2" office:value-type="string">
            <text:p text:style-name="Table_20_Contents">-10664814.13</text:p>
          </table:table-cell>
          <table:table-cell table:style-name="Таблица2.A2" office:value-type="string">
            <text:p text:style-name="Table_20_Contents">192.44</text:p>
          </table:table-cell>
          <table:table-cell table:style-name="Таблица2.H2" office:value-type="string">
            <text:p text:style-name="Table_20_Contents">Group N10-N9-C1 Distance C-N=1.3903 Distance N-N=1.1212 Angle=163.01<text:line-break/>Ring C1-C0-C5-C4-C3-C2 SumAnges=719.99(100.00%) SumDistance=0.0165<text:line-break/>Ring C4-C3-C2-C1-C0-C5 SumAnges=719.99(100.00%) SumDistance=0.0165<text:line-break/>LUMO=-0.15195<text:line-break/>HOMO=-0.24292</text:p>
          </table:table-cell>
        </table:table-row>
        <table:table-row>
          <table:table-cell table:style-name="Таблица2.A2" office:value-type="string">
            <text:p text:style-name="Table_20_Contents">x2-2-HOOC-4-Br-Ph-N2-OTf-v1</text:p>
          </table:table-cell>
          <table:table-cell table:style-name="Таблица2.A2" office:value-type="string">
            <text:p text:style-name="Table_20_Contents">1.0</text:p>
          </table:table-cell>
          <table:table-cell table:style-name="Таблица2.A2" office:value-type="string">
            <text:p text:style-name="Table_20_Contents">298.15</text:p>
          </table:table-cell>
          <table:table-cell table:style-name="Таблица2.A2" office:value-type="string">
            <text:p text:style-name="Table_20_Contents">-18805771.07</text:p>
          </table:table-cell>
          <table:table-cell table:style-name="Таблица2.A2" office:value-type="string">
            <text:p text:style-name="Table_20_Contents">-18805347.36</text:p>
          </table:table-cell>
          <table:table-cell table:style-name="Таблица2.A2" office:value-type="string">
            <text:p text:style-name="Table_20_Contents">-18805062.68</text:p>
          </table:table-cell>
          <table:table-cell table:style-name="Таблица2.A2" office:value-type="string">
            <text:p text:style-name="Table_20_Contents">284.87</text:p>
          </table:table-cell>
          <table:table-cell table:style-name="Таблица2.H2" office:value-type="string">
            <text:p text:style-name="Table_20_Contents">Group N10-N9-C1 Distance C-N=1.3856 Distance N-N=1.1135 Angle=173.28<text:line-break/>Ring C1-C0-C5-C4-C3-C2 SumAnges=720.00(100.00%) SumDistance=0.0061<text:line-break/>Group N29-N28-C21 Distance C-N=1.3854 Distance N-N=1.1128 Angle=173.33<text:line-break/>Ring C21-C20-C22-C24-C26-C23 SumAnges=720.00(100.00%) SumDistance=0.0056<text:line-break/>Ring C4-C3-C2-C1-C0-C5 SumAnges=720.00(100.00%) SumDistance=0.0061<text:line-break/>Ring C24-C22-C20-C21-C23-C26 SumAnges=720.00(100.00%) SumDistance=0.0056<text:line-break/>LUMO=-0.23941<text:line-break/>HOMO=-0.34605</text:p>
          </table:table-cell>
        </table:table-row>
      </table:table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A"/>
        <table:table-row>
          <table:table-cell table:style-name="Таблица3.A1" office:value-type="string">
            <text:p text:style-name="Table_20_Contents">T</text:p>
          </table:table-cell>
          <table:table-cell table:style-name="Таблица3.A1" office:value-type="string">
            <text:p text:style-name="Table_20_Contents">dE</text:p>
          </table:table-cell>
          <table:table-cell table:style-name="Таблица3.A1" office:value-type="string">
            <text:p text:style-name="Table_20_Contents">dG</text:p>
          </table:table-cell>
          <table:table-cell table:style-name="Таблица3.A1" office:value-type="string">
            <text:p text:style-name="Table_20_Contents">dH</text:p>
          </table:table-cell>
          <table:table-cell table:style-name="Таблица3.E1" office:value-type="string">
            <text:p text:style-name="Table_20_Contents">dS*T</text:p>
          </table:table-cell>
        </table:table-row>
        <table:table-row>
          <table:table-cell table:style-name="Таблица3.A2" office:value-type="string">
            <text:p text:style-name="Table_20_Contents">298.15</text:p>
          </table:table-cell>
          <table:table-cell table:style-name="Таблица3.A2" office:value-type="string">
            <text:p text:style-name="Table_20_Contents">-125.14</text:p>
          </table:table-cell>
          <table:table-cell table:style-name="Таблица3.A2" office:value-type="string">
            <text:p text:style-name="Table_20_Contents">-83.23</text:p>
          </table:table-cell>
          <table:table-cell table:style-name="Таблица3.A2" office:value-type="string">
            <text:p text:style-name="Table_20_Contents">-119.14</text:p>
          </table:table-cell>
          <table:table-cell table:style-name="Таблица3.E2" office:value-type="string">
            <text:p text:style-name="Table_20_Contents">-35.93</text:p>
          </table:table-cell>
        </table:table-row>
      </table:table>
      <text:p text:style-name="Text_20_body"/>
      <text:h text:style-name="Heading_20_3" text:outline-level="3"><text:bookmark text:name="r2"/>Reaction: <text:a xlink:type="simple" xlink:href="../mol/2-HOOC-4-Br-Ph-N2+.mol" text:style-name="Internet_20_link" text:visited-style-name="Visited_20_Internet_20_Link">2-HOOC-4-Br-Ph-N</text:a><text:a xlink:type="simple" xlink:href="../mol/2-HOOC-4-Br-Ph-N2+.mol" text:style-name="Internet_20_link" text:visited-style-name="Visited_20_Internet_20_Link"><text:span text:style-name="T1">2</text:span></text:a><text:a xlink:type="simple" xlink:href="../mol/2-HOOC-4-Br-Ph-N2+.mol" text:style-name="Internet_20_link" text:visited-style-name="Visited_20_Internet_20_Link">+</text:a> + <text:a xlink:type="simple" xlink:href="../mol/2-HOOC-4-Br-Ph-N2-OTf.mol" text:style-name="Internet_20_link" text:visited-style-name="Visited_20_Internet_20_Link">2-HOOC-4-Br-Ph-N</text:a><text:a xlink:type="simple" xlink:href="../mol/2-HOOC-4-Br-Ph-N2-OTf.mol" text:style-name="Internet_20_link" text:visited-style-name="Visited_20_Internet_20_Link"><text:span text:style-name="T1">2</text:span></text:a><text:a xlink:type="simple" xlink:href="../mol/2-HOOC-4-Br-Ph-N2-OTf.mol" text:style-name="Internet_20_link" text:visited-style-name="Visited_20_Internet_20_Link">-OTf</text:a> = <text:a xlink:type="simple" xlink:href="../mol/x2-2-HOOC-4-Br-Ph-N2-OTf-v2.mol" text:style-name="Internet_20_link" text:visited-style-name="Visited_20_Internet_20_Link">x2-2-HOOC-4-Br-Ph-N</text:a><text:a xlink:type="simple" xlink:href="../mol/x2-2-HOOC-4-Br-Ph-N2-OTf-v2.mol" text:style-name="Internet_20_link" text:visited-style-name="Visited_20_Internet_20_Link"><text:span text:style-name="T1">2</text:span></text:a><text:a xlink:type="simple" xlink:href="../mol/x2-2-HOOC-4-Br-Ph-N2-OTf-v2.mol" text:style-name="Internet_20_link" text:visited-style-name="Visited_20_Internet_20_Link">-OTf-v2</text:a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3"/>
        <table:table-column table:style-name="Таблица4.C"/>
        <table:table-column table:style-name="Таблица4.H"/>
        <table:table-row>
          <table:table-cell table:style-name="Таблица4.A1" office:value-type="string">
            <text:p text:style-name="Table_20_Contents">Name</text:p>
          </table:table-cell>
          <table:table-cell table:style-name="Таблица4.A1" office:value-type="string">
            <text:p text:style-name="Table_20_Contents">k</text:p>
          </table:table-cell>
          <table:table-cell table:style-name="Таблица4.A1" office:value-type="string">
            <text:p text:style-name="Table_20_Contents">T</text:p>
          </table:table-cell>
          <table:table-cell table:style-name="Таблица4.A1" office:value-type="string">
            <text:p text:style-name="Table_20_Contents">E0</text:p>
          </table:table-cell>
          <table:table-cell table:style-name="Таблица4.A1" office:value-type="string">
            <text:p text:style-name="Table_20_Contents">G</text:p>
          </table:table-cell>
          <table:table-cell table:style-name="Таблица4.A1" office:value-type="string">
            <text:p text:style-name="Table_20_Contents">H</text:p>
          </table:table-cell>
          <table:table-cell table:style-name="Таблица4.A1" office:value-type="string">
            <text:p text:style-name="Table_20_Contents">S*T</text:p>
          </table:table-cell>
          <table:table-cell table:style-name="Таблица4.H1" office:value-type="string">
            <text:p text:style-name="Table_20_Contents">Properties</text:p>
          </table:table-cell>
        </table:table-row>
        <table:table-row>
          <table:table-cell table:style-name="Таблица4.A2" office:value-type="string">
            <text:p text:style-name="Table_20_Contents">2-HOOC-4-Br-Ph-N2+</text:p>
          </table:table-cell>
          <table:table-cell table:style-name="Таблица4.A2" office:value-type="string">
            <text:p text:style-name="Table_20_Contents">-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8140431.75</text:p>
          </table:table-cell>
          <table:table-cell table:style-name="Таблица4.A2" office:value-type="string">
            <text:p text:style-name="Table_20_Contents">-8140257.68</text:p>
          </table:table-cell>
          <table:table-cell table:style-name="Таблица4.A2" office:value-type="string">
            <text:p text:style-name="Table_20_Contents">-8140129.41</text:p>
          </table:table-cell>
          <table:table-cell table:style-name="Таблица4.A2" office:value-type="string">
            <text:p text:style-name="Table_20_Contents">128.36</text:p>
          </table:table-cell>
          <table:table-cell table:style-name="Таблица4.H2" office:value-type="string">
            <text:p text:style-name="Table_20_Contents">Group N10-N9-C1 Distance C-N=1.3793 Distance N-N=1.1153 Angle=171.69<text:line-break/>Ring C1-C0-C5-C4-C3-C2 SumAnges=720.00(100.00%) SumDistance=0.0000<text:line-break/>Ring C4-C3-C2-C1-C0-C5 SumAnges=720.00(100.00%) SumDistance=0.0000<text:line-break/>LUMO=-0.29247<text:line-break/>HOMO=-0.42611</text:p>
          </table:table-cell>
        </table:table-row>
        <table:table-row>
          <table:table-cell table:style-name="Таблица4.A2" office:value-type="string">
            <text:p text:style-name="Table_20_Contents">2-HOOC-4-Br-Ph-N2-OTf</text:p>
          </table:table-cell>
          <table:table-cell table:style-name="Таблица4.A2" office:value-type="string">
            <text:p text:style-name="Table_20_Contents">-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10665214.19</text:p>
          </table:table-cell>
          <table:table-cell table:style-name="Таблица4.A2" office:value-type="string">
            <text:p text:style-name="Table_20_Contents">-10665006.44</text:p>
          </table:table-cell>
          <table:table-cell table:style-name="Таблица4.A2" office:value-type="string">
            <text:p text:style-name="Table_20_Contents">-10664814.13</text:p>
          </table:table-cell>
          <table:table-cell table:style-name="Таблица4.A2" office:value-type="string">
            <text:p text:style-name="Table_20_Contents">192.44</text:p>
          </table:table-cell>
          <table:table-cell table:style-name="Таблица4.H2" office:value-type="string">
            <text:p text:style-name="Table_20_Contents">Group N10-N9-C1 Distance C-N=1.3903 Distance N-N=1.1212 Angle=163.01<text:line-break/>Ring C1-C0-C5-C4-C3-C2 SumAnges=719.99(100.00%) SumDistance=0.0165<text:line-break/>Ring C4-C3-C2-C1-C0-C5 SumAnges=719.99(100.00%) SumDistance=0.0165<text:line-break/>LUMO=-0.15195<text:line-break/>HOMO=-0.24292</text:p>
          </table:table-cell>
        </table:table-row>
        <table:table-row>
          <table:table-cell table:style-name="Таблица4.A2" office:value-type="string">
            <text:p text:style-name="Table_20_Contents">x2-2-HOOC-4-Br-Ph-N2-OTf-v2</text:p>
          </table:table-cell>
          <table:table-cell table:style-name="Таблица4.A2" office:value-type="string">
            <text:p text:style-name="Table_20_Contents">1.0</text:p>
          </table:table-cell>
          <table:table-cell table:style-name="Таблица4.A2" office:value-type="string">
            <text:p text:style-name="Table_20_Contents">298.15</text:p>
          </table:table-cell>
          <table:table-cell table:style-name="Таблица4.A2" office:value-type="string">
            <text:p text:style-name="Table_20_Contents">-18805759.90</text:p>
          </table:table-cell>
          <table:table-cell table:style-name="Таблица4.A2" office:value-type="string">
            <text:p text:style-name="Table_20_Contents">-18805337.49</text:p>
          </table:table-cell>
          <table:table-cell table:style-name="Таблица4.A2" office:value-type="string">
            <text:p text:style-name="Table_20_Contents">-18805051.89</text:p>
          </table:table-cell>
          <table:table-cell table:style-name="Таблица4.A2" office:value-type="string">
            <text:p text:style-name="Table_20_Contents">285.79</text:p>
          </table:table-cell>
          <table:table-cell table:style-name="Таблица4.H2" office:value-type="string">
            <text:p text:style-name="Table_20_Contents">Group N10-N9-C1 Distance C-N=1.3809 Distance N-N=1.1142 Angle=177.80<text:line-break/>Ring C1-C0-C5-C4-C3-C2 SumAnges=720.00(100.00%) SumDistance=0.0082<text:line-break/>Group N29-N28-C21 Distance C-N=1.3842 Distance N-N=1.1120 Angle=171.64<text:line-break/>Ring C21-C20-C22-C24-C26-C23 SumAnges=720.00(100.00%) SumDistance=0.0066<text:line-break/>Ring C4-C3-C2-C1-C0-C5 SumAnges=720.00(100.00%) SumDistance=0.0082<text:line-break/>Ring C24-C22-C20-C21-C23-C26 SumAnges=720.00(100.00%) SumDistance=0.0066<text:line-break/>LUMO=-0.24247<text:line-break/>HOMO=-0.34939</text:p>
          </table:table-cell>
        </table:table-row>
      </table:table>
      <text:p text:style-name="Text_20_body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A"/>
        <table:table-row>
          <table:table-cell table:style-name="Таблица5.A1" office:value-type="string">
            <text:p text:style-name="Table_20_Contents">T</text:p>
          </table:table-cell>
          <table:table-cell table:style-name="Таблица5.A1" office:value-type="string">
            <text:p text:style-name="Table_20_Contents">dE</text:p>
          </table:table-cell>
          <table:table-cell table:style-name="Таблица5.A1" office:value-type="string">
            <text:p text:style-name="Table_20_Contents">dG</text:p>
          </table:table-cell>
          <table:table-cell table:style-name="Таблица5.A1" office:value-type="string">
            <text:p text:style-name="Table_20_Contents">dH</text:p>
          </table:table-cell>
          <table:table-cell table:style-name="Таблица5.E1" office:value-type="string">
            <text:p text:style-name="Table_20_Contents">dS*T</text:p>
          </table:table-cell>
        </table:table-row>
        <table:table-row>
          <table:table-cell table:style-name="Таблица5.A2" office:value-type="string">
            <text:p text:style-name="Table_20_Contents">298.15</text:p>
          </table:table-cell>
          <table:table-cell table:style-name="Таблица5.A2" office:value-type="string">
            <text:p text:style-name="Table_20_Contents">-113.96</text:p>
          </table:table-cell>
          <table:table-cell table:style-name="Таблица5.A2" office:value-type="string">
            <text:p text:style-name="Table_20_Contents">-73.36</text:p>
          </table:table-cell>
          <table:table-cell table:style-name="Таблица5.A2" office:value-type="string">
            <text:p text:style-name="Table_20_Contents">-108.35</text:p>
          </table:table-cell>
          <table:table-cell table:style-name="Таблица5.E2" office:value-type="string">
            <text:p text:style-name="Table_20_Contents">-35.01</text:p>
          </table:table-cell>
        </table:table-row>
      </table:table>
      <text:p text:style-name="Text_20_body"/>
      <text:h text:style-name="Heading_20_3" text:outline-level="3"><text:bookmark text:name="r3"/>Reaction: 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 = <text:a xlink:type="simple" xlink:href="../mol/x2-2-HOOC-Ph-N2-OTf-v1.mol" text:style-name="Internet_20_link" text:visited-style-name="Visited_20_Internet_20_Link">x2-2-HOOC-Ph-N</text:a><text:a xlink:type="simple" xlink:href="../mol/x2-2-HOOC-Ph-N2-OTf-v1.mol" text:style-name="Internet_20_link" text:visited-style-name="Visited_20_Internet_20_Link"><text:span text:style-name="T1">2</text:span></text:a><text:a xlink:type="simple" xlink:href="../mol/x2-2-HOOC-Ph-N2-OTf-v1.mol" text:style-name="Internet_20_link" text:visited-style-name="Visited_20_Internet_20_Link">-OTf-v1</text:a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3"/>
        <table:table-column table:style-name="Таблица6.C"/>
        <table:table-column table:style-name="Таблица6.H"/>
        <table:table-row>
          <table:table-cell table:style-name="Таблица6.A1" office:value-type="string">
            <text:p text:style-name="Table_20_Contents">Name</text:p>
          </table:table-cell>
          <table:table-cell table:style-name="Таблица6.A1" office:value-type="string">
            <text:p text:style-name="Table_20_Contents">k</text:p>
          </table:table-cell>
          <table:table-cell table:style-name="Таблица6.A1" office:value-type="string">
            <text:p text:style-name="Table_20_Contents">T</text:p>
          </table:table-cell>
          <table:table-cell table:style-name="Таблица6.A1" office:value-type="string">
            <text:p text:style-name="Table_20_Contents">E0</text:p>
          </table:table-cell>
          <table:table-cell table:style-name="Таблица6.A1" office:value-type="string">
            <text:p text:style-name="Table_20_Contents">G</text:p>
          </table:table-cell>
          <table:table-cell table:style-name="Таблица6.A1" office:value-type="string">
            <text:p text:style-name="Table_20_Contents">H</text:p>
          </table:table-cell>
          <table:table-cell table:style-name="Таблица6.A1" office:value-type="string">
            <text:p text:style-name="Table_20_Contents">S*T</text:p>
          </table:table-cell>
          <table:table-cell table:style-name="Таблица6.H1" office:value-type="string">
            <text:p text:style-name="Table_20_Contents">Properties</text:p>
          </table:table-cell>
        </table:table-row>
        <table:table-row>
          <table:table-cell table:style-name="Таблица6.A2" office:value-type="string">
            <text:p text:style-name="Table_20_Contents">2-HOOC-Ph-N2+</text:p>
          </table:table-cell>
          <table:table-cell table:style-name="Таблица6.A2" office:value-type="string">
            <text:p text:style-name="Table_20_Contents">-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1390013.40</text:p>
          </table:table-cell>
          <table:table-cell table:style-name="Таблица6.A2" office:value-type="string">
            <text:p text:style-name="Table_20_Contents">-1389804.17</text:p>
          </table:table-cell>
          <table:table-cell table:style-name="Таблица6.A2" office:value-type="string">
            <text:p text:style-name="Table_20_Contents">-1389688.02</text:p>
          </table:table-cell>
          <table:table-cell table:style-name="Таблица6.A2" office:value-type="string">
            <text:p text:style-name="Table_20_Contents">116.23</text:p>
          </table:table-cell>
          <table:table-cell table:style-name="Таблица6.H2" office:value-type="string">
            <text:p text:style-name="Table_20_Contents">Group N11-N10-C1 Distance C-N=1.3884 Distance N-N=1.1135 Angle=170.70<text:line-break/>Ring C1-C0-C5-C4-C3-C2 SumAnges=720.00(100.00%) SumDistance=0.0000<text:line-break/>LUMO=-0.29406<text:line-break/>HOMO=-0.45498</text:p>
          </table:table-cell>
        </table:table-row>
        <table:table-row>
          <table:table-cell table:style-name="Таблица6.A2" office:value-type="string">
            <text:p text:style-name="Table_20_Contents">2-HOOC-Ph-N2-OTf</text:p>
          </table:table-cell>
          <table:table-cell table:style-name="Таблица6.A2" office:value-type="string">
            <text:p text:style-name="Table_20_Contents">-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3914793.99</text:p>
          </table:table-cell>
          <table:table-cell table:style-name="Таблица6.A2" office:value-type="string">
            <text:p text:style-name="Table_20_Contents">-3914550.63</text:p>
          </table:table-cell>
          <table:table-cell table:style-name="Таблица6.A2" office:value-type="string">
            <text:p text:style-name="Table_20_Contents">-3914370.79</text:p>
          </table:table-cell>
          <table:table-cell table:style-name="Таблица6.A2" office:value-type="string">
            <text:p text:style-name="Table_20_Contents">179.97</text:p>
          </table:table-cell>
          <table:table-cell table:style-name="Таблица6.H2" office:value-type="string">
            <text:p text:style-name="Table_20_Contents">Group N11-N10-C1 Distance C-N=1.3941 Distance N-N=1.1203 Angle=163.02<text:line-break/>Ring C1-C0-C5-C4-C3-C2 SumAnges=719.99(100.00%) SumDistance=0.0161<text:line-break/>LUMO=-0.14681<text:line-break/>HOMO=-0.23998</text:p>
          </table:table-cell>
        </table:table-row>
        <table:table-row>
          <table:table-cell table:style-name="Таблица6.A2" office:value-type="string">
            <text:p text:style-name="Table_20_Contents">x2-2-HOOC-Ph-N2-OTf-v1</text:p>
          </table:table-cell>
          <table:table-cell table:style-name="Таблица6.A2" office:value-type="string">
            <text:p text:style-name="Table_20_Contents">1.0</text:p>
          </table:table-cell>
          <table:table-cell table:style-name="Таблица6.A2" office:value-type="string">
            <text:p text:style-name="Table_20_Contents">298.15</text:p>
          </table:table-cell>
          <table:table-cell table:style-name="Таблица6.A2" office:value-type="string">
            <text:p text:style-name="Table_20_Contents">-5304934.47</text:p>
          </table:table-cell>
          <table:table-cell table:style-name="Таблица6.A2" office:value-type="string">
            <text:p text:style-name="Table_20_Contents">-5304440.86</text:p>
          </table:table-cell>
          <table:table-cell table:style-name="Таблица6.A2" office:value-type="string">
            <text:p text:style-name="Table_20_Contents">-5304179.87</text:p>
          </table:table-cell>
          <table:table-cell table:style-name="Таблица6.A2" office:value-type="string">
            <text:p text:style-name="Table_20_Contents">261.16</text:p>
          </table:table-cell>
          <table:table-cell table:style-name="Таблица6.H2" office:value-type="string">
            <text:p text:style-name="Table_20_Contents">Group N11-N10-C1 Distance C-N=1.3914 Distance N-N=1.1129 Angle=173.21<text:line-break/>Ring C1-C0-C5-C4-C3-C2 SumAnges=720.00(100.00%) SumDistance=0.0031<text:line-break/>Group N31-N30-C22 Distance C-N=1.3917 Distance N-N=1.1117 Angle=172.18<text:line-break/>Ring C22-C21-C23-C25-C27-C24 SumAnges=720.00(100.00%) SumDistance=0.0037<text:line-break/>LUMO=-0.23698<text:line-break/>HOMO=-0.34527</text:p>
          </table:table-cell>
        </table:table-row>
      </table:table>
      <text:p text:style-name="Text_20_body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/>
        <table:table-column table:style-name="Таблица7.A"/>
        <table:table-row>
          <table:table-cell table:style-name="Таблица7.A1" office:value-type="string">
            <text:p text:style-name="Table_20_Contents">T</text:p>
          </table:table-cell>
          <table:table-cell table:style-name="Таблица7.A1" office:value-type="string">
            <text:p text:style-name="Table_20_Contents">dE</text:p>
          </table:table-cell>
          <table:table-cell table:style-name="Таблица7.A1" office:value-type="string">
            <text:p text:style-name="Table_20_Contents">dG</text:p>
          </table:table-cell>
          <table:table-cell table:style-name="Таблица7.A1" office:value-type="string">
            <text:p text:style-name="Table_20_Contents">dH</text:p>
          </table:table-cell>
          <table:table-cell table:style-name="Таблица7.E1" office:value-type="string">
            <text:p text:style-name="Table_20_Contents">dS*T</text:p>
          </table:table-cell>
        </table:table-row>
        <table:table-row>
          <table:table-cell table:style-name="Таблица7.A2" office:value-type="string">
            <text:p text:style-name="Table_20_Contents">298.15</text:p>
          </table:table-cell>
          <table:table-cell table:style-name="Таблица7.A2" office:value-type="string">
            <text:p text:style-name="Table_20_Contents">-127.07</text:p>
          </table:table-cell>
          <table:table-cell table:style-name="Таблица7.A2" office:value-type="string">
            <text:p text:style-name="Table_20_Contents">-86.05</text:p>
          </table:table-cell>
          <table:table-cell table:style-name="Таблица7.A2" office:value-type="string">
            <text:p text:style-name="Table_20_Contents">-121.06</text:p>
          </table:table-cell>
          <table:table-cell table:style-name="Таблица7.E2" office:value-type="string">
            <text:p text:style-name="Table_20_Contents">-35.04</text:p>
          </table:table-cell>
        </table:table-row>
      </table:table>
      <text:p text:style-name="Text_20_body"/>
      <text:h text:style-name="Heading_20_3" text:outline-level="3"><text:bookmark text:name="r4"/><text:soft-page-break/>Reaction: <text:a xlink:type="simple" xlink:href="../mol/2-HOOC-Ph-N2+.mol" text:style-name="Internet_20_link" text:visited-style-name="Visited_20_Internet_20_Link">2-HOOC-Ph-N</text:a><text:a xlink:type="simple" xlink:href="../mol/2-HOOC-Ph-N2+.mol" text:style-name="Internet_20_link" text:visited-style-name="Visited_20_Internet_20_Link"><text:span text:style-name="T1">2</text:span></text:a><text:a xlink:type="simple" xlink:href="../mol/2-HOOC-Ph-N2+.mol" text:style-name="Internet_20_link" text:visited-style-name="Visited_20_Internet_20_Link">+</text:a> + <text:a xlink:type="simple" xlink:href="../mol/2-HOOC-Ph-N2-OTf.mol" text:style-name="Internet_20_link" text:visited-style-name="Visited_20_Internet_20_Link">2-HOOC-Ph-N</text:a><text:a xlink:type="simple" xlink:href="../mol/2-HOOC-Ph-N2-OTf.mol" text:style-name="Internet_20_link" text:visited-style-name="Visited_20_Internet_20_Link"><text:span text:style-name="T1">2</text:span></text:a><text:a xlink:type="simple" xlink:href="../mol/2-HOOC-Ph-N2-OTf.mol" text:style-name="Internet_20_link" text:visited-style-name="Visited_20_Internet_20_Link">-OTf</text:a> = <text:a xlink:type="simple" xlink:href="../mol/x2-2-HOOC-Ph-N2-OTf-v2.mol" text:style-name="Internet_20_link" text:visited-style-name="Visited_20_Internet_20_Link">x2-2-HOOC-Ph-N</text:a><text:a xlink:type="simple" xlink:href="../mol/x2-2-HOOC-Ph-N2-OTf-v2.mol" text:style-name="Internet_20_link" text:visited-style-name="Visited_20_Internet_20_Link"><text:span text:style-name="T1">2</text:span></text:a><text:a xlink:type="simple" xlink:href="../mol/x2-2-HOOC-Ph-N2-OTf-v2.mol" text:style-name="Internet_20_link" text:visited-style-name="Visited_20_Internet_20_Link">-OTf-v2</text:a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column table:style-name="Таблица8.C"/>
        <table:table-column table:style-name="Таблица8.H"/>
        <table:table-row>
          <table:table-cell table:style-name="Таблица8.A1" office:value-type="string">
            <text:p text:style-name="Table_20_Contents">Name</text:p>
          </table:table-cell>
          <table:table-cell table:style-name="Таблица8.A1" office:value-type="string">
            <text:p text:style-name="Table_20_Contents">k</text:p>
          </table:table-cell>
          <table:table-cell table:style-name="Таблица8.A1" office:value-type="string">
            <text:p text:style-name="Table_20_Contents">T</text:p>
          </table:table-cell>
          <table:table-cell table:style-name="Таблица8.A1" office:value-type="string">
            <text:p text:style-name="Table_20_Contents">E0</text:p>
          </table:table-cell>
          <table:table-cell table:style-name="Таблица8.A1" office:value-type="string">
            <text:p text:style-name="Table_20_Contents">G</text:p>
          </table:table-cell>
          <table:table-cell table:style-name="Таблица8.A1" office:value-type="string">
            <text:p text:style-name="Table_20_Contents">H</text:p>
          </table:table-cell>
          <table:table-cell table:style-name="Таблица8.A1" office:value-type="string">
            <text:p text:style-name="Table_20_Contents">S*T</text:p>
          </table:table-cell>
          <table:table-cell table:style-name="Таблица8.H1" office:value-type="string">
            <text:p text:style-name="Table_20_Contents">Properties</text:p>
          </table:table-cell>
        </table:table-row>
        <table:table-row>
          <table:table-cell table:style-name="Таблица8.A2" office:value-type="string">
            <text:p text:style-name="Table_20_Contents">2-HOOC-Ph-N2+</text:p>
          </table:table-cell>
          <table:table-cell table:style-name="Таблица8.A2" office:value-type="string">
            <text:p text:style-name="Table_20_Contents">-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1390013.40</text:p>
          </table:table-cell>
          <table:table-cell table:style-name="Таблица8.A2" office:value-type="string">
            <text:p text:style-name="Table_20_Contents">-1389804.17</text:p>
          </table:table-cell>
          <table:table-cell table:style-name="Таблица8.A2" office:value-type="string">
            <text:p text:style-name="Table_20_Contents">-1389688.02</text:p>
          </table:table-cell>
          <table:table-cell table:style-name="Таблица8.A2" office:value-type="string">
            <text:p text:style-name="Table_20_Contents">116.23</text:p>
          </table:table-cell>
          <table:table-cell table:style-name="Таблица8.H2" office:value-type="string">
            <text:p text:style-name="Table_20_Contents">Group N11-N10-C1 Distance C-N=1.3884 Distance N-N=1.1135 Angle=170.70<text:line-break/>Ring C1-C0-C5-C4-C3-C2 SumAnges=720.00(100.00%) SumDistance=0.0000<text:line-break/>LUMO=-0.29406<text:line-break/>HOMO=-0.45498</text:p>
          </table:table-cell>
        </table:table-row>
        <table:table-row>
          <table:table-cell table:style-name="Таблица8.A2" office:value-type="string">
            <text:p text:style-name="Table_20_Contents">2-HOOC-Ph-N2-OTf</text:p>
          </table:table-cell>
          <table:table-cell table:style-name="Таблица8.A2" office:value-type="string">
            <text:p text:style-name="Table_20_Contents">-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3914793.99</text:p>
          </table:table-cell>
          <table:table-cell table:style-name="Таблица8.A2" office:value-type="string">
            <text:p text:style-name="Table_20_Contents">-3914550.63</text:p>
          </table:table-cell>
          <table:table-cell table:style-name="Таблица8.A2" office:value-type="string">
            <text:p text:style-name="Table_20_Contents">-3914370.79</text:p>
          </table:table-cell>
          <table:table-cell table:style-name="Таблица8.A2" office:value-type="string">
            <text:p text:style-name="Table_20_Contents">179.97</text:p>
          </table:table-cell>
          <table:table-cell table:style-name="Таблица8.H2" office:value-type="string">
            <text:p text:style-name="Table_20_Contents">Group N11-N10-C1 Distance C-N=1.3941 Distance N-N=1.1203 Angle=163.02<text:line-break/>Ring C1-C0-C5-C4-C3-C2 SumAnges=719.99(100.00%) SumDistance=0.0161<text:line-break/>LUMO=-0.14681<text:line-break/>HOMO=-0.23998</text:p>
          </table:table-cell>
        </table:table-row>
        <table:table-row>
          <table:table-cell table:style-name="Таблица8.A2" office:value-type="string">
            <text:p text:style-name="Table_20_Contents">x2-2-HOOC-Ph-N2-OTf-v2</text:p>
          </table:table-cell>
          <table:table-cell table:style-name="Таблица8.A2" office:value-type="string">
            <text:p text:style-name="Table_20_Contents">1.0</text:p>
          </table:table-cell>
          <table:table-cell table:style-name="Таблица8.A2" office:value-type="string">
            <text:p text:style-name="Table_20_Contents">298.15</text:p>
          </table:table-cell>
          <table:table-cell table:style-name="Таблица8.A2" office:value-type="string">
            <text:p text:style-name="Table_20_Contents">-5304922.43</text:p>
          </table:table-cell>
          <table:table-cell table:style-name="Таблица8.A2" office:value-type="string">
            <text:p text:style-name="Table_20_Contents">-5304429.89</text:p>
          </table:table-cell>
          <table:table-cell table:style-name="Таблица8.A2" office:value-type="string">
            <text:p text:style-name="Table_20_Contents">-5304168.26</text:p>
          </table:table-cell>
          <table:table-cell table:style-name="Таблица8.A2" office:value-type="string">
            <text:p text:style-name="Table_20_Contents">261.80</text:p>
          </table:table-cell>
          <table:table-cell table:style-name="Таблица8.H2" office:value-type="string">
            <text:p text:style-name="Table_20_Contents">Group N11-N10-C1 Distance C-N=1.3870 Distance N-N=1.1128 Angle=177.62<text:line-break/>Ring C1-C0-C5-C4-C3-C2 SumAnges=720.00(100.00%) SumDistance=0.0061<text:line-break/>Group N31-N30-C22 Distance C-N=1.3908 Distance N-N=1.1113 Angle=170.70<text:line-break/>Ring C22-C21-C23-C25-C27-C24 SumAnges=720.00(100.00%) SumDistance=0.0048<text:line-break/>LUMO=-0.24003<text:line-break/>HOMO=-0.34823</text:p>
          </table:table-cell>
        </table:table-row>
      </table:table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A"/>
        <table:table-row>
          <table:table-cell table:style-name="Таблица9.A1" office:value-type="string">
            <text:p text:style-name="Table_20_Contents">T</text:p>
          </table:table-cell>
          <table:table-cell table:style-name="Таблица9.A1" office:value-type="string">
            <text:p text:style-name="Table_20_Contents">dE</text:p>
          </table:table-cell>
          <table:table-cell table:style-name="Таблица9.A1" office:value-type="string">
            <text:p text:style-name="Table_20_Contents">dG</text:p>
          </table:table-cell>
          <table:table-cell table:style-name="Таблица9.A1" office:value-type="string">
            <text:p text:style-name="Table_20_Contents">dH</text:p>
          </table:table-cell>
          <table:table-cell table:style-name="Таблица9.E1" office:value-type="string">
            <text:p text:style-name="Table_20_Contents">dS*T</text:p>
          </table:table-cell>
        </table:table-row>
        <table:table-row>
          <table:table-cell table:style-name="Таблица9.A2" office:value-type="string">
            <text:p text:style-name="Table_20_Contents">298.15</text:p>
          </table:table-cell>
          <table:table-cell table:style-name="Таблица9.A2" office:value-type="string">
            <text:p text:style-name="Table_20_Contents">-115.03</text:p>
          </table:table-cell>
          <table:table-cell table:style-name="Таблица9.A2" office:value-type="string">
            <text:p text:style-name="Table_20_Contents">-75.08</text:p>
          </table:table-cell>
          <table:table-cell table:style-name="Таблица9.A2" office:value-type="string">
            <text:p text:style-name="Table_20_Contents">-109.45</text:p>
          </table:table-cell>
          <table:table-cell table:style-name="Таблица9.E2" office:value-type="string">
            <text:p text:style-name="Table_20_Contents">-34.40</text:p>
          </table:table-cell>
        </table:table-row>
      </table:table>
      <text:p text:style-name="Text_20_body"/>
      <text:h text:style-name="Heading_20_3" text:outline-level="3"><text:bookmark text:name="r5"/>Reaction: 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 = <text:a xlink:type="simple" xlink:href="../mol/x2-2-NO2-Ph-N2-OTf-v1.mol" text:style-name="Internet_20_link" text:visited-style-name="Visited_20_Internet_20_Link">x2-2-NO</text:a><text:a xlink:type="simple" xlink:href="../mol/x2-2-NO2-Ph-N2-OTf-v1.mol" text:style-name="Internet_20_link" text:visited-style-name="Visited_20_Internet_20_Link"><text:span text:style-name="T1">2</text:span></text:a><text:a xlink:type="simple" xlink:href="../mol/x2-2-NO2-Ph-N2-OTf-v1.mol" text:style-name="Internet_20_link" text:visited-style-name="Visited_20_Internet_20_Link">-Ph-N</text:a><text:a xlink:type="simple" xlink:href="../mol/x2-2-NO2-Ph-N2-OTf-v1.mol" text:style-name="Internet_20_link" text:visited-style-name="Visited_20_Internet_20_Link"><text:span text:style-name="T1">2</text:span></text:a><text:a xlink:type="simple" xlink:href="../mol/x2-2-NO2-Ph-N2-OTf-v1.mol" text:style-name="Internet_20_link" text:visited-style-name="Visited_20_Internet_20_Link">-OTf-v1</text:a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3"/>
        <table:table-column table:style-name="Таблица10.C"/>
        <table:table-column table:style-name="Таблица10.H"/>
        <table:table-row>
          <table:table-cell table:style-name="Таблица10.A1" office:value-type="string">
            <text:p text:style-name="Table_20_Contents">Name</text:p>
          </table:table-cell>
          <table:table-cell table:style-name="Таблица10.A1" office:value-type="string">
            <text:p text:style-name="Table_20_Contents">k</text:p>
          </table:table-cell>
          <table:table-cell table:style-name="Таблица10.A1" office:value-type="string">
            <text:p text:style-name="Table_20_Contents">T</text:p>
          </table:table-cell>
          <table:table-cell table:style-name="Таблица10.A1" office:value-type="string">
            <text:p text:style-name="Table_20_Contents">E0</text:p>
          </table:table-cell>
          <table:table-cell table:style-name="Таблица10.A1" office:value-type="string">
            <text:p text:style-name="Table_20_Contents">G</text:p>
          </table:table-cell>
          <table:table-cell table:style-name="Таблица10.A1" office:value-type="string">
            <text:p text:style-name="Table_20_Contents">H</text:p>
          </table:table-cell>
          <table:table-cell table:style-name="Таблица10.A1" office:value-type="string">
            <text:p text:style-name="Table_20_Contents">S*T</text:p>
          </table:table-cell>
          <table:table-cell table:style-name="Таблица10.H1" office:value-type="string">
            <text:p text:style-name="Table_20_Contents">Properties</text:p>
          </table:table-cell>
        </table:table-row>
        <table:table-row>
          <table:table-cell table:style-name="Таблица10.A2" office:value-type="string">
            <text:p text:style-name="Table_20_Contents">2-NO2-Ph-N2+</text:p>
          </table:table-cell>
          <table:table-cell table:style-name="Таблица10.A2" office:value-type="string">
            <text:p text:style-name="Table_20_Contents">-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1431762.81</text:p>
          </table:table-cell>
          <table:table-cell table:style-name="Таблица10.A2" office:value-type="string">
            <text:p text:style-name="Table_20_Contents">-1431586.26</text:p>
          </table:table-cell>
          <table:table-cell table:style-name="Таблица10.A2" office:value-type="string">
            <text:p text:style-name="Table_20_Contents">-1431471.52</text:p>
          </table:table-cell>
          <table:table-cell table:style-name="Таблица10.A2" office:value-type="string">
            <text:p text:style-name="Table_20_Contents">114.82</text:p>
          </table:table-cell>
          <table:table-cell table:style-name="Таблица10.H2" office:value-type="string">
            <text:p text:style-name="Table_20_Contents">Group N9-N8-C2 Distance C-N=1.3869 Distance N-N=1.1136 Angle=169.44<text:line-break/>Ring C2-C1-C0-C5-C4-C3 SumAnges=720.00(100.00%) SumDistance=0.0005<text:line-break/>LUMO=-0.31526<text:line-break/>HOMO=-0.47589</text:p>
          </table:table-cell>
        </table:table-row>
        <table:table-row>
          <table:table-cell table:style-name="Таблица10.A2" office:value-type="string">
            <text:p text:style-name="Table_20_Contents">2-NO2-Ph-N2-OTf</text:p>
          </table:table-cell>
          <table:table-cell table:style-name="Таблица10.A2" office:value-type="string">
            <text:p text:style-name="Table_20_Contents">-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3956567.28</text:p>
          </table:table-cell>
          <table:table-cell table:style-name="Таблица10.A2" office:value-type="string">
            <text:p text:style-name="Table_20_Contents">-3956354.82</text:p>
          </table:table-cell>
          <table:table-cell table:style-name="Таблица10.A2" office:value-type="string">
            <text:p text:style-name="Table_20_Contents">-3956177.72</text:p>
          </table:table-cell>
          <table:table-cell table:style-name="Таблица10.A2" office:value-type="string">
            <text:p text:style-name="Table_20_Contents">177.23</text:p>
          </table:table-cell>
          <table:table-cell table:style-name="Таблица10.H2" office:value-type="string">
            <text:p text:style-name="Table_20_Contents">Group N9-N8-C2 Distance C-N=1.3882 Distance N-N=1.1193 Angle=159.85<text:line-break/>Ring C2-C1-C0-C5-C4-C3 SumAnges=720.00(100.00%) SumDistance=0.0083<text:line-break/>LUMO=-0.17343<text:line-break/>HOMO=-0.24584</text:p>
          </table:table-cell>
        </table:table-row>
        <table:table-row>
          <table:table-cell table:style-name="Таблица10.A2" office:value-type="string">
            <text:p text:style-name="Table_20_Contents">x2-2-NO2-Ph-N2-OTf-v1</text:p>
          </table:table-cell>
          <table:table-cell table:style-name="Таблица10.A2" office:value-type="string">
            <text:p text:style-name="Table_20_Contents">1.0</text:p>
          </table:table-cell>
          <table:table-cell table:style-name="Таблица10.A2" office:value-type="string">
            <text:p text:style-name="Table_20_Contents">298.15</text:p>
          </table:table-cell>
          <table:table-cell table:style-name="Таблица10.A2" office:value-type="string">
            <text:p text:style-name="Table_20_Contents">-5388460.43</text:p>
          </table:table-cell>
          <table:table-cell table:style-name="Таблица10.A2" office:value-type="string">
            <text:p text:style-name="Table_20_Contents">-5388032.45</text:p>
          </table:table-cell>
          <table:table-cell table:style-name="Таблица10.A2" office:value-type="string">
            <text:p text:style-name="Table_20_Contents">-5387773.97</text:p>
          </table:table-cell>
          <table:table-cell table:style-name="Таблица10.A2" office:value-type="string">
            <text:p text:style-name="Table_20_Contents">258.66</text:p>
          </table:table-cell>
          <table:table-cell table:style-name="Таблица10.H2" office:value-type="string">
            <text:p text:style-name="Table_20_Contents">Group N11-N10-C1 Distance C-N=1.3893 Distance N-N=1.1135 Angle=171.19<text:line-break/>Ring C1-C0-C5-C4-C3-C2 SumAnges=720.00(100.00%) SumDistance=0.0029<text:line-break/>Group N31-N30-C22 Distance C-N=1.3893 Distance N-N=1.1122 Angle=169.94<text:line-break/>Ring C22-C21-C23-C25-C27-C24 SumAnges=720.00(100.00%) SumDistance=0.0038<text:line-break/>LUMO=-0.26099<text:line-break/>HOMO=-0.36138</text:p>
          </table:table-cell>
        </table:table-row>
      </table:table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B"/>
        <table:table-column table:style-name="Таблица11.A"/>
        <table:table-row>
          <table:table-cell table:style-name="Таблица11.A1" office:value-type="string">
            <text:p text:style-name="Table_20_Contents">T</text:p>
          </table:table-cell>
          <table:table-cell table:style-name="Таблица11.A1" office:value-type="string">
            <text:p text:style-name="Table_20_Contents">dE</text:p>
          </table:table-cell>
          <table:table-cell table:style-name="Таблица11.A1" office:value-type="string">
            <text:p text:style-name="Table_20_Contents">dG</text:p>
          </table:table-cell>
          <table:table-cell table:style-name="Таблица11.A1" office:value-type="string">
            <text:p text:style-name="Table_20_Contents">dH</text:p>
          </table:table-cell>
          <table:table-cell table:style-name="Таблица11.E1" office:value-type="string">
            <text:p text:style-name="Table_20_Contents">dS*T</text:p>
          </table:table-cell>
        </table:table-row>
        <table:table-row>
          <table:table-cell table:style-name="Таблица11.A2" office:value-type="string">
            <text:p text:style-name="Table_20_Contents">298.15</text:p>
          </table:table-cell>
          <table:table-cell table:style-name="Таблица11.A2" office:value-type="string">
            <text:p text:style-name="Table_20_Contents">-130.34</text:p>
          </table:table-cell>
          <table:table-cell table:style-name="Таблица11.A2" office:value-type="string">
            <text:p text:style-name="Table_20_Contents">-91.37</text:p>
          </table:table-cell>
          <table:table-cell table:style-name="Таблица11.A2" office:value-type="string">
            <text:p text:style-name="Table_20_Contents">-124.74</text:p>
          </table:table-cell>
          <table:table-cell table:style-name="Таблица11.E2" office:value-type="string">
            <text:p text:style-name="Table_20_Contents">-33.39</text:p>
          </table:table-cell>
        </table:table-row>
      </table:table>
      <text:p text:style-name="Text_20_body"/>
      <text:h text:style-name="Heading_20_3" text:outline-level="3"><text:bookmark text:name="r6"/>Reaction: <text:a xlink:type="simple" xlink:href="../mol/2-NO2-Ph-N2+.mol" text:style-name="Internet_20_link" text:visited-style-name="Visited_20_Internet_20_Link">2-NO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-Ph-N</text:a><text:a xlink:type="simple" xlink:href="../mol/2-NO2-Ph-N2+.mol" text:style-name="Internet_20_link" text:visited-style-name="Visited_20_Internet_20_Link"><text:span text:style-name="T1">2</text:span></text:a><text:a xlink:type="simple" xlink:href="../mol/2-NO2-Ph-N2+.mol" text:style-name="Internet_20_link" text:visited-style-name="Visited_20_Internet_20_Link">+</text:a> + <text:a xlink:type="simple" xlink:href="../mol/2-NO2-Ph-N2-OTf.mol" text:style-name="Internet_20_link" text:visited-style-name="Visited_20_Internet_20_Link">2-NO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Ph-N</text:a><text:a xlink:type="simple" xlink:href="../mol/2-NO2-Ph-N2-OTf.mol" text:style-name="Internet_20_link" text:visited-style-name="Visited_20_Internet_20_Link"><text:span text:style-name="T1">2</text:span></text:a><text:a xlink:type="simple" xlink:href="../mol/2-NO2-Ph-N2-OTf.mol" text:style-name="Internet_20_link" text:visited-style-name="Visited_20_Internet_20_Link">-OTf</text:a> = <text:a xlink:type="simple" xlink:href="../mol/x2-2-NO2-Ph-N2-OTf-v2.mol" text:style-name="Internet_20_link" text:visited-style-name="Visited_20_Internet_20_Link">x2-2-NO</text:a><text:a xlink:type="simple" xlink:href="../mol/x2-2-NO2-Ph-N2-OTf-v2.mol" text:style-name="Internet_20_link" text:visited-style-name="Visited_20_Internet_20_Link"><text:span text:style-name="T1">2</text:span></text:a><text:a xlink:type="simple" xlink:href="../mol/x2-2-NO2-Ph-N2-OTf-v2.mol" text:style-name="Internet_20_link" text:visited-style-name="Visited_20_Internet_20_Link">-Ph-N</text:a><text:a xlink:type="simple" xlink:href="../mol/x2-2-NO2-Ph-N2-OTf-v2.mol" text:style-name="Internet_20_link" text:visited-style-name="Visited_20_Internet_20_Link"><text:span text:style-name="T1">2</text:span></text:a><text:a xlink:type="simple" xlink:href="../mol/x2-2-NO2-Ph-N2-OTf-v2.mol" text:style-name="Internet_20_link" text:visited-style-name="Visited_20_Internet_20_Link">-OTf-v2</text:a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3"/>
        <table:table-column table:style-name="Таблица12.C"/>
        <table:table-column table:style-name="Таблица12.H"/>
        <table:table-row>
          <table:table-cell table:style-name="Таблица12.A1" office:value-type="string">
            <text:p text:style-name="Table_20_Contents">Name</text:p>
          </table:table-cell>
          <table:table-cell table:style-name="Таблица12.A1" office:value-type="string">
            <text:p text:style-name="Table_20_Contents">k</text:p>
          </table:table-cell>
          <table:table-cell table:style-name="Таблица12.A1" office:value-type="string">
            <text:p text:style-name="Table_20_Contents">T</text:p>
          </table:table-cell>
          <table:table-cell table:style-name="Таблица12.A1" office:value-type="string">
            <text:p text:style-name="Table_20_Contents">E0</text:p>
          </table:table-cell>
          <table:table-cell table:style-name="Таблица12.A1" office:value-type="string">
            <text:p text:style-name="Table_20_Contents">G</text:p>
          </table:table-cell>
          <table:table-cell table:style-name="Таблица12.A1" office:value-type="string">
            <text:p text:style-name="Table_20_Contents">H</text:p>
          </table:table-cell>
          <table:table-cell table:style-name="Таблица12.A1" office:value-type="string">
            <text:p text:style-name="Table_20_Contents">S*T</text:p>
          </table:table-cell>
          <table:table-cell table:style-name="Таблица12.H1" office:value-type="string">
            <text:p text:style-name="Table_20_Contents">Properties</text:p>
          </table:table-cell>
        </table:table-row>
        <table:table-row>
          <table:table-cell table:style-name="Таблица12.A2" office:value-type="string">
            <text:p text:style-name="Table_20_Contents">2-NO2-Ph-N2+</text:p>
          </table:table-cell>
          <table:table-cell table:style-name="Таблица12.A2" office:value-type="string">
            <text:p text:style-name="Table_20_Contents">-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1431762.81</text:p>
          </table:table-cell>
          <table:table-cell table:style-name="Таблица12.A2" office:value-type="string">
            <text:p text:style-name="Table_20_Contents">-1431586.26</text:p>
          </table:table-cell>
          <table:table-cell table:style-name="Таблица12.A2" office:value-type="string">
            <text:p text:style-name="Table_20_Contents">-1431471.52</text:p>
          </table:table-cell>
          <table:table-cell table:style-name="Таблица12.A2" office:value-type="string">
            <text:p text:style-name="Table_20_Contents">114.82</text:p>
          </table:table-cell>
          <table:table-cell table:style-name="Таблица12.H2" office:value-type="string">
            <text:p text:style-name="Table_20_Contents">Group N9-N8-C2 Distance C-N=1.3869 Distance N-N=1.1136 Angle=169.44<text:line-break/>Ring C2-C1-C0-C5-C4-C3 SumAnges=720.00(100.00%) SumDistance=0.0005<text:line-break/>LUMO=-0.31526<text:line-break/>HOMO=-0.47589</text:p>
          </table:table-cell>
        </table:table-row>
        <table:table-row>
          <table:table-cell table:style-name="Таблица12.A2" office:value-type="string">
            <text:p text:style-name="Table_20_Contents">2-NO2-Ph-N2-OTf</text:p>
          </table:table-cell>
          <table:table-cell table:style-name="Таблица12.A2" office:value-type="string">
            <text:p text:style-name="Table_20_Contents">-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3956567.28</text:p>
          </table:table-cell>
          <table:table-cell table:style-name="Таблица12.A2" office:value-type="string">
            <text:p text:style-name="Table_20_Contents">-3956354.82</text:p>
          </table:table-cell>
          <table:table-cell table:style-name="Таблица12.A2" office:value-type="string">
            <text:p text:style-name="Table_20_Contents">-3956177.72</text:p>
          </table:table-cell>
          <table:table-cell table:style-name="Таблица12.A2" office:value-type="string">
            <text:p text:style-name="Table_20_Contents">177.23</text:p>
          </table:table-cell>
          <table:table-cell table:style-name="Таблица12.H2" office:value-type="string">
            <text:p text:style-name="Table_20_Contents">Group N9-N8-C2 Distance C-N=1.3882 Distance N-N=1.1193 Angle=159.85<text:line-break/>Ring C2-C1-C0-C5-C4-C3 SumAnges=720.00(100.00%) SumDistance=0.0083<text:line-break/>LUMO=-0.17343<text:line-break/>HOMO=-0.24584</text:p>
          </table:table-cell>
        </table:table-row>
        <table:table-row>
          <table:table-cell table:style-name="Таблица12.A2" office:value-type="string">
            <text:p text:style-name="Table_20_Contents">x2-2-NO2-Ph-N2-OTf-v2</text:p>
          </table:table-cell>
          <table:table-cell table:style-name="Таблица12.A2" office:value-type="string">
            <text:p text:style-name="Table_20_Contents">1.0</text:p>
          </table:table-cell>
          <table:table-cell table:style-name="Таблица12.A2" office:value-type="string">
            <text:p text:style-name="Table_20_Contents">298.15</text:p>
          </table:table-cell>
          <table:table-cell table:style-name="Таблица12.A2" office:value-type="string">
            <text:p text:style-name="Table_20_Contents">-5388457.16</text:p>
          </table:table-cell>
          <table:table-cell table:style-name="Таблица12.A2" office:value-type="string">
            <text:p text:style-name="Table_20_Contents">-5388027.82</text:p>
          </table:table-cell>
          <table:table-cell table:style-name="Таблица12.A2" office:value-type="string">
            <text:p text:style-name="Table_20_Contents">-5387770.91</text:p>
          </table:table-cell>
          <table:table-cell table:style-name="Таблица12.A2" office:value-type="string">
            <text:p text:style-name="Table_20_Contents">257.08</text:p>
          </table:table-cell>
          <table:table-cell table:style-name="Таблица12.H2" office:value-type="string">
            <text:p text:style-name="Table_20_Contents">Group N11-N10-C1 Distance C-N=1.3898 Distance N-N=1.1130 Angle=171.23<text:line-break/>Ring C1-C0-C5-C4-C3-C2 SumAnges=720.00(100.00%) SumDistance=0.0038<text:line-break/>Group N31-N30-C22 Distance C-N=1.3886 Distance N-N=1.1118 Angle=168.84<text:line-break/>Ring C22-C21-C23-C25-C27-C24 SumAnges=720.00(100.00%) SumDistance=0.0037<text:line-break/>LUMO=-0.26194<text:line-break/>HOMO=-0.36149</text:p>
          </table:table-cell>
        </table:table-row>
      </table:table>
      <text:p text:style-name="Text_20_body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B"/>
        <table:table-column table:style-name="Таблица13.A"/>
        <table:table-row>
          <table:table-cell table:style-name="Таблица13.A1" office:value-type="string">
            <text:p text:style-name="Table_20_Contents">T</text:p>
          </table:table-cell>
          <table:table-cell table:style-name="Таблица13.A1" office:value-type="string">
            <text:p text:style-name="Table_20_Contents">dE</text:p>
          </table:table-cell>
          <table:table-cell table:style-name="Таблица13.A1" office:value-type="string">
            <text:p text:style-name="Table_20_Contents">dG</text:p>
          </table:table-cell>
          <table:table-cell table:style-name="Таблица13.A1" office:value-type="string">
            <text:p text:style-name="Table_20_Contents">dH</text:p>
          </table:table-cell>
          <table:table-cell table:style-name="Таблица13.E1" office:value-type="string">
            <text:p text:style-name="Table_20_Contents">dS*T</text:p>
          </table:table-cell>
        </table:table-row>
        <table:table-row>
          <table:table-cell table:style-name="Таблица13.A2" office:value-type="string">
            <text:p text:style-name="Table_20_Contents">298.15</text:p>
          </table:table-cell>
          <table:table-cell table:style-name="Таблица13.A2" office:value-type="string">
            <text:p text:style-name="Table_20_Contents">-127.06</text:p>
          </table:table-cell>
          <table:table-cell table:style-name="Таблица13.A2" office:value-type="string">
            <text:p text:style-name="Table_20_Contents">-86.73</text:p>
          </table:table-cell>
          <table:table-cell table:style-name="Таблица13.A2" office:value-type="string">
            <text:p text:style-name="Table_20_Contents">-121.67</text:p>
          </table:table-cell>
          <table:table-cell table:style-name="Таблица13.E2" office:value-type="string">
            <text:p text:style-name="Table_20_Contents">-34.96</text:p>
          </table:table-cell>
        </table:table-row>
      </table:table>
      <text:p text:style-name="Text_20_body"/>
      <text:h text:style-name="Heading_20_3" text:outline-level="3"><text:bookmark text:name="r7"/><text:soft-page-break/>Reaction: 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 = <text:a xlink:type="simple" xlink:href="../mol/x2-3-NO2-Ph-N2-OTf-v1.mol" text:style-name="Internet_20_link" text:visited-style-name="Visited_20_Internet_20_Link">x2-3-NO</text:a><text:a xlink:type="simple" xlink:href="../mol/x2-3-NO2-Ph-N2-OTf-v1.mol" text:style-name="Internet_20_link" text:visited-style-name="Visited_20_Internet_20_Link"><text:span text:style-name="T1">2</text:span></text:a><text:a xlink:type="simple" xlink:href="../mol/x2-3-NO2-Ph-N2-OTf-v1.mol" text:style-name="Internet_20_link" text:visited-style-name="Visited_20_Internet_20_Link">-Ph-N</text:a><text:a xlink:type="simple" xlink:href="../mol/x2-3-NO2-Ph-N2-OTf-v1.mol" text:style-name="Internet_20_link" text:visited-style-name="Visited_20_Internet_20_Link"><text:span text:style-name="T1">2</text:span></text:a><text:a xlink:type="simple" xlink:href="../mol/x2-3-NO2-Ph-N2-OTf-v1.mol" text:style-name="Internet_20_link" text:visited-style-name="Visited_20_Internet_20_Link">-OTf-v1</text:a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3"/>
        <table:table-column table:style-name="Таблица14.C"/>
        <table:table-column table:style-name="Таблица14.H"/>
        <table:table-row>
          <table:table-cell table:style-name="Таблица14.A1" office:value-type="string">
            <text:p text:style-name="Table_20_Contents">Name</text:p>
          </table:table-cell>
          <table:table-cell table:style-name="Таблица14.A1" office:value-type="string">
            <text:p text:style-name="Table_20_Contents">k</text:p>
          </table:table-cell>
          <table:table-cell table:style-name="Таблица14.A1" office:value-type="string">
            <text:p text:style-name="Table_20_Contents">T</text:p>
          </table:table-cell>
          <table:table-cell table:style-name="Таблица14.A1" office:value-type="string">
            <text:p text:style-name="Table_20_Contents">E0</text:p>
          </table:table-cell>
          <table:table-cell table:style-name="Таблица14.A1" office:value-type="string">
            <text:p text:style-name="Table_20_Contents">G</text:p>
          </table:table-cell>
          <table:table-cell table:style-name="Таблица14.A1" office:value-type="string">
            <text:p text:style-name="Table_20_Contents">H</text:p>
          </table:table-cell>
          <table:table-cell table:style-name="Таблица14.A1" office:value-type="string">
            <text:p text:style-name="Table_20_Contents">S*T</text:p>
          </table:table-cell>
          <table:table-cell table:style-name="Таблица14.H1" office:value-type="string">
            <text:p text:style-name="Table_20_Contents">Properties</text:p>
          </table:table-cell>
        </table:table-row>
        <table:table-row>
          <table:table-cell table:style-name="Таблица14.A2" office:value-type="string">
            <text:p text:style-name="Table_20_Contents">3-NO2-Ph-N2+</text:p>
          </table:table-cell>
          <table:table-cell table:style-name="Таблица14.A2" office:value-type="string">
            <text:p text:style-name="Table_20_Contents">-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1431766.76</text:p>
          </table:table-cell>
          <table:table-cell table:style-name="Таблица14.A2" office:value-type="string">
            <text:p text:style-name="Table_20_Contents">-1431591.51</text:p>
          </table:table-cell>
          <table:table-cell table:style-name="Таблица14.A2" office:value-type="string">
            <text:p text:style-name="Table_20_Contents">-1431475.71</text:p>
          </table:table-cell>
          <table:table-cell table:style-name="Таблица14.A2" office:value-type="string">
            <text:p text:style-name="Table_20_Contents">115.88</text:p>
          </table:table-cell>
          <table:table-cell table:style-name="Таблица14.H2" office:value-type="string">
            <text:p text:style-name="Table_20_Contents">Group N10-N9-C2 Distance C-N=1.3800 Distance N-N=1.1142 Angle=179.99<text:line-break/>Ring C2-C1-C0-C5-C4-C3 SumAnges=720.00(100.00%) SumDistance=0.0001<text:line-break/>LUMO=-0.31471<text:line-break/>HOMO=-0.45006</text:p>
          </table:table-cell>
        </table:table-row>
        <table:table-row>
          <table:table-cell table:style-name="Таблица14.A2" office:value-type="string">
            <text:p text:style-name="Table_20_Contents">3-NO2-Ph-N2-OTf</text:p>
          </table:table-cell>
          <table:table-cell table:style-name="Таблица14.A2" office:value-type="string">
            <text:p text:style-name="Table_20_Contents">-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3956586.37</text:p>
          </table:table-cell>
          <table:table-cell table:style-name="Таблица14.A2" office:value-type="string">
            <text:p text:style-name="Table_20_Contents">-3956373.65</text:p>
          </table:table-cell>
          <table:table-cell table:style-name="Таблица14.A2" office:value-type="string">
            <text:p text:style-name="Table_20_Contents">-3956196.76</text:p>
          </table:table-cell>
          <table:table-cell table:style-name="Таблица14.A2" office:value-type="string">
            <text:p text:style-name="Table_20_Contents">177.00</text:p>
          </table:table-cell>
          <table:table-cell table:style-name="Таблица14.H2" office:value-type="string">
            <text:p text:style-name="Table_20_Contents">Group N10-N9-C2 Distance C-N=1.3928 Distance N-N=1.1201 Angle=169.48<text:line-break/>Ring C2-C1-C0-C5-C4-C3 SumAnges=719.99(100.00%) SumDistance=0.0231<text:line-break/>LUMO=-0.15533<text:line-break/>HOMO=-0.25957</text:p>
          </table:table-cell>
        </table:table-row>
        <table:table-row>
          <table:table-cell table:style-name="Таблица14.A2" office:value-type="string">
            <text:p text:style-name="Table_20_Contents">x2-3-NO2-Ph-N2-OTf-v1</text:p>
          </table:table-cell>
          <table:table-cell table:style-name="Таблица14.A2" office:value-type="string">
            <text:p text:style-name="Table_20_Contents">1.0</text:p>
          </table:table-cell>
          <table:table-cell table:style-name="Таблица14.A2" office:value-type="string">
            <text:p text:style-name="Table_20_Contents">298.15</text:p>
          </table:table-cell>
          <table:table-cell table:style-name="Таблица14.A2" office:value-type="string">
            <text:p text:style-name="Table_20_Contents">-5388479.98</text:p>
          </table:table-cell>
          <table:table-cell table:style-name="Таблица14.A2" office:value-type="string">
            <text:p text:style-name="Table_20_Contents">-5388053.32</text:p>
          </table:table-cell>
          <table:table-cell table:style-name="Таблица14.A2" office:value-type="string">
            <text:p text:style-name="Table_20_Contents">-5387793.77</text:p>
          </table:table-cell>
          <table:table-cell table:style-name="Таблица14.A2" office:value-type="string">
            <text:p text:style-name="Table_20_Contents">259.72</text:p>
          </table:table-cell>
          <table:table-cell table:style-name="Таблица14.H2" office:value-type="string">
            <text:p text:style-name="Table_20_Contents">Group N11-N10-C1 Distance C-N=1.3878 Distance N-N=1.1142 Angle=177.00<text:line-break/>Ring C1-C0-C5-C4-C3-C2 SumAnges=720.00(100.00%) SumDistance=0.0053<text:line-break/>Group N31-N30-C22 Distance C-N=1.3886 Distance N-N=1.1145 Angle=175.08<text:line-break/>Ring C22-C21-C23-C25-C27-C24 SumAnges=720.00(100.00%) SumDistance=0.0059<text:line-break/>LUMO=-0.25577<text:line-break/>HOMO=-0.3725</text:p>
          </table:table-cell>
        </table:table-row>
      </table:table>
      <text:p text:style-name="Text_20_body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B"/>
        <table:table-column table:style-name="Таблица15.A"/>
        <table:table-row>
          <table:table-cell table:style-name="Таблица15.A1" office:value-type="string">
            <text:p text:style-name="Table_20_Contents">T</text:p>
          </table:table-cell>
          <table:table-cell table:style-name="Таблица15.A1" office:value-type="string">
            <text:p text:style-name="Table_20_Contents">dE</text:p>
          </table:table-cell>
          <table:table-cell table:style-name="Таблица15.A1" office:value-type="string">
            <text:p text:style-name="Table_20_Contents">dG</text:p>
          </table:table-cell>
          <table:table-cell table:style-name="Таблица15.A1" office:value-type="string">
            <text:p text:style-name="Table_20_Contents">dH</text:p>
          </table:table-cell>
          <table:table-cell table:style-name="Таблица15.E1" office:value-type="string">
            <text:p text:style-name="Table_20_Contents">dS*T</text:p>
          </table:table-cell>
        </table:table-row>
        <table:table-row>
          <table:table-cell table:style-name="Таблица15.A2" office:value-type="string">
            <text:p text:style-name="Table_20_Contents">298.15</text:p>
          </table:table-cell>
          <table:table-cell table:style-name="Таблица15.A2" office:value-type="string">
            <text:p text:style-name="Table_20_Contents">-126.86</text:p>
          </table:table-cell>
          <table:table-cell table:style-name="Таблица15.A2" office:value-type="string">
            <text:p text:style-name="Table_20_Contents">-88.16</text:p>
          </table:table-cell>
          <table:table-cell table:style-name="Таблица15.A2" office:value-type="string">
            <text:p text:style-name="Table_20_Contents">-121.30</text:p>
          </table:table-cell>
          <table:table-cell table:style-name="Таблица15.E2" office:value-type="string">
            <text:p text:style-name="Table_20_Contents">-33.16</text:p>
          </table:table-cell>
        </table:table-row>
      </table:table>
      <text:p text:style-name="Text_20_body"/>
      <text:h text:style-name="Heading_20_3" text:outline-level="3"><text:bookmark text:name="r8"/>Reaction: <text:a xlink:type="simple" xlink:href="../mol/3-NO2-Ph-N2+.mol" text:style-name="Internet_20_link" text:visited-style-name="Visited_20_Internet_20_Link">3-NO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-Ph-N</text:a><text:a xlink:type="simple" xlink:href="../mol/3-NO2-Ph-N2+.mol" text:style-name="Internet_20_link" text:visited-style-name="Visited_20_Internet_20_Link"><text:span text:style-name="T1">2</text:span></text:a><text:a xlink:type="simple" xlink:href="../mol/3-NO2-Ph-N2+.mol" text:style-name="Internet_20_link" text:visited-style-name="Visited_20_Internet_20_Link">+</text:a> + <text:a xlink:type="simple" xlink:href="../mol/3-NO2-Ph-N2-OTf.mol" text:style-name="Internet_20_link" text:visited-style-name="Visited_20_Internet_20_Link">3-NO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Ph-N</text:a><text:a xlink:type="simple" xlink:href="../mol/3-NO2-Ph-N2-OTf.mol" text:style-name="Internet_20_link" text:visited-style-name="Visited_20_Internet_20_Link"><text:span text:style-name="T1">2</text:span></text:a><text:a xlink:type="simple" xlink:href="../mol/3-NO2-Ph-N2-OTf.mol" text:style-name="Internet_20_link" text:visited-style-name="Visited_20_Internet_20_Link">-OTf</text:a> = <text:a xlink:type="simple" xlink:href="../mol/x2-3-NO2-Ph-N2-OTf-v2.mol" text:style-name="Internet_20_link" text:visited-style-name="Visited_20_Internet_20_Link">x2-3-NO</text:a><text:a xlink:type="simple" xlink:href="../mol/x2-3-NO2-Ph-N2-OTf-v2.mol" text:style-name="Internet_20_link" text:visited-style-name="Visited_20_Internet_20_Link"><text:span text:style-name="T1">2</text:span></text:a><text:a xlink:type="simple" xlink:href="../mol/x2-3-NO2-Ph-N2-OTf-v2.mol" text:style-name="Internet_20_link" text:visited-style-name="Visited_20_Internet_20_Link">-Ph-N</text:a><text:a xlink:type="simple" xlink:href="../mol/x2-3-NO2-Ph-N2-OTf-v2.mol" text:style-name="Internet_20_link" text:visited-style-name="Visited_20_Internet_20_Link"><text:span text:style-name="T1">2</text:span></text:a><text:a xlink:type="simple" xlink:href="../mol/x2-3-NO2-Ph-N2-OTf-v2.mol" text:style-name="Internet_20_link" text:visited-style-name="Visited_20_Internet_20_Link">-OTf-v2</text:a></text:h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3"/>
        <table:table-column table:style-name="Таблица16.C"/>
        <table:table-column table:style-name="Таблица16.H"/>
        <table:table-row>
          <table:table-cell table:style-name="Таблица16.A1" office:value-type="string">
            <text:p text:style-name="Table_20_Contents">Name</text:p>
          </table:table-cell>
          <table:table-cell table:style-name="Таблица16.A1" office:value-type="string">
            <text:p text:style-name="Table_20_Contents">k</text:p>
          </table:table-cell>
          <table:table-cell table:style-name="Таблица16.A1" office:value-type="string">
            <text:p text:style-name="Table_20_Contents">T</text:p>
          </table:table-cell>
          <table:table-cell table:style-name="Таблица16.A1" office:value-type="string">
            <text:p text:style-name="Table_20_Contents">E0</text:p>
          </table:table-cell>
          <table:table-cell table:style-name="Таблица16.A1" office:value-type="string">
            <text:p text:style-name="Table_20_Contents">G</text:p>
          </table:table-cell>
          <table:table-cell table:style-name="Таблица16.A1" office:value-type="string">
            <text:p text:style-name="Table_20_Contents">H</text:p>
          </table:table-cell>
          <table:table-cell table:style-name="Таблица16.A1" office:value-type="string">
            <text:p text:style-name="Table_20_Contents">S*T</text:p>
          </table:table-cell>
          <table:table-cell table:style-name="Таблица16.H1" office:value-type="string">
            <text:p text:style-name="Table_20_Contents">Properties</text:p>
          </table:table-cell>
        </table:table-row>
        <table:table-row>
          <table:table-cell table:style-name="Таблица16.A2" office:value-type="string">
            <text:p text:style-name="Table_20_Contents">3-NO2-Ph-N2+</text:p>
          </table:table-cell>
          <table:table-cell table:style-name="Таблица16.A2" office:value-type="string">
            <text:p text:style-name="Table_20_Contents">-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1431766.76</text:p>
          </table:table-cell>
          <table:table-cell table:style-name="Таблица16.A2" office:value-type="string">
            <text:p text:style-name="Table_20_Contents">-1431591.51</text:p>
          </table:table-cell>
          <table:table-cell table:style-name="Таблица16.A2" office:value-type="string">
            <text:p text:style-name="Table_20_Contents">-1431475.71</text:p>
          </table:table-cell>
          <table:table-cell table:style-name="Таблица16.A2" office:value-type="string">
            <text:p text:style-name="Table_20_Contents">115.88</text:p>
          </table:table-cell>
          <table:table-cell table:style-name="Таблица16.H2" office:value-type="string">
            <text:p text:style-name="Table_20_Contents">Group N10-N9-C2 Distance C-N=1.3800 Distance N-N=1.1142 Angle=179.99<text:line-break/>Ring C2-C1-C0-C5-C4-C3 SumAnges=720.00(100.00%) SumDistance=0.0001<text:line-break/>LUMO=-0.31471<text:line-break/>HOMO=-0.45006</text:p>
          </table:table-cell>
        </table:table-row>
        <table:table-row>
          <table:table-cell table:style-name="Таблица16.A2" office:value-type="string">
            <text:p text:style-name="Table_20_Contents">3-NO2-Ph-N2-OTf</text:p>
          </table:table-cell>
          <table:table-cell table:style-name="Таблица16.A2" office:value-type="string">
            <text:p text:style-name="Table_20_Contents">-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3956586.37</text:p>
          </table:table-cell>
          <table:table-cell table:style-name="Таблица16.A2" office:value-type="string">
            <text:p text:style-name="Table_20_Contents">-3956373.65</text:p>
          </table:table-cell>
          <table:table-cell table:style-name="Таблица16.A2" office:value-type="string">
            <text:p text:style-name="Table_20_Contents">-3956196.76</text:p>
          </table:table-cell>
          <table:table-cell table:style-name="Таблица16.A2" office:value-type="string">
            <text:p text:style-name="Table_20_Contents">177.00</text:p>
          </table:table-cell>
          <table:table-cell table:style-name="Таблица16.H2" office:value-type="string">
            <text:p text:style-name="Table_20_Contents">Group N10-N9-C2 Distance C-N=1.3928 Distance N-N=1.1201 Angle=169.48<text:line-break/>Ring C2-C1-C0-C5-C4-C3 SumAnges=719.99(100.00%) SumDistance=0.0231<text:line-break/>LUMO=-0.15533<text:line-break/>HOMO=-0.25957</text:p>
          </table:table-cell>
        </table:table-row>
        <table:table-row>
          <table:table-cell table:style-name="Таблица16.A2" office:value-type="string">
            <text:p text:style-name="Table_20_Contents">x2-3-NO2-Ph-N2-OTf-v2</text:p>
          </table:table-cell>
          <table:table-cell table:style-name="Таблица16.A2" office:value-type="string">
            <text:p text:style-name="Table_20_Contents">1.0</text:p>
          </table:table-cell>
          <table:table-cell table:style-name="Таблица16.A2" office:value-type="string">
            <text:p text:style-name="Table_20_Contents">298.15</text:p>
          </table:table-cell>
          <table:table-cell table:style-name="Таблица16.A2" office:value-type="string">
            <text:p text:style-name="Table_20_Contents">-5388477.29</text:p>
          </table:table-cell>
          <table:table-cell table:style-name="Таблица16.A2" office:value-type="string">
            <text:p text:style-name="Table_20_Contents">-5388049.11</text:p>
          </table:table-cell>
          <table:table-cell table:style-name="Таблица16.A2" office:value-type="string">
            <text:p text:style-name="Table_20_Contents">-5387791.07</text:p>
          </table:table-cell>
          <table:table-cell table:style-name="Таблица16.A2" office:value-type="string">
            <text:p text:style-name="Table_20_Contents">258.21</text:p>
          </table:table-cell>
          <table:table-cell table:style-name="Таблица16.H2" office:value-type="string">
            <text:p text:style-name="Table_20_Contents">Group N11-N10-C1 Distance C-N=1.3898 Distance N-N=1.1154 Angle=173.29<text:line-break/>Ring C1-C0-C5-C4-C3-C2 SumAnges=720.00(100.00%) SumDistance=0.0016<text:line-break/>Group N31-N30-C22 Distance C-N=1.3843 Distance N-N=1.1111 Angle=179.54<text:line-break/>Ring C22-C21-C23-C25-C27-C24 SumAnges=720.00(100.00%) SumDistance=0.0070<text:line-break/>LUMO=-0.26064<text:line-break/>HOMO=-0.36984</text:p>
          </table:table-cell>
        </table:table-row>
      </table:table>
      <text:p text:style-name="Text_20_body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A"/>
        <table:table-row>
          <table:table-cell table:style-name="Таблица17.A1" office:value-type="string">
            <text:p text:style-name="Table_20_Contents">T</text:p>
          </table:table-cell>
          <table:table-cell table:style-name="Таблица17.A1" office:value-type="string">
            <text:p text:style-name="Table_20_Contents">dE</text:p>
          </table:table-cell>
          <table:table-cell table:style-name="Таблица17.A1" office:value-type="string">
            <text:p text:style-name="Table_20_Contents">dG</text:p>
          </table:table-cell>
          <table:table-cell table:style-name="Таблица17.A1" office:value-type="string">
            <text:p text:style-name="Table_20_Contents">dH</text:p>
          </table:table-cell>
          <table:table-cell table:style-name="Таблица17.E1" office:value-type="string">
            <text:p text:style-name="Table_20_Contents">dS*T</text:p>
          </table:table-cell>
        </table:table-row>
        <table:table-row>
          <table:table-cell table:style-name="Таблица17.A2" office:value-type="string">
            <text:p text:style-name="Table_20_Contents">298.15</text:p>
          </table:table-cell>
          <table:table-cell table:style-name="Таблица17.A2" office:value-type="string">
            <text:p text:style-name="Table_20_Contents">-124.17</text:p>
          </table:table-cell>
          <table:table-cell table:style-name="Таблица17.A2" office:value-type="string">
            <text:p text:style-name="Table_20_Contents">-83.95</text:p>
          </table:table-cell>
          <table:table-cell table:style-name="Таблица17.A2" office:value-type="string">
            <text:p text:style-name="Table_20_Contents">-118.60</text:p>
          </table:table-cell>
          <table:table-cell table:style-name="Таблица17.E2" office:value-type="string">
            <text:p text:style-name="Table_20_Contents">-34.67</text:p>
          </table:table-cell>
        </table:table-row>
      </table:table>
      <text:p text:style-name="Text_20_body"/>
      <text:h text:style-name="Heading_20_3" text:outline-level="3"><text:bookmark text:name="r9"/>Reaction: 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 = <text:a xlink:type="simple" xlink:href="../mol/x2-4-Br-Ph-N2-OTf-v1.mol" text:style-name="Internet_20_link" text:visited-style-name="Visited_20_Internet_20_Link">x2-4-Br-Ph-N</text:a><text:a xlink:type="simple" xlink:href="../mol/x2-4-Br-Ph-N2-OTf-v1.mol" text:style-name="Internet_20_link" text:visited-style-name="Visited_20_Internet_20_Link"><text:span text:style-name="T1">2</text:span></text:a><text:a xlink:type="simple" xlink:href="../mol/x2-4-Br-Ph-N2-OTf-v1.mol" text:style-name="Internet_20_link" text:visited-style-name="Visited_20_Internet_20_Link">-OTf-v1</text:a>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3"/>
        <table:table-column table:style-name="Таблица18.C"/>
        <table:table-column table:style-name="Таблица18.H"/>
        <table:table-row>
          <table:table-cell table:style-name="Таблица18.A1" office:value-type="string">
            <text:p text:style-name="Table_20_Contents">Name</text:p>
          </table:table-cell>
          <table:table-cell table:style-name="Таблица18.A1" office:value-type="string">
            <text:p text:style-name="Table_20_Contents">k</text:p>
          </table:table-cell>
          <table:table-cell table:style-name="Таблица18.A1" office:value-type="string">
            <text:p text:style-name="Table_20_Contents">T</text:p>
          </table:table-cell>
          <table:table-cell table:style-name="Таблица18.A1" office:value-type="string">
            <text:p text:style-name="Table_20_Contents">E0</text:p>
          </table:table-cell>
          <table:table-cell table:style-name="Таблица18.A1" office:value-type="string">
            <text:p text:style-name="Table_20_Contents">G</text:p>
          </table:table-cell>
          <table:table-cell table:style-name="Таблица18.A1" office:value-type="string">
            <text:p text:style-name="Table_20_Contents">H</text:p>
          </table:table-cell>
          <table:table-cell table:style-name="Таблица18.A1" office:value-type="string">
            <text:p text:style-name="Table_20_Contents">S*T</text:p>
          </table:table-cell>
          <table:table-cell table:style-name="Таблица18.H1" office:value-type="string">
            <text:p text:style-name="Table_20_Contents">Properties</text:p>
          </table:table-cell>
        </table:table-row>
        <table:table-row>
          <table:table-cell table:style-name="Таблица18.A2" office:value-type="string">
            <text:p text:style-name="Table_20_Contents">4-Br-Ph-N2+</text:p>
          </table:table-cell>
          <table:table-cell table:style-name="Таблица18.A2" office:value-type="string">
            <text:p text:style-name="Table_20_Contents">-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7645334.89</text:p>
          </table:table-cell>
          <table:table-cell table:style-name="Таблица18.A2" office:value-type="string">
            <text:p text:style-name="Table_20_Contents">-7645189.17</text:p>
          </table:table-cell>
          <table:table-cell table:style-name="Таблица18.A2" office:value-type="string">
            <text:p text:style-name="Table_20_Contents">-7645078.93</text:p>
          </table:table-cell>
          <table:table-cell table:style-name="Таблица18.A2" office:value-type="string">
            <text:p text:style-name="Table_20_Contents">110.32</text:p>
          </table:table-cell>
          <table:table-cell table:style-name="Таблица18.H2" office:value-type="string">
            <text:p text:style-name="Table_20_Contents">Group N11-N10-C1 Distance C-N=1.3678 Distance N-N=1.1176 Angle=179.97<text:line-break/>Ring C1-C0-C5-C4-C3-C2 SumAnges=720.00(100.00%) SumDistance=0.0003<text:line-break/>Ring C4-C3-C2-C1-C0-C5 SumAnges=720.00(100.00%) SumDistance=0.0003<text:line-break/>LUMO=-0.29334<text:line-break/>HOMO=-0.42726</text:p>
          </table:table-cell>
        </table:table-row>
        <table:table-row>
          <table:table-cell table:style-name="Таблица18.A2" office:value-type="string">
            <text:p text:style-name="Table_20_Contents">4-Br-Ph-N2-OTf</text:p>
          </table:table-cell>
          <table:table-cell table:style-name="Таблица18.A2" office:value-type="string">
            <text:p text:style-name="Table_20_Contents">-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10170123.10</text:p>
          </table:table-cell>
          <table:table-cell table:style-name="Таблица18.A2" office:value-type="string">
            <text:p text:style-name="Table_20_Contents">-10169945.45</text:p>
          </table:table-cell>
          <table:table-cell table:style-name="Таблица18.A2" office:value-type="string">
            <text:p text:style-name="Table_20_Contents">-10169769.53</text:p>
          </table:table-cell>
          <table:table-cell table:style-name="Таблица18.A2" office:value-type="string">
            <text:p text:style-name="Table_20_Contents">176.03</text:p>
          </table:table-cell>
          <table:table-cell table:style-name="Таблица18.H2" office:value-type="string">
            <text:p text:style-name="Table_20_Contents">Group N11-N10-C1 Distance C-N=1.3838 Distance N-N=1.1229 Angle=172.26<text:line-break/>Ring C1-C0-C5-C4-C3-C2 SumAnges=719.99(100.00%) SumDistance=0.0154<text:line-break/>Ring C4-C3-C2-C1-C0-C5 SumAnges=719.99(100.00%) SumDistance=0.0154<text:line-break/>LUMO=-0.14605<text:line-break/>HOMO=-0.2438</text:p>
          </table:table-cell>
        </table:table-row>
        <table:table-row>
          <table:table-cell table:style-name="Таблица18.A2" office:value-type="string">
            <text:p text:style-name="Table_20_Contents">x2-4-Br-Ph-N2-OTf-v1</text:p>
          </table:table-cell>
          <table:table-cell table:style-name="Таблица18.A2" office:value-type="string">
            <text:p text:style-name="Table_20_Contents">1.0</text:p>
          </table:table-cell>
          <table:table-cell table:style-name="Таблица18.A2" office:value-type="string">
            <text:p text:style-name="Table_20_Contents">298.15</text:p>
          </table:table-cell>
          <table:table-cell table:style-name="Таблица18.A2" office:value-type="string">
            <text:p text:style-name="Table_20_Contents">-17815585.77</text:p>
          </table:table-cell>
          <table:table-cell table:style-name="Таблица18.A2" office:value-type="string">
            <text:p text:style-name="Table_20_Contents">-17815218.16</text:p>
          </table:table-cell>
          <table:table-cell table:style-name="Таблица18.A2" office:value-type="string">
            <text:p text:style-name="Table_20_Contents">-17814970.24</text:p>
          </table:table-cell>
          <table:table-cell table:style-name="Таблица18.A2" office:value-type="string">
            <text:p text:style-name="Table_20_Contents">248.08</text:p>
          </table:table-cell>
          <table:table-cell table:style-name="Таблица18.H2" office:value-type="string">
            <text:p text:style-name="Table_20_Contents">Group N11-N10-C1 Distance C-N=1.3780 Distance N-N=1.1161 Angle=176.96<text:line-break/>Ring C1-C0-C5-C4-C3-C2 SumAnges=720.00(100.00%) SumDistance=0.0063<text:line-break/>Group N31-N30-C22 Distance C-N=1.3784 Distance N-N=1.1168 Angle=174.90<text:line-break/>Ring C22-C21-C23-C25-C27-C24 SumAnges=720.00(100.00%) SumDistance=0.0048<text:line-break/>Ring C4-C3-C2-C1-C0-C5 SumAnges=720.00(100.00%) SumDistance=0.0063<text:line-break/>Ring C25-C23-C21-C22-C24-C27 SumAnges=720.00(100.00%) SumDistance=0.0048<text:line-break/>LUMO=-0.23528<text:line-break/>HOMO=-0.35419</text:p>
          </table:table-cell>
        </table:table-row>
      </table:table>
      <text:p text:style-name="Text_20_body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B"/>
        <table:table-column table:style-name="Таблица19.A"/>
        <table:table-row>
          <table:table-cell table:style-name="Таблица19.A1" office:value-type="string">
            <text:p text:style-name="Table_20_Contents">T</text:p>
          </table:table-cell>
          <table:table-cell table:style-name="Таблица19.A1" office:value-type="string">
            <text:p text:style-name="Table_20_Contents">dE</text:p>
          </table:table-cell>
          <table:table-cell table:style-name="Таблица19.A1" office:value-type="string">
            <text:p text:style-name="Table_20_Contents">dG</text:p>
          </table:table-cell>
          <table:table-cell table:style-name="Таблица19.A1" office:value-type="string">
            <text:p text:style-name="Table_20_Contents">dH</text:p>
          </table:table-cell>
          <table:table-cell table:style-name="Таблица19.E1" office:value-type="string">
            <text:p text:style-name="Table_20_Contents">dS*T</text:p>
          </table:table-cell>
        </table:table-row>
        <table:table-row>
          <table:table-cell table:style-name="Таблица19.A2" office:value-type="string">
            <text:p text:style-name="Table_20_Contents">298.15</text:p>
          </table:table-cell>
          <table:table-cell table:style-name="Таблица19.A2" office:value-type="string">
            <text:p text:style-name="Table_20_Contents">-127.78</text:p>
          </table:table-cell>
          <table:table-cell table:style-name="Таблица19.A2" office:value-type="string">
            <text:p text:style-name="Table_20_Contents">-83.54</text:p>
          </table:table-cell>
          <table:table-cell table:style-name="Таблица19.A2" office:value-type="string">
            <text:p text:style-name="Table_20_Contents">-121.78</text:p>
          </table:table-cell>
          <table:table-cell table:style-name="Таблица19.E2" office:value-type="string">
            <text:p text:style-name="Table_20_Contents">-38.27</text:p>
          </table:table-cell>
        </table:table-row>
      </table:table>
      <text:p text:style-name="Text_20_body"/>
      <text:h text:style-name="Heading_20_3" text:outline-level="3"><text:bookmark text:name="r10"/><text:soft-page-break/>Reaction: <text:a xlink:type="simple" xlink:href="../mol/4-Br-Ph-N2+.mol" text:style-name="Internet_20_link" text:visited-style-name="Visited_20_Internet_20_Link">4-Br-Ph-N</text:a><text:a xlink:type="simple" xlink:href="../mol/4-Br-Ph-N2+.mol" text:style-name="Internet_20_link" text:visited-style-name="Visited_20_Internet_20_Link"><text:span text:style-name="T1">2</text:span></text:a><text:a xlink:type="simple" xlink:href="../mol/4-Br-Ph-N2+.mol" text:style-name="Internet_20_link" text:visited-style-name="Visited_20_Internet_20_Link">+</text:a> + <text:a xlink:type="simple" xlink:href="../mol/4-Br-Ph-N2-OTf.mol" text:style-name="Internet_20_link" text:visited-style-name="Visited_20_Internet_20_Link">4-Br-Ph-N</text:a><text:a xlink:type="simple" xlink:href="../mol/4-Br-Ph-N2-OTf.mol" text:style-name="Internet_20_link" text:visited-style-name="Visited_20_Internet_20_Link"><text:span text:style-name="T1">2</text:span></text:a><text:a xlink:type="simple" xlink:href="../mol/4-Br-Ph-N2-OTf.mol" text:style-name="Internet_20_link" text:visited-style-name="Visited_20_Internet_20_Link">-OTf</text:a> = <text:a xlink:type="simple" xlink:href="../mol/x2-4-Br-Ph-N2-OTf-v2.mol" text:style-name="Internet_20_link" text:visited-style-name="Visited_20_Internet_20_Link">x2-4-Br-Ph-N</text:a><text:a xlink:type="simple" xlink:href="../mol/x2-4-Br-Ph-N2-OTf-v2.mol" text:style-name="Internet_20_link" text:visited-style-name="Visited_20_Internet_20_Link"><text:span text:style-name="T1">2</text:span></text:a><text:a xlink:type="simple" xlink:href="../mol/x2-4-Br-Ph-N2-OTf-v2.mol" text:style-name="Internet_20_link" text:visited-style-name="Visited_20_Internet_20_Link">-OTf-v2</text:a></text:h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 table:number-columns-repeated="3"/>
        <table:table-column table:style-name="Таблица20.C"/>
        <table:table-column table:style-name="Таблица20.H"/>
        <table:table-row>
          <table:table-cell table:style-name="Таблица20.A1" office:value-type="string">
            <text:p text:style-name="Table_20_Contents">Name</text:p>
          </table:table-cell>
          <table:table-cell table:style-name="Таблица20.A1" office:value-type="string">
            <text:p text:style-name="Table_20_Contents">k</text:p>
          </table:table-cell>
          <table:table-cell table:style-name="Таблица20.A1" office:value-type="string">
            <text:p text:style-name="Table_20_Contents">T</text:p>
          </table:table-cell>
          <table:table-cell table:style-name="Таблица20.A1" office:value-type="string">
            <text:p text:style-name="Table_20_Contents">E0</text:p>
          </table:table-cell>
          <table:table-cell table:style-name="Таблица20.A1" office:value-type="string">
            <text:p text:style-name="Table_20_Contents">G</text:p>
          </table:table-cell>
          <table:table-cell table:style-name="Таблица20.A1" office:value-type="string">
            <text:p text:style-name="Table_20_Contents">H</text:p>
          </table:table-cell>
          <table:table-cell table:style-name="Таблица20.A1" office:value-type="string">
            <text:p text:style-name="Table_20_Contents">S*T</text:p>
          </table:table-cell>
          <table:table-cell table:style-name="Таблица20.H1" office:value-type="string">
            <text:p text:style-name="Table_20_Contents">Properties</text:p>
          </table:table-cell>
        </table:table-row>
        <table:table-row>
          <table:table-cell table:style-name="Таблица20.A2" office:value-type="string">
            <text:p text:style-name="Table_20_Contents">4-Br-Ph-N2+</text:p>
          </table:table-cell>
          <table:table-cell table:style-name="Таблица20.A2" office:value-type="string">
            <text:p text:style-name="Table_20_Contents">-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7645334.89</text:p>
          </table:table-cell>
          <table:table-cell table:style-name="Таблица20.A2" office:value-type="string">
            <text:p text:style-name="Table_20_Contents">-7645189.17</text:p>
          </table:table-cell>
          <table:table-cell table:style-name="Таблица20.A2" office:value-type="string">
            <text:p text:style-name="Table_20_Contents">-7645078.93</text:p>
          </table:table-cell>
          <table:table-cell table:style-name="Таблица20.A2" office:value-type="string">
            <text:p text:style-name="Table_20_Contents">110.32</text:p>
          </table:table-cell>
          <table:table-cell table:style-name="Таблица20.H2" office:value-type="string">
            <text:p text:style-name="Table_20_Contents">Group N11-N10-C1 Distance C-N=1.3678 Distance N-N=1.1176 Angle=179.97<text:line-break/>Ring C1-C0-C5-C4-C3-C2 SumAnges=720.00(100.00%) SumDistance=0.0003<text:line-break/>Ring C4-C3-C2-C1-C0-C5 SumAnges=720.00(100.00%) SumDistance=0.0003<text:line-break/>LUMO=-0.29334<text:line-break/>HOMO=-0.42726</text:p>
          </table:table-cell>
        </table:table-row>
        <table:table-row>
          <table:table-cell table:style-name="Таблица20.A2" office:value-type="string">
            <text:p text:style-name="Table_20_Contents">4-Br-Ph-N2-OTf</text:p>
          </table:table-cell>
          <table:table-cell table:style-name="Таблица20.A2" office:value-type="string">
            <text:p text:style-name="Table_20_Contents">-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10170123.10</text:p>
          </table:table-cell>
          <table:table-cell table:style-name="Таблица20.A2" office:value-type="string">
            <text:p text:style-name="Table_20_Contents">-10169945.45</text:p>
          </table:table-cell>
          <table:table-cell table:style-name="Таблица20.A2" office:value-type="string">
            <text:p text:style-name="Table_20_Contents">-10169769.53</text:p>
          </table:table-cell>
          <table:table-cell table:style-name="Таблица20.A2" office:value-type="string">
            <text:p text:style-name="Table_20_Contents">176.03</text:p>
          </table:table-cell>
          <table:table-cell table:style-name="Таблица20.H2" office:value-type="string">
            <text:p text:style-name="Table_20_Contents">Group N11-N10-C1 Distance C-N=1.3838 Distance N-N=1.1229 Angle=172.26<text:line-break/>Ring C1-C0-C5-C4-C3-C2 SumAnges=719.99(100.00%) SumDistance=0.0154<text:line-break/>Ring C4-C3-C2-C1-C0-C5 SumAnges=719.99(100.00%) SumDistance=0.0154<text:line-break/>LUMO=-0.14605<text:line-break/>HOMO=-0.2438</text:p>
          </table:table-cell>
        </table:table-row>
        <table:table-row>
          <table:table-cell table:style-name="Таблица20.A2" office:value-type="string">
            <text:p text:style-name="Table_20_Contents">x2-4-Br-Ph-N2-OTf-v2</text:p>
          </table:table-cell>
          <table:table-cell table:style-name="Таблица20.A2" office:value-type="string">
            <text:p text:style-name="Table_20_Contents">1.0</text:p>
          </table:table-cell>
          <table:table-cell table:style-name="Таблица20.A2" office:value-type="string">
            <text:p text:style-name="Table_20_Contents">298.15</text:p>
          </table:table-cell>
          <table:table-cell table:style-name="Таблица20.A2" office:value-type="string">
            <text:p text:style-name="Table_20_Contents">-17815583.90</text:p>
          </table:table-cell>
          <table:table-cell table:style-name="Таблица20.A2" office:value-type="string">
            <text:p text:style-name="Table_20_Contents">-17815217.10</text:p>
          </table:table-cell>
          <table:table-cell table:style-name="Таблица20.A2" office:value-type="string">
            <text:p text:style-name="Table_20_Contents">-17814968.51</text:p>
          </table:table-cell>
          <table:table-cell table:style-name="Таблица20.A2" office:value-type="string">
            <text:p text:style-name="Table_20_Contents">248.76</text:p>
          </table:table-cell>
          <table:table-cell table:style-name="Таблица20.H2" office:value-type="string">
            <text:p text:style-name="Table_20_Contents">Group N11-N10-C1 Distance C-N=1.3790 Distance N-N=1.1170 Angle=174.93<text:line-break/>Ring C1-C0-C5-C4-C3-C2 SumAnges=720.00(100.00%) SumDistance=0.0035<text:line-break/>Group N31-N30-C22 Distance C-N=1.3745 Distance N-N=1.1137 Angle=179.71<text:line-break/>Ring C22-C21-C23-C25-C27-C24 SumAnges=720.00(100.00%) SumDistance=0.0053<text:line-break/>Ring C4-C3-C2-C1-C0-C5 SumAnges=720.00(100.00%) SumDistance=0.0035<text:line-break/>Ring C25-C23-C21-C22-C24-C27 SumAnges=720.00(100.00%) SumDistance=0.0053<text:line-break/>LUMO=-0.23946<text:line-break/>HOMO=-0.35178</text:p>
          </table:table-cell>
        </table:table-row>
      </table:table>
      <text:p text:style-name="Text_20_body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B"/>
        <table:table-column table:style-name="Таблица21.A"/>
        <table:table-row>
          <table:table-cell table:style-name="Таблица21.A1" office:value-type="string">
            <text:p text:style-name="Table_20_Contents">T</text:p>
          </table:table-cell>
          <table:table-cell table:style-name="Таблица21.A1" office:value-type="string">
            <text:p text:style-name="Table_20_Contents">dE</text:p>
          </table:table-cell>
          <table:table-cell table:style-name="Таблица21.A1" office:value-type="string">
            <text:p text:style-name="Table_20_Contents">dG</text:p>
          </table:table-cell>
          <table:table-cell table:style-name="Таблица21.A1" office:value-type="string">
            <text:p text:style-name="Table_20_Contents">dH</text:p>
          </table:table-cell>
          <table:table-cell table:style-name="Таблица21.E1" office:value-type="string">
            <text:p text:style-name="Table_20_Contents">dS*T</text:p>
          </table:table-cell>
        </table:table-row>
        <table:table-row>
          <table:table-cell table:style-name="Таблица21.A2" office:value-type="string">
            <text:p text:style-name="Table_20_Contents">298.15</text:p>
          </table:table-cell>
          <table:table-cell table:style-name="Таблица21.A2" office:value-type="string">
            <text:p text:style-name="Table_20_Contents">-125.90</text:p>
          </table:table-cell>
          <table:table-cell table:style-name="Таблица21.A2" office:value-type="string">
            <text:p text:style-name="Table_20_Contents">-82.48</text:p>
          </table:table-cell>
          <table:table-cell table:style-name="Таблица21.A2" office:value-type="string">
            <text:p text:style-name="Table_20_Contents">-120.05</text:p>
          </table:table-cell>
          <table:table-cell table:style-name="Таблица21.E2" office:value-type="string">
            <text:p text:style-name="Table_20_Contents">-37.59</text:p>
          </table:table-cell>
        </table:table-row>
      </table:table>
      <text:p text:style-name="Text_20_body"/>
      <text:h text:style-name="Heading_20_3" text:outline-level="3"><text:bookmark text:name="r11"/>Reaction: 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 = <text:a xlink:type="simple" xlink:href="../mol/x2-4-CH3O-Ph-N2-OTf-v1.mol" text:style-name="Internet_20_link" text:visited-style-name="Visited_20_Internet_20_Link">x2-4-CH</text:a><text:a xlink:type="simple" xlink:href="../mol/x2-4-CH3O-Ph-N2-OTf-v1.mol" text:style-name="Internet_20_link" text:visited-style-name="Visited_20_Internet_20_Link"><text:span text:style-name="T1">3</text:span></text:a><text:a xlink:type="simple" xlink:href="../mol/x2-4-CH3O-Ph-N2-OTf-v1.mol" text:style-name="Internet_20_link" text:visited-style-name="Visited_20_Internet_20_Link">O-Ph-N</text:a><text:a xlink:type="simple" xlink:href="../mol/x2-4-CH3O-Ph-N2-OTf-v1.mol" text:style-name="Internet_20_link" text:visited-style-name="Visited_20_Internet_20_Link"><text:span text:style-name="T1">2</text:span></text:a><text:a xlink:type="simple" xlink:href="../mol/x2-4-CH3O-Ph-N2-OTf-v1.mol" text:style-name="Internet_20_link" text:visited-style-name="Visited_20_Internet_20_Link">-OTf-v1</text:a>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 table:number-columns-repeated="3"/>
        <table:table-column table:style-name="Таблица22.C"/>
        <table:table-column table:style-name="Таблица22.H"/>
        <table:table-row>
          <table:table-cell table:style-name="Таблица22.A1" office:value-type="string">
            <text:p text:style-name="Table_20_Contents">Name</text:p>
          </table:table-cell>
          <table:table-cell table:style-name="Таблица22.A1" office:value-type="string">
            <text:p text:style-name="Table_20_Contents">k</text:p>
          </table:table-cell>
          <table:table-cell table:style-name="Таблица22.A1" office:value-type="string">
            <text:p text:style-name="Table_20_Contents">T</text:p>
          </table:table-cell>
          <table:table-cell table:style-name="Таблица22.A1" office:value-type="string">
            <text:p text:style-name="Table_20_Contents">E0</text:p>
          </table:table-cell>
          <table:table-cell table:style-name="Таблица22.A1" office:value-type="string">
            <text:p text:style-name="Table_20_Contents">G</text:p>
          </table:table-cell>
          <table:table-cell table:style-name="Таблица22.A1" office:value-type="string">
            <text:p text:style-name="Table_20_Contents">H</text:p>
          </table:table-cell>
          <table:table-cell table:style-name="Таблица22.A1" office:value-type="string">
            <text:p text:style-name="Table_20_Contents">S*T</text:p>
          </table:table-cell>
          <table:table-cell table:style-name="Таблица22.H1" office:value-type="string">
            <text:p text:style-name="Table_20_Contents">Properties</text:p>
          </table:table-cell>
        </table:table-row>
        <table:table-row>
          <table:table-cell table:style-name="Таблица22.A2" office:value-type="string">
            <text:p text:style-name="Table_20_Contents">4-CH3O-Ph-N2+</text:p>
          </table:table-cell>
          <table:table-cell table:style-name="Таблица22.A2" office:value-type="string">
            <text:p text:style-name="Table_20_Contents">-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1195643.49</text:p>
          </table:table-cell>
          <table:table-cell table:style-name="Таблица22.A2" office:value-type="string">
            <text:p text:style-name="Table_20_Contents">-1195385.63</text:p>
          </table:table-cell>
          <table:table-cell table:style-name="Таблица22.A2" office:value-type="string">
            <text:p text:style-name="Table_20_Contents">-1195271.50</text:p>
          </table:table-cell>
          <table:table-cell table:style-name="Таблица22.A2" office:value-type="string">
            <text:p text:style-name="Table_20_Contents">114.21</text:p>
          </table:table-cell>
          <table:table-cell table:style-name="Таблица22.H2" office:value-type="string">
            <text:p text:style-name="Table_20_Contents">Group N11-N10-C2 Distance C-N=1.3567 Distance N-N=1.1208 Angle=179.79<text:line-break/>Ring C2-C1-C0-C5-C4-C3 SumAnges=720.00(100.00%) SumDistance=0.0003<text:line-break/>LUMO=-0.26975<text:line-break/>HOMO=-0.41657</text:p>
          </table:table-cell>
        </table:table-row>
        <table:table-row>
          <table:table-cell table:style-name="Таблица22.A2" office:value-type="string">
            <text:p text:style-name="Table_20_Contents">4-CH3O-Ph-N2-OTf</text:p>
          </table:table-cell>
          <table:table-cell table:style-name="Таблица22.A2" office:value-type="string">
            <text:p text:style-name="Table_20_Contents">-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3720404.73</text:p>
          </table:table-cell>
          <table:table-cell table:style-name="Таблица22.A2" office:value-type="string">
            <text:p text:style-name="Table_20_Contents">-3720114.58</text:p>
          </table:table-cell>
          <table:table-cell table:style-name="Таблица22.A2" office:value-type="string">
            <text:p text:style-name="Table_20_Contents">-3719934.59</text:p>
          </table:table-cell>
          <table:table-cell table:style-name="Таблица22.A2" office:value-type="string">
            <text:p text:style-name="Table_20_Contents">180.11</text:p>
          </table:table-cell>
          <table:table-cell table:style-name="Таблица22.H2" office:value-type="string">
            <text:p text:style-name="Table_20_Contents">Group N11-N10-C2 Distance C-N=1.3649 Distance N-N=1.1145 Angle=178.65<text:line-break/>Ring C2-C1-C0-C5-C4-C3 SumAnges=720.00(100.00%) SumDistance=0.0097<text:line-break/>LUMO=-0.13657<text:line-break/>HOMO=-0.22055</text:p>
          </table:table-cell>
        </table:table-row>
        <table:table-row>
          <table:table-cell table:style-name="Таблица22.A2" office:value-type="string">
            <text:p text:style-name="Table_20_Contents">x2-4-CH3O-Ph-N2-OTf-v1</text:p>
          </table:table-cell>
          <table:table-cell table:style-name="Таблица22.A2" office:value-type="string">
            <text:p text:style-name="Table_20_Contents">1.0</text:p>
          </table:table-cell>
          <table:table-cell table:style-name="Таблица22.A2" office:value-type="string">
            <text:p text:style-name="Table_20_Contents">298.15</text:p>
          </table:table-cell>
          <table:table-cell table:style-name="Таблица22.A2" office:value-type="string">
            <text:p text:style-name="Table_20_Contents">-4916178.01</text:p>
          </table:table-cell>
          <table:table-cell table:style-name="Таблица22.A2" office:value-type="string">
            <text:p text:style-name="Table_20_Contents">-4915586.02</text:p>
          </table:table-cell>
          <table:table-cell table:style-name="Таблица22.A2" office:value-type="string">
            <text:p text:style-name="Table_20_Contents">-4915330.45</text:p>
          </table:table-cell>
          <table:table-cell table:style-name="Таблица22.A2" office:value-type="string">
            <text:p text:style-name="Table_20_Contents">255.74</text:p>
          </table:table-cell>
          <table:table-cell table:style-name="Таблица22.H2" office:value-type="string">
            <text:p text:style-name="Table_20_Contents">Group N11-N10-C1 Distance C-N=1.3663 Distance N-N=1.1186 Angle=177.89<text:line-break/>Ring C1-C0-C5-C4-C3-C2 SumAnges=720.00(100.00%) SumDistance=0.0055<text:line-break/>Group N31-N30-C22 Distance C-N=1.3670 Distance N-N=1.1191 Angle=175.58<text:line-break/>Ring C22-C21-C23-C25-C27-C24 SumAnges=720.00(100.00%) SumDistance=0.0058<text:line-break/>LUMO=-0.2114<text:line-break/>HOMO=-0.3389</text:p>
          </table:table-cell>
        </table:table-row>
      </table:table>
      <text:p text:style-name="Text_20_body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B"/>
        <table:table-column table:style-name="Таблица23.A"/>
        <table:table-row>
          <table:table-cell table:style-name="Таблица23.A1" office:value-type="string">
            <text:p text:style-name="Table_20_Contents">T</text:p>
          </table:table-cell>
          <table:table-cell table:style-name="Таблица23.A1" office:value-type="string">
            <text:p text:style-name="Table_20_Contents">dE</text:p>
          </table:table-cell>
          <table:table-cell table:style-name="Таблица23.A1" office:value-type="string">
            <text:p text:style-name="Table_20_Contents">dG</text:p>
          </table:table-cell>
          <table:table-cell table:style-name="Таблица23.A1" office:value-type="string">
            <text:p text:style-name="Table_20_Contents">dH</text:p>
          </table:table-cell>
          <table:table-cell table:style-name="Таблица23.E1" office:value-type="string">
            <text:p text:style-name="Table_20_Contents">dS*T</text:p>
          </table:table-cell>
        </table:table-row>
        <table:table-row>
          <table:table-cell table:style-name="Таблица23.A2" office:value-type="string">
            <text:p text:style-name="Table_20_Contents">298.15</text:p>
          </table:table-cell>
          <table:table-cell table:style-name="Таблица23.A2" office:value-type="string">
            <text:p text:style-name="Table_20_Contents">-129.79</text:p>
          </table:table-cell>
          <table:table-cell table:style-name="Таблица23.A2" office:value-type="string">
            <text:p text:style-name="Table_20_Contents">-85.81</text:p>
          </table:table-cell>
          <table:table-cell table:style-name="Таблица23.A2" office:value-type="string">
            <text:p text:style-name="Table_20_Contents">-124.36</text:p>
          </table:table-cell>
          <table:table-cell table:style-name="Таблица23.E2" office:value-type="string">
            <text:p text:style-name="Table_20_Contents">-38.58</text:p>
          </table:table-cell>
        </table:table-row>
      </table:table>
      <text:p text:style-name="Text_20_body"/>
      <text:h text:style-name="Heading_20_3" text:outline-level="3"><text:bookmark text:name="r12"/>Reaction: <text:a xlink:type="simple" xlink:href="../mol/4-CH3O-Ph-N2+.mol" text:style-name="Internet_20_link" text:visited-style-name="Visited_20_Internet_20_Link">4-CH</text:a><text:a xlink:type="simple" xlink:href="../mol/4-CH3O-Ph-N2+.mol" text:style-name="Internet_20_link" text:visited-style-name="Visited_20_Internet_20_Link"><text:span text:style-name="T1">3</text:span></text:a><text:a xlink:type="simple" xlink:href="../mol/4-CH3O-Ph-N2+.mol" text:style-name="Internet_20_link" text:visited-style-name="Visited_20_Internet_20_Link">O-Ph-N</text:a><text:a xlink:type="simple" xlink:href="../mol/4-CH3O-Ph-N2+.mol" text:style-name="Internet_20_link" text:visited-style-name="Visited_20_Internet_20_Link"><text:span text:style-name="T1">2</text:span></text:a><text:a xlink:type="simple" xlink:href="../mol/4-CH3O-Ph-N2+.mol" text:style-name="Internet_20_link" text:visited-style-name="Visited_20_Internet_20_Link">+</text:a> + <text:a xlink:type="simple" xlink:href="../mol/4-CH3O-Ph-N2-OTf.mol" text:style-name="Internet_20_link" text:visited-style-name="Visited_20_Internet_20_Link">4-CH</text:a><text:a xlink:type="simple" xlink:href="../mol/4-CH3O-Ph-N2-OTf.mol" text:style-name="Internet_20_link" text:visited-style-name="Visited_20_Internet_20_Link"><text:span text:style-name="T1">3</text:span></text:a><text:a xlink:type="simple" xlink:href="../mol/4-CH3O-Ph-N2-OTf.mol" text:style-name="Internet_20_link" text:visited-style-name="Visited_20_Internet_20_Link">O-Ph-N</text:a><text:a xlink:type="simple" xlink:href="../mol/4-CH3O-Ph-N2-OTf.mol" text:style-name="Internet_20_link" text:visited-style-name="Visited_20_Internet_20_Link"><text:span text:style-name="T1">2</text:span></text:a><text:a xlink:type="simple" xlink:href="../mol/4-CH3O-Ph-N2-OTf.mol" text:style-name="Internet_20_link" text:visited-style-name="Visited_20_Internet_20_Link">-OTf</text:a> = <text:a xlink:type="simple" xlink:href="../mol/x2-4-CH3O-Ph-N2-OTf-v2.mol" text:style-name="Internet_20_link" text:visited-style-name="Visited_20_Internet_20_Link">x2-4-CH</text:a><text:a xlink:type="simple" xlink:href="../mol/x2-4-CH3O-Ph-N2-OTf-v2.mol" text:style-name="Internet_20_link" text:visited-style-name="Visited_20_Internet_20_Link"><text:span text:style-name="T1">3</text:span></text:a><text:a xlink:type="simple" xlink:href="../mol/x2-4-CH3O-Ph-N2-OTf-v2.mol" text:style-name="Internet_20_link" text:visited-style-name="Visited_20_Internet_20_Link">O-Ph-N</text:a><text:a xlink:type="simple" xlink:href="../mol/x2-4-CH3O-Ph-N2-OTf-v2.mol" text:style-name="Internet_20_link" text:visited-style-name="Visited_20_Internet_20_Link"><text:span text:style-name="T1">2</text:span></text:a><text:a xlink:type="simple" xlink:href="../mol/x2-4-CH3O-Ph-N2-OTf-v2.mol" text:style-name="Internet_20_link" text:visited-style-name="Visited_20_Internet_20_Link">-OTf-v2</text:a>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 table:number-columns-repeated="3"/>
        <table:table-column table:style-name="Таблица24.C"/>
        <table:table-column table:style-name="Таблица24.H"/>
        <table:table-row>
          <table:table-cell table:style-name="Таблица24.A1" office:value-type="string">
            <text:p text:style-name="Table_20_Contents">Name</text:p>
          </table:table-cell>
          <table:table-cell table:style-name="Таблица24.A1" office:value-type="string">
            <text:p text:style-name="Table_20_Contents">k</text:p>
          </table:table-cell>
          <table:table-cell table:style-name="Таблица24.A1" office:value-type="string">
            <text:p text:style-name="Table_20_Contents">T</text:p>
          </table:table-cell>
          <table:table-cell table:style-name="Таблица24.A1" office:value-type="string">
            <text:p text:style-name="Table_20_Contents">E0</text:p>
          </table:table-cell>
          <table:table-cell table:style-name="Таблица24.A1" office:value-type="string">
            <text:p text:style-name="Table_20_Contents">G</text:p>
          </table:table-cell>
          <table:table-cell table:style-name="Таблица24.A1" office:value-type="string">
            <text:p text:style-name="Table_20_Contents">H</text:p>
          </table:table-cell>
          <table:table-cell table:style-name="Таблица24.A1" office:value-type="string">
            <text:p text:style-name="Table_20_Contents">S*T</text:p>
          </table:table-cell>
          <table:table-cell table:style-name="Таблица24.H1" office:value-type="string">
            <text:p text:style-name="Table_20_Contents">Properties</text:p>
          </table:table-cell>
        </table:table-row>
        <table:table-row>
          <table:table-cell table:style-name="Таблица24.A2" office:value-type="string">
            <text:p text:style-name="Table_20_Contents">4-CH3O-Ph-N2+</text:p>
          </table:table-cell>
          <table:table-cell table:style-name="Таблица24.A2" office:value-type="string">
            <text:p text:style-name="Table_20_Contents">-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1195643.49</text:p>
          </table:table-cell>
          <table:table-cell table:style-name="Таблица24.A2" office:value-type="string">
            <text:p text:style-name="Table_20_Contents">-1195385.63</text:p>
          </table:table-cell>
          <table:table-cell table:style-name="Таблица24.A2" office:value-type="string">
            <text:p text:style-name="Table_20_Contents">-1195271.50</text:p>
          </table:table-cell>
          <table:table-cell table:style-name="Таблица24.A2" office:value-type="string">
            <text:p text:style-name="Table_20_Contents">114.21</text:p>
          </table:table-cell>
          <table:table-cell table:style-name="Таблица24.H2" office:value-type="string">
            <text:p text:style-name="Table_20_Contents">Group N11-N10-C2 Distance C-N=1.3567 Distance N-N=1.1208 Angle=179.79<text:line-break/>Ring C2-C1-C0-C5-C4-C3 SumAnges=720.00(100.00%) SumDistance=0.0003<text:line-break/>LUMO=-0.26975<text:line-break/>HOMO=-0.41657</text:p>
          </table:table-cell>
        </table:table-row>
        <table:table-row>
          <table:table-cell table:style-name="Таблица24.A2" office:value-type="string">
            <text:p text:style-name="Table_20_Contents">4-CH3O-Ph-N2-OTf</text:p>
          </table:table-cell>
          <table:table-cell table:style-name="Таблица24.A2" office:value-type="string">
            <text:p text:style-name="Table_20_Contents">-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3720404.73</text:p>
          </table:table-cell>
          <table:table-cell table:style-name="Таблица24.A2" office:value-type="string">
            <text:p text:style-name="Table_20_Contents">-3720114.58</text:p>
          </table:table-cell>
          <table:table-cell table:style-name="Таблица24.A2" office:value-type="string">
            <text:p text:style-name="Table_20_Contents">-3719934.59</text:p>
          </table:table-cell>
          <table:table-cell table:style-name="Таблица24.A2" office:value-type="string">
            <text:p text:style-name="Table_20_Contents">180.11</text:p>
          </table:table-cell>
          <table:table-cell table:style-name="Таблица24.H2" office:value-type="string">
            <text:p text:style-name="Table_20_Contents">Group N11-N10-C2 Distance C-N=1.3649 Distance N-N=1.1145 Angle=178.65<text:line-break/>Ring C2-C1-C0-C5-C4-C3 SumAnges=720.00(100.00%) SumDistance=0.0097<text:line-break/>LUMO=-0.13657<text:line-break/>HOMO=-0.22055</text:p>
          </table:table-cell>
        </table:table-row>
        <table:table-row>
          <table:table-cell table:style-name="Таблица24.A2" office:value-type="string">
            <text:p text:style-name="Table_20_Contents">x2-4-CH3O-Ph-N2-OTf-v2</text:p>
          </table:table-cell>
          <table:table-cell table:style-name="Таблица24.A2" office:value-type="string">
            <text:p text:style-name="Table_20_Contents">1.0</text:p>
          </table:table-cell>
          <table:table-cell table:style-name="Таблица24.A2" office:value-type="string">
            <text:p text:style-name="Table_20_Contents">298.15</text:p>
          </table:table-cell>
          <table:table-cell table:style-name="Таблица24.A2" office:value-type="string">
            <text:p text:style-name="Table_20_Contents">-4916174.51</text:p>
          </table:table-cell>
          <table:table-cell table:style-name="Таблица24.A2" office:value-type="string">
            <text:p text:style-name="Table_20_Contents">-4915585.65</text:p>
          </table:table-cell>
          <table:table-cell table:style-name="Таблица24.A2" office:value-type="string">
            <text:p text:style-name="Table_20_Contents">-4915327.12</text:p>
          </table:table-cell>
          <table:table-cell table:style-name="Таблица24.A2" office:value-type="string">
            <text:p text:style-name="Table_20_Contents">258.71</text:p>
          </table:table-cell>
          <table:table-cell table:style-name="Таблица24.H2" office:value-type="string">
            <text:p text:style-name="Table_20_Contents">Group N11-N10-C1 Distance C-N=1.3673 Distance N-N=1.1190 Angle=176.44<text:line-break/>Ring C1-C0-C5-C4-C3-C2 SumAnges=720.00(100.00%) SumDistance=0.0028<text:line-break/>Group N31-N30-C22 Distance C-N=1.3642 Distance N-N=1.1165 Angle=179.78<text:line-break/>Ring C22-C21-C23-C25-C27-C24 SumAnges=720.00(100.00%) SumDistance=0.0056<text:line-break/>LUMO=-0.2151<text:line-break/>HOMO=-0.33593</text:p>
          </table:table-cell>
        </table:table-row>
      </table:table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B"/>
        <table:table-column table:style-name="Таблица25.A"/>
        <table:table-row>
          <table:table-cell table:style-name="Таблица25.A1" office:value-type="string">
            <text:p text:style-name="Table_20_Contents">T</text:p>
          </table:table-cell>
          <table:table-cell table:style-name="Таблица25.A1" office:value-type="string">
            <text:p text:style-name="Table_20_Contents">dE</text:p>
          </table:table-cell>
          <table:table-cell table:style-name="Таблица25.A1" office:value-type="string">
            <text:p text:style-name="Table_20_Contents">dG</text:p>
          </table:table-cell>
          <table:table-cell table:style-name="Таблица25.A1" office:value-type="string">
            <text:p text:style-name="Table_20_Contents">dH</text:p>
          </table:table-cell>
          <table:table-cell table:style-name="Таблица25.E1" office:value-type="string">
            <text:p text:style-name="Table_20_Contents">dS*T</text:p>
          </table:table-cell>
        </table:table-row>
        <table:table-row>
          <table:table-cell table:style-name="Таблица25.A2" office:value-type="string">
            <text:p text:style-name="Table_20_Contents">298.15</text:p>
          </table:table-cell>
          <table:table-cell table:style-name="Таблица25.A2" office:value-type="string">
            <text:p text:style-name="Table_20_Contents">-126.29</text:p>
          </table:table-cell>
          <table:table-cell table:style-name="Таблица25.A2" office:value-type="string">
            <text:p text:style-name="Table_20_Contents">-85.43</text:p>
          </table:table-cell>
          <table:table-cell table:style-name="Таблица25.A2" office:value-type="string">
            <text:p text:style-name="Table_20_Contents">-121.02</text:p>
          </table:table-cell>
          <table:table-cell table:style-name="Таблица25.E2" office:value-type="string">
            <text:p text:style-name="Table_20_Contents">-35.61</text:p>
          </table:table-cell>
        </table:table-row>
      </table:table>
      <text:p text:style-name="Text_20_body"/>
      <text:h text:style-name="Heading_20_3" text:outline-level="3"><text:bookmark text:name="r13"/><text:soft-page-break/>Reaction: 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 = <text:a xlink:type="simple" xlink:href="../mol/x2-4-HOOC-Ph-N2-OTf-v1.mol" text:style-name="Internet_20_link" text:visited-style-name="Visited_20_Internet_20_Link">x2-4-HOOC-Ph-N</text:a><text:a xlink:type="simple" xlink:href="../mol/x2-4-HOOC-Ph-N2-OTf-v1.mol" text:style-name="Internet_20_link" text:visited-style-name="Visited_20_Internet_20_Link"><text:span text:style-name="T1">2</text:span></text:a><text:a xlink:type="simple" xlink:href="../mol/x2-4-HOOC-Ph-N2-OTf-v1.mol" text:style-name="Internet_20_link" text:visited-style-name="Visited_20_Internet_20_Link">-OTf-v1</text:a></text:h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 table:number-columns-repeated="3"/>
        <table:table-column table:style-name="Таблица26.C"/>
        <table:table-column table:style-name="Таблица26.H"/>
        <table:table-row>
          <table:table-cell table:style-name="Таблица26.A1" office:value-type="string">
            <text:p text:style-name="Table_20_Contents">Name</text:p>
          </table:table-cell>
          <table:table-cell table:style-name="Таблица26.A1" office:value-type="string">
            <text:p text:style-name="Table_20_Contents">k</text:p>
          </table:table-cell>
          <table:table-cell table:style-name="Таблица26.A1" office:value-type="string">
            <text:p text:style-name="Table_20_Contents">T</text:p>
          </table:table-cell>
          <table:table-cell table:style-name="Таблица26.A1" office:value-type="string">
            <text:p text:style-name="Table_20_Contents">E0</text:p>
          </table:table-cell>
          <table:table-cell table:style-name="Таблица26.A1" office:value-type="string">
            <text:p text:style-name="Table_20_Contents">G</text:p>
          </table:table-cell>
          <table:table-cell table:style-name="Таблица26.A1" office:value-type="string">
            <text:p text:style-name="Table_20_Contents">H</text:p>
          </table:table-cell>
          <table:table-cell table:style-name="Таблица26.A1" office:value-type="string">
            <text:p text:style-name="Table_20_Contents">S*T</text:p>
          </table:table-cell>
          <table:table-cell table:style-name="Таблица26.H1" office:value-type="string">
            <text:p text:style-name="Table_20_Contents">Properties</text:p>
          </table:table-cell>
        </table:table-row>
        <table:table-row>
          <table:table-cell table:style-name="Таблица26.A2" office:value-type="string">
            <text:p text:style-name="Table_20_Contents">4-HOOC-Ph-N2+</text:p>
          </table:table-cell>
          <table:table-cell table:style-name="Таблица26.A2" office:value-type="string">
            <text:p text:style-name="Table_20_Contents">-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1390001.08</text:p>
          </table:table-cell>
          <table:table-cell table:style-name="Таблица26.A2" office:value-type="string">
            <text:p text:style-name="Table_20_Contents">-1389793.48</text:p>
          </table:table-cell>
          <table:table-cell table:style-name="Таблица26.A2" office:value-type="string">
            <text:p text:style-name="Table_20_Contents">-1389676.03</text:p>
          </table:table-cell>
          <table:table-cell table:style-name="Таблица26.A2" office:value-type="string">
            <text:p text:style-name="Table_20_Contents">117.53</text:p>
          </table:table-cell>
          <table:table-cell table:style-name="Таблица26.H2" office:value-type="string">
            <text:p text:style-name="Table_20_Contents">Group N11-N10-C1 Distance C-N=1.3764 Distance N-N=1.1152 Angle=179.88<text:line-break/>Ring C1-C0-C5-C4-C3-C2 SumAnges=720.00(100.00%) SumDistance=0.0000<text:line-break/>LUMO=-0.30284<text:line-break/>HOMO=-0.42825</text:p>
          </table:table-cell>
        </table:table-row>
        <table:table-row>
          <table:table-cell table:style-name="Таблица26.A2" office:value-type="string">
            <text:p text:style-name="Table_20_Contents">4-HOOC-Ph-N2-OTf</text:p>
          </table:table-cell>
          <table:table-cell table:style-name="Таблица26.A2" office:value-type="string">
            <text:p text:style-name="Table_20_Contents">-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3914795.19</text:p>
          </table:table-cell>
          <table:table-cell table:style-name="Таблица26.A2" office:value-type="string">
            <text:p text:style-name="Table_20_Contents">-3914553.55</text:p>
          </table:table-cell>
          <table:table-cell table:style-name="Таблица26.A2" office:value-type="string">
            <text:p text:style-name="Table_20_Contents">-3914372.13</text:p>
          </table:table-cell>
          <table:table-cell table:style-name="Таблица26.A2" office:value-type="string">
            <text:p text:style-name="Table_20_Contents">181.54</text:p>
          </table:table-cell>
          <table:table-cell table:style-name="Таблица26.H2" office:value-type="string">
            <text:p text:style-name="Table_20_Contents">Group N11-N10-C1 Distance C-N=1.3903 Distance N-N=1.1232 Angle=168.17<text:line-break/>Ring C1-C0-C5-C4-C3-C2 SumAnges=719.99(100.00%) SumDistance=0.0208<text:line-break/>LUMO=-0.15263<text:line-break/>HOMO=-0.24737</text:p>
          </table:table-cell>
        </table:table-row>
        <table:table-row>
          <table:table-cell table:style-name="Таблица26.A2" office:value-type="string">
            <text:p text:style-name="Table_20_Contents">x2-4-HOOC-Ph-N2-OTf-v1</text:p>
          </table:table-cell>
          <table:table-cell table:style-name="Таблица26.A2" office:value-type="string">
            <text:p text:style-name="Table_20_Contents">1.0</text:p>
          </table:table-cell>
          <table:table-cell table:style-name="Таблица26.A2" office:value-type="string">
            <text:p text:style-name="Table_20_Contents">298.15</text:p>
          </table:table-cell>
          <table:table-cell table:style-name="Таблица26.A2" office:value-type="string">
            <text:p text:style-name="Table_20_Contents">-5304924.22</text:p>
          </table:table-cell>
          <table:table-cell table:style-name="Таблица26.A2" office:value-type="string">
            <text:p text:style-name="Table_20_Contents">-5304431.00</text:p>
          </table:table-cell>
          <table:table-cell table:style-name="Таблица26.A2" office:value-type="string">
            <text:p text:style-name="Table_20_Contents">-5304170.08</text:p>
          </table:table-cell>
          <table:table-cell table:style-name="Таблица26.A2" office:value-type="string">
            <text:p text:style-name="Table_20_Contents">261.10</text:p>
          </table:table-cell>
          <table:table-cell table:style-name="Таблица26.H2" office:value-type="string">
            <text:p text:style-name="Table_20_Contents">Group N11-N10-C1 Distance C-N=1.3854 Distance N-N=1.1143 Angle=177.20<text:line-break/>Ring C1-C0-C5-C4-C3-C2 SumAnges=720.00(100.00%) SumDistance=0.0058<text:line-break/>Group N31-N30-C22 Distance C-N=1.3861 Distance N-N=1.1149 Angle=174.91<text:line-break/>Ring C22-C21-C23-C25-C27-C24 SumAnges=720.00(100.00%) SumDistance=0.0065<text:line-break/>LUMO=-0.24422<text:line-break/>HOMO=-0.35767</text:p>
          </table:table-cell>
        </table:table-row>
      </table:table>
      <text:p text:style-name="Text_20_body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B"/>
        <table:table-column table:style-name="Таблица27.A"/>
        <table:table-row>
          <table:table-cell table:style-name="Таблица27.A1" office:value-type="string">
            <text:p text:style-name="Table_20_Contents">T</text:p>
          </table:table-cell>
          <table:table-cell table:style-name="Таблица27.A1" office:value-type="string">
            <text:p text:style-name="Table_20_Contents">dE</text:p>
          </table:table-cell>
          <table:table-cell table:style-name="Таблица27.A1" office:value-type="string">
            <text:p text:style-name="Table_20_Contents">dG</text:p>
          </table:table-cell>
          <table:table-cell table:style-name="Таблица27.A1" office:value-type="string">
            <text:p text:style-name="Table_20_Contents">dH</text:p>
          </table:table-cell>
          <table:table-cell table:style-name="Таблица27.E1" office:value-type="string">
            <text:p text:style-name="Table_20_Contents">dS*T</text:p>
          </table:table-cell>
        </table:table-row>
        <table:table-row>
          <table:table-cell table:style-name="Таблица27.A2" office:value-type="string">
            <text:p text:style-name="Table_20_Contents">298.15</text:p>
          </table:table-cell>
          <table:table-cell table:style-name="Таблица27.A2" office:value-type="string">
            <text:p text:style-name="Table_20_Contents">-127.96</text:p>
          </table:table-cell>
          <table:table-cell table:style-name="Таблица27.A2" office:value-type="string">
            <text:p text:style-name="Table_20_Contents">-83.97</text:p>
          </table:table-cell>
          <table:table-cell table:style-name="Таблица27.A2" office:value-type="string">
            <text:p text:style-name="Table_20_Contents">-121.92</text:p>
          </table:table-cell>
          <table:table-cell table:style-name="Таблица27.E2" office:value-type="string">
            <text:p text:style-name="Table_20_Contents">-37.96</text:p>
          </table:table-cell>
        </table:table-row>
      </table:table>
      <text:p text:style-name="Text_20_body"/>
      <text:h text:style-name="Heading_20_3" text:outline-level="3"><text:bookmark text:name="r14"/>Reaction: <text:a xlink:type="simple" xlink:href="../mol/4-HOOC-Ph-N2+.mol" text:style-name="Internet_20_link" text:visited-style-name="Visited_20_Internet_20_Link">4-HOOC-Ph-N</text:a><text:a xlink:type="simple" xlink:href="../mol/4-HOOC-Ph-N2+.mol" text:style-name="Internet_20_link" text:visited-style-name="Visited_20_Internet_20_Link"><text:span text:style-name="T1">2</text:span></text:a><text:a xlink:type="simple" xlink:href="../mol/4-HOOC-Ph-N2+.mol" text:style-name="Internet_20_link" text:visited-style-name="Visited_20_Internet_20_Link">+</text:a> + <text:a xlink:type="simple" xlink:href="../mol/4-HOOC-Ph-N2-OTf.mol" text:style-name="Internet_20_link" text:visited-style-name="Visited_20_Internet_20_Link">4-HOOC-Ph-N</text:a><text:a xlink:type="simple" xlink:href="../mol/4-HOOC-Ph-N2-OTf.mol" text:style-name="Internet_20_link" text:visited-style-name="Visited_20_Internet_20_Link"><text:span text:style-name="T1">2</text:span></text:a><text:a xlink:type="simple" xlink:href="../mol/4-HOOC-Ph-N2-OTf.mol" text:style-name="Internet_20_link" text:visited-style-name="Visited_20_Internet_20_Link">-OTf</text:a> = <text:a xlink:type="simple" xlink:href="../mol/x2-4-HOOC-Ph-N2-OTf-v2.mol" text:style-name="Internet_20_link" text:visited-style-name="Visited_20_Internet_20_Link">x2-4-HOOC-Ph-N</text:a><text:a xlink:type="simple" xlink:href="../mol/x2-4-HOOC-Ph-N2-OTf-v2.mol" text:style-name="Internet_20_link" text:visited-style-name="Visited_20_Internet_20_Link"><text:span text:style-name="T1">2</text:span></text:a><text:a xlink:type="simple" xlink:href="../mol/x2-4-HOOC-Ph-N2-OTf-v2.mol" text:style-name="Internet_20_link" text:visited-style-name="Visited_20_Internet_20_Link">-OTf-v2</text:a></text:h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 table:number-columns-repeated="3"/>
        <table:table-column table:style-name="Таблица28.C"/>
        <table:table-column table:style-name="Таблица28.H"/>
        <table:table-row>
          <table:table-cell table:style-name="Таблица28.A1" office:value-type="string">
            <text:p text:style-name="Table_20_Contents">Name</text:p>
          </table:table-cell>
          <table:table-cell table:style-name="Таблица28.A1" office:value-type="string">
            <text:p text:style-name="Table_20_Contents">k</text:p>
          </table:table-cell>
          <table:table-cell table:style-name="Таблица28.A1" office:value-type="string">
            <text:p text:style-name="Table_20_Contents">T</text:p>
          </table:table-cell>
          <table:table-cell table:style-name="Таблица28.A1" office:value-type="string">
            <text:p text:style-name="Table_20_Contents">E0</text:p>
          </table:table-cell>
          <table:table-cell table:style-name="Таблица28.A1" office:value-type="string">
            <text:p text:style-name="Table_20_Contents">G</text:p>
          </table:table-cell>
          <table:table-cell table:style-name="Таблица28.A1" office:value-type="string">
            <text:p text:style-name="Table_20_Contents">H</text:p>
          </table:table-cell>
          <table:table-cell table:style-name="Таблица28.A1" office:value-type="string">
            <text:p text:style-name="Table_20_Contents">S*T</text:p>
          </table:table-cell>
          <table:table-cell table:style-name="Таблица28.H1" office:value-type="string">
            <text:p text:style-name="Table_20_Contents">Properties</text:p>
          </table:table-cell>
        </table:table-row>
        <table:table-row>
          <table:table-cell table:style-name="Таблица28.A2" office:value-type="string">
            <text:p text:style-name="Table_20_Contents">4-HOOC-Ph-N2+</text:p>
          </table:table-cell>
          <table:table-cell table:style-name="Таблица28.A2" office:value-type="string">
            <text:p text:style-name="Table_20_Contents">-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1390001.08</text:p>
          </table:table-cell>
          <table:table-cell table:style-name="Таблица28.A2" office:value-type="string">
            <text:p text:style-name="Table_20_Contents">-1389793.48</text:p>
          </table:table-cell>
          <table:table-cell table:style-name="Таблица28.A2" office:value-type="string">
            <text:p text:style-name="Table_20_Contents">-1389676.03</text:p>
          </table:table-cell>
          <table:table-cell table:style-name="Таблица28.A2" office:value-type="string">
            <text:p text:style-name="Table_20_Contents">117.53</text:p>
          </table:table-cell>
          <table:table-cell table:style-name="Таблица28.H2" office:value-type="string">
            <text:p text:style-name="Table_20_Contents">Group N11-N10-C1 Distance C-N=1.3764 Distance N-N=1.1152 Angle=179.88<text:line-break/>Ring C1-C0-C5-C4-C3-C2 SumAnges=720.00(100.00%) SumDistance=0.0000<text:line-break/>LUMO=-0.30284<text:line-break/>HOMO=-0.42825</text:p>
          </table:table-cell>
        </table:table-row>
        <table:table-row>
          <table:table-cell table:style-name="Таблица28.A2" office:value-type="string">
            <text:p text:style-name="Table_20_Contents">4-HOOC-Ph-N2-OTf</text:p>
          </table:table-cell>
          <table:table-cell table:style-name="Таблица28.A2" office:value-type="string">
            <text:p text:style-name="Table_20_Contents">-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3914795.19</text:p>
          </table:table-cell>
          <table:table-cell table:style-name="Таблица28.A2" office:value-type="string">
            <text:p text:style-name="Table_20_Contents">-3914553.55</text:p>
          </table:table-cell>
          <table:table-cell table:style-name="Таблица28.A2" office:value-type="string">
            <text:p text:style-name="Table_20_Contents">-3914372.13</text:p>
          </table:table-cell>
          <table:table-cell table:style-name="Таблица28.A2" office:value-type="string">
            <text:p text:style-name="Table_20_Contents">181.54</text:p>
          </table:table-cell>
          <table:table-cell table:style-name="Таблица28.H2" office:value-type="string">
            <text:p text:style-name="Table_20_Contents">Group N11-N10-C1 Distance C-N=1.3903 Distance N-N=1.1232 Angle=168.17<text:line-break/>Ring C1-C0-C5-C4-C3-C2 SumAnges=719.99(100.00%) SumDistance=0.0208<text:line-break/>LUMO=-0.15263<text:line-break/>HOMO=-0.24737</text:p>
          </table:table-cell>
        </table:table-row>
        <table:table-row>
          <table:table-cell table:style-name="Таблица28.A2" office:value-type="string">
            <text:p text:style-name="Table_20_Contents">x2-4-HOOC-Ph-N2-OTf-v2</text:p>
          </table:table-cell>
          <table:table-cell table:style-name="Таблица28.A2" office:value-type="string">
            <text:p text:style-name="Table_20_Contents">1.0</text:p>
          </table:table-cell>
          <table:table-cell table:style-name="Таблица28.A2" office:value-type="string">
            <text:p text:style-name="Table_20_Contents">298.15</text:p>
          </table:table-cell>
          <table:table-cell table:style-name="Таблица28.A2" office:value-type="string">
            <text:p text:style-name="Table_20_Contents">-5304920.91</text:p>
          </table:table-cell>
          <table:table-cell table:style-name="Таблица28.A2" office:value-type="string">
            <text:p text:style-name="Table_20_Contents">-5304433.57</text:p>
          </table:table-cell>
          <table:table-cell table:style-name="Таблица28.A2" office:value-type="string">
            <text:p text:style-name="Table_20_Contents">-5304166.75</text:p>
          </table:table-cell>
          <table:table-cell table:style-name="Таблица28.A2" office:value-type="string">
            <text:p text:style-name="Table_20_Contents">267.00</text:p>
          </table:table-cell>
          <table:table-cell table:style-name="Таблица28.H2" office:value-type="string">
            <text:p text:style-name="Table_20_Contents">Group N11-N10-C1 Distance C-N=1.3865 Distance N-N=1.1153 Angle=176.22<text:line-break/>Ring C1-C0-C5-C4-C3-C2 SumAnges=720.00(100.00%) SumDistance=0.0043<text:line-break/>Group N31-N30-C22 Distance C-N=1.3810 Distance N-N=1.1124 Angle=179.80<text:line-break/>Ring C22-C21-C23-C25-C27-C24 SumAnges=720.00(100.00%) SumDistance=0.0011<text:line-break/>LUMO=-0.24887<text:line-break/>HOMO=-0.35152</text:p>
          </table:table-cell>
        </table:table-row>
      </table:table>
      <text:p text:style-name="Text_20_body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A"/>
        <table:table-row>
          <table:table-cell table:style-name="Таблица29.A1" office:value-type="string">
            <text:p text:style-name="Table_20_Contents">T</text:p>
          </table:table-cell>
          <table:table-cell table:style-name="Таблица29.A1" office:value-type="string">
            <text:p text:style-name="Table_20_Contents">dE</text:p>
          </table:table-cell>
          <table:table-cell table:style-name="Таблица29.A1" office:value-type="string">
            <text:p text:style-name="Table_20_Contents">dG</text:p>
          </table:table-cell>
          <table:table-cell table:style-name="Таблица29.A1" office:value-type="string">
            <text:p text:style-name="Table_20_Contents">dH</text:p>
          </table:table-cell>
          <table:table-cell table:style-name="Таблица29.E1" office:value-type="string">
            <text:p text:style-name="Table_20_Contents">dS*T</text:p>
          </table:table-cell>
        </table:table-row>
        <table:table-row>
          <table:table-cell table:style-name="Таблица29.A2" office:value-type="string">
            <text:p text:style-name="Table_20_Contents">298.15</text:p>
          </table:table-cell>
          <table:table-cell table:style-name="Таблица29.A2" office:value-type="string">
            <text:p text:style-name="Table_20_Contents">-124.64</text:p>
          </table:table-cell>
          <table:table-cell table:style-name="Таблица29.A2" office:value-type="string">
            <text:p text:style-name="Table_20_Contents">-86.54</text:p>
          </table:table-cell>
          <table:table-cell table:style-name="Таблица29.A2" office:value-type="string">
            <text:p text:style-name="Table_20_Contents">-118.59</text:p>
          </table:table-cell>
          <table:table-cell table:style-name="Таблица29.E2" office:value-type="string">
            <text:p text:style-name="Table_20_Contents">-32.07</text:p>
          </table:table-cell>
        </table:table-row>
      </table:table>
      <text:p text:style-name="Text_20_body"/>
      <text:h text:style-name="Heading_20_3" text:outline-level="3"><text:bookmark text:name="r15"/>Reaction: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 = <text:a xlink:type="simple" xlink:href="../mol/x2-4-NO2-Ph-N2-OTf-v1.mol" text:style-name="Internet_20_link" text:visited-style-name="Visited_20_Internet_20_Link">x2-4-NO</text:a><text:a xlink:type="simple" xlink:href="../mol/x2-4-NO2-Ph-N2-OTf-v1.mol" text:style-name="Internet_20_link" text:visited-style-name="Visited_20_Internet_20_Link"><text:span text:style-name="T1">2</text:span></text:a><text:a xlink:type="simple" xlink:href="../mol/x2-4-NO2-Ph-N2-OTf-v1.mol" text:style-name="Internet_20_link" text:visited-style-name="Visited_20_Internet_20_Link">-Ph-N</text:a><text:a xlink:type="simple" xlink:href="../mol/x2-4-NO2-Ph-N2-OTf-v1.mol" text:style-name="Internet_20_link" text:visited-style-name="Visited_20_Internet_20_Link"><text:span text:style-name="T1">2</text:span></text:a><text:a xlink:type="simple" xlink:href="../mol/x2-4-NO2-Ph-N2-OTf-v1.mol" text:style-name="Internet_20_link" text:visited-style-name="Visited_20_Internet_20_Link">-OTf-v1</text:a></text:h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 table:number-columns-repeated="3"/>
        <table:table-column table:style-name="Таблица30.C"/>
        <table:table-column table:style-name="Таблица30.H"/>
        <table:table-row>
          <table:table-cell table:style-name="Таблица30.A1" office:value-type="string">
            <text:p text:style-name="Table_20_Contents">Name</text:p>
          </table:table-cell>
          <table:table-cell table:style-name="Таблица30.A1" office:value-type="string">
            <text:p text:style-name="Table_20_Contents">k</text:p>
          </table:table-cell>
          <table:table-cell table:style-name="Таблица30.A1" office:value-type="string">
            <text:p text:style-name="Table_20_Contents">T</text:p>
          </table:table-cell>
          <table:table-cell table:style-name="Таблица30.A1" office:value-type="string">
            <text:p text:style-name="Table_20_Contents">E0</text:p>
          </table:table-cell>
          <table:table-cell table:style-name="Таблица30.A1" office:value-type="string">
            <text:p text:style-name="Table_20_Contents">G</text:p>
          </table:table-cell>
          <table:table-cell table:style-name="Таблица30.A1" office:value-type="string">
            <text:p text:style-name="Table_20_Contents">H</text:p>
          </table:table-cell>
          <table:table-cell table:style-name="Таблица30.A1" office:value-type="string">
            <text:p text:style-name="Table_20_Contents">S*T</text:p>
          </table:table-cell>
          <table:table-cell table:style-name="Таблица30.H1" office:value-type="string">
            <text:p text:style-name="Table_20_Contents">Properties</text:p>
          </table:table-cell>
        </table:table-row>
        <table:table-row>
          <table:table-cell table:style-name="Таблица30.A2" office:value-type="string">
            <text:p text:style-name="Table_20_Contents">4-NO2-Ph-N2+</text:p>
          </table:table-cell>
          <table:table-cell table:style-name="Таблица30.A2" office:value-type="string">
            <text:p text:style-name="Table_20_Contents">-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1431763.67</text:p>
          </table:table-cell>
          <table:table-cell table:style-name="Таблица30.A2" office:value-type="string">
            <text:p text:style-name="Table_20_Contents">-1431589.59</text:p>
          </table:table-cell>
          <table:table-cell table:style-name="Таблица30.A2" office:value-type="string">
            <text:p text:style-name="Table_20_Contents">-1431472.86</text:p>
          </table:table-cell>
          <table:table-cell table:style-name="Таблица30.A2" office:value-type="string">
            <text:p text:style-name="Table_20_Contents">116.80</text:p>
          </table:table-cell>
          <table:table-cell table:style-name="Таблица30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30.A2" office:value-type="string">
            <text:p text:style-name="Table_20_Contents">4-NO2-Ph-N2-OTf</text:p>
          </table:table-cell>
          <table:table-cell table:style-name="Таблица30.A2" office:value-type="string">
            <text:p text:style-name="Table_20_Contents">-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3956584.40</text:p>
          </table:table-cell>
          <table:table-cell table:style-name="Таблица30.A2" office:value-type="string">
            <text:p text:style-name="Table_20_Contents">-3956373.29</text:p>
          </table:table-cell>
          <table:table-cell table:style-name="Таблица30.A2" office:value-type="string">
            <text:p text:style-name="Table_20_Contents">-3956195.05</text:p>
          </table:table-cell>
          <table:table-cell table:style-name="Таблица30.A2" office:value-type="string">
            <text:p text:style-name="Table_20_Contents">178.35</text:p>
          </table:table-cell>
          <table:table-cell table:style-name="Таблица30.H2" office:value-type="string">
            <text:p text:style-name="Table_20_Contents">Group N14-N13-C2 Distance C-N=1.3935 Distance N-N=1.1203 Angle=168.76<text:line-break/>Ring C2-C1-C0-C5-C4-C3 SumAnges=719.99(100.00%) SumDistance=0.0258<text:line-break/>LUMO=-0.16615<text:line-break/>HOMO=-0.26137</text:p>
          </table:table-cell>
        </table:table-row>
        <table:table-row>
          <table:table-cell table:style-name="Таблица30.A2" office:value-type="string">
            <text:p text:style-name="Table_20_Contents">x2-4-NO2-Ph-N2-OTf-v1</text:p>
          </table:table-cell>
          <table:table-cell table:style-name="Таблица30.A2" office:value-type="string">
            <text:p text:style-name="Table_20_Contents">1.0</text:p>
          </table:table-cell>
          <table:table-cell table:style-name="Таблица30.A2" office:value-type="string">
            <text:p text:style-name="Table_20_Contents">298.15</text:p>
          </table:table-cell>
          <table:table-cell table:style-name="Таблица30.A2" office:value-type="string">
            <text:p text:style-name="Table_20_Contents">-5388473.60</text:p>
          </table:table-cell>
          <table:table-cell table:style-name="Таблица30.A2" office:value-type="string">
            <text:p text:style-name="Table_20_Contents">-5388049.73</text:p>
          </table:table-cell>
          <table:table-cell table:style-name="Таблица30.A2" office:value-type="string">
            <text:p text:style-name="Table_20_Contents">-5387787.88</text:p>
          </table:table-cell>
          <table:table-cell table:style-name="Таблица30.A2" office:value-type="string">
            <text:p text:style-name="Table_20_Contents">262.03</text:p>
          </table:table-cell>
          <table:table-cell table:style-name="Таблица30.H2" office:value-type="string">
            <text:p text:style-name="Table_20_Contents">Group N11-N10-C1 Distance C-N=1.3895 Distance N-N=1.1144 Angle=175.72<text:line-break/>Ring C1-C0-C5-C4-C3-C2 SumAnges=720.00(100.00%) SumDistance=0.0043<text:line-break/>Group N31-N30-C22 Distance C-N=1.3898 Distance N-N=1.1144 Angle=174.61<text:line-break/>Ring C22-C21-C23-C25-C27-C24 SumAnges=720.00(100.00%) SumDistance=0.0058<text:line-break/>LUMO=-0.26303<text:line-break/>HOMO=-0.37249</text:p>
          </table:table-cell>
        </table:table-row>
      </table:table>
      <text:p text:style-name="Text_20_body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A"/>
        <table:table-row>
          <table:table-cell table:style-name="Таблица31.A1" office:value-type="string">
            <text:p text:style-name="Table_20_Contents">T</text:p>
          </table:table-cell>
          <table:table-cell table:style-name="Таблица31.A1" office:value-type="string">
            <text:p text:style-name="Table_20_Contents">dE</text:p>
          </table:table-cell>
          <table:table-cell table:style-name="Таблица31.A1" office:value-type="string">
            <text:p text:style-name="Table_20_Contents">dG</text:p>
          </table:table-cell>
          <table:table-cell table:style-name="Таблица31.A1" office:value-type="string">
            <text:p text:style-name="Table_20_Contents">dH</text:p>
          </table:table-cell>
          <table:table-cell table:style-name="Таблица31.E1" office:value-type="string">
            <text:p text:style-name="Table_20_Contents">dS*T</text:p>
          </table:table-cell>
        </table:table-row>
        <table:table-row>
          <table:table-cell table:style-name="Таблица31.A2" office:value-type="string">
            <text:p text:style-name="Table_20_Contents">298.15</text:p>
          </table:table-cell>
          <table:table-cell table:style-name="Таблица31.A2" office:value-type="string">
            <text:p text:style-name="Table_20_Contents">-125.53</text:p>
          </table:table-cell>
          <table:table-cell table:style-name="Таблица31.A2" office:value-type="string">
            <text:p text:style-name="Table_20_Contents">-86.86</text:p>
          </table:table-cell>
          <table:table-cell table:style-name="Таблица31.A2" office:value-type="string">
            <text:p text:style-name="Table_20_Contents">-119.96</text:p>
          </table:table-cell>
          <table:table-cell table:style-name="Таблица31.E2" office:value-type="string">
            <text:p text:style-name="Table_20_Contents">-33.12</text:p>
          </table:table-cell>
        </table:table-row>
      </table:table>
      <text:p text:style-name="Text_20_body"/>
      <text:h text:style-name="Heading_20_3" text:outline-level="3"><text:bookmark text:name="r16"/><text:soft-page-break/>Reaction: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f.mol" text:style-name="Internet_20_link" text:visited-style-name="Visited_20_Internet_20_Link">4-NO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Ph-N</text:a><text:a xlink:type="simple" xlink:href="../mol/4-NO2-Ph-N2-OTf.mol" text:style-name="Internet_20_link" text:visited-style-name="Visited_20_Internet_20_Link"><text:span text:style-name="T1">2</text:span></text:a><text:a xlink:type="simple" xlink:href="../mol/4-NO2-Ph-N2-OTf.mol" text:style-name="Internet_20_link" text:visited-style-name="Visited_20_Internet_20_Link">-OTf</text:a> = <text:a xlink:type="simple" xlink:href="../mol/x2-4-NO2-Ph-N2-OTf-v2.mol" text:style-name="Internet_20_link" text:visited-style-name="Visited_20_Internet_20_Link">x2-4-NO</text:a><text:a xlink:type="simple" xlink:href="../mol/x2-4-NO2-Ph-N2-OTf-v2.mol" text:style-name="Internet_20_link" text:visited-style-name="Visited_20_Internet_20_Link"><text:span text:style-name="T1">2</text:span></text:a><text:a xlink:type="simple" xlink:href="../mol/x2-4-NO2-Ph-N2-OTf-v2.mol" text:style-name="Internet_20_link" text:visited-style-name="Visited_20_Internet_20_Link">-Ph-N</text:a><text:a xlink:type="simple" xlink:href="../mol/x2-4-NO2-Ph-N2-OTf-v2.mol" text:style-name="Internet_20_link" text:visited-style-name="Visited_20_Internet_20_Link"><text:span text:style-name="T1">2</text:span></text:a><text:a xlink:type="simple" xlink:href="../mol/x2-4-NO2-Ph-N2-OTf-v2.mol" text:style-name="Internet_20_link" text:visited-style-name="Visited_20_Internet_20_Link">-OTf-v2</text:a></text:h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 table:number-columns-repeated="3"/>
        <table:table-column table:style-name="Таблица32.C"/>
        <table:table-column table:style-name="Таблица32.H"/>
        <table:table-row>
          <table:table-cell table:style-name="Таблица32.A1" office:value-type="string">
            <text:p text:style-name="Table_20_Contents">Name</text:p>
          </table:table-cell>
          <table:table-cell table:style-name="Таблица32.A1" office:value-type="string">
            <text:p text:style-name="Table_20_Contents">k</text:p>
          </table:table-cell>
          <table:table-cell table:style-name="Таблица32.A1" office:value-type="string">
            <text:p text:style-name="Table_20_Contents">T</text:p>
          </table:table-cell>
          <table:table-cell table:style-name="Таблица32.A1" office:value-type="string">
            <text:p text:style-name="Table_20_Contents">E0</text:p>
          </table:table-cell>
          <table:table-cell table:style-name="Таблица32.A1" office:value-type="string">
            <text:p text:style-name="Table_20_Contents">G</text:p>
          </table:table-cell>
          <table:table-cell table:style-name="Таблица32.A1" office:value-type="string">
            <text:p text:style-name="Table_20_Contents">H</text:p>
          </table:table-cell>
          <table:table-cell table:style-name="Таблица32.A1" office:value-type="string">
            <text:p text:style-name="Table_20_Contents">S*T</text:p>
          </table:table-cell>
          <table:table-cell table:style-name="Таблица32.H1" office:value-type="string">
            <text:p text:style-name="Table_20_Contents">Properties</text:p>
          </table:table-cell>
        </table:table-row>
        <table:table-row>
          <table:table-cell table:style-name="Таблица32.A2" office:value-type="string">
            <text:p text:style-name="Table_20_Contents">4-NO2-Ph-N2+</text:p>
          </table:table-cell>
          <table:table-cell table:style-name="Таблица32.A2" office:value-type="string">
            <text:p text:style-name="Table_20_Contents">-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1431763.67</text:p>
          </table:table-cell>
          <table:table-cell table:style-name="Таблица32.A2" office:value-type="string">
            <text:p text:style-name="Table_20_Contents">-1431589.59</text:p>
          </table:table-cell>
          <table:table-cell table:style-name="Таблица32.A2" office:value-type="string">
            <text:p text:style-name="Table_20_Contents">-1431472.86</text:p>
          </table:table-cell>
          <table:table-cell table:style-name="Таблица32.A2" office:value-type="string">
            <text:p text:style-name="Table_20_Contents">116.80</text:p>
          </table:table-cell>
          <table:table-cell table:style-name="Таблица32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32.A2" office:value-type="string">
            <text:p text:style-name="Table_20_Contents">4-NO2-Ph-N2-OTf</text:p>
          </table:table-cell>
          <table:table-cell table:style-name="Таблица32.A2" office:value-type="string">
            <text:p text:style-name="Table_20_Contents">-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3956584.40</text:p>
          </table:table-cell>
          <table:table-cell table:style-name="Таблица32.A2" office:value-type="string">
            <text:p text:style-name="Table_20_Contents">-3956373.29</text:p>
          </table:table-cell>
          <table:table-cell table:style-name="Таблица32.A2" office:value-type="string">
            <text:p text:style-name="Table_20_Contents">-3956195.05</text:p>
          </table:table-cell>
          <table:table-cell table:style-name="Таблица32.A2" office:value-type="string">
            <text:p text:style-name="Table_20_Contents">178.35</text:p>
          </table:table-cell>
          <table:table-cell table:style-name="Таблица32.H2" office:value-type="string">
            <text:p text:style-name="Table_20_Contents">Group N14-N13-C2 Distance C-N=1.3935 Distance N-N=1.1203 Angle=168.76<text:line-break/>Ring C2-C1-C0-C5-C4-C3 SumAnges=719.99(100.00%) SumDistance=0.0258<text:line-break/>LUMO=-0.16615<text:line-break/>HOMO=-0.26137</text:p>
          </table:table-cell>
        </table:table-row>
        <table:table-row>
          <table:table-cell table:style-name="Таблица32.A2" office:value-type="string">
            <text:p text:style-name="Table_20_Contents">x2-4-NO2-Ph-N2-OTf-v2</text:p>
          </table:table-cell>
          <table:table-cell table:style-name="Таблица32.A2" office:value-type="string">
            <text:p text:style-name="Table_20_Contents">1.0</text:p>
          </table:table-cell>
          <table:table-cell table:style-name="Таблица32.A2" office:value-type="string">
            <text:p text:style-name="Table_20_Contents">298.15</text:p>
          </table:table-cell>
          <table:table-cell table:style-name="Таблица32.A2" office:value-type="string">
            <text:p text:style-name="Table_20_Contents">-5388474.05</text:p>
          </table:table-cell>
          <table:table-cell table:style-name="Таблица32.A2" office:value-type="string">
            <text:p text:style-name="Table_20_Contents">-5388046.64</text:p>
          </table:table-cell>
          <table:table-cell table:style-name="Таблица32.A2" office:value-type="string">
            <text:p text:style-name="Table_20_Contents">-5387788.05</text:p>
          </table:table-cell>
          <table:table-cell table:style-name="Таблица32.A2" office:value-type="string">
            <text:p text:style-name="Table_20_Contents">258.76</text:p>
          </table:table-cell>
          <table:table-cell table:style-name="Таблица32.H2" office:value-type="string">
            <text:p text:style-name="Table_20_Contents">Group N11-N10-C1 Distance C-N=1.3907 Distance N-N=1.1152 Angle=173.37<text:line-break/>Ring C1-C0-C5-C4-C3-C2 SumAnges=720.00(100.00%) SumDistance=0.0030<text:line-break/>Group N31-N30-C22 Distance C-N=1.3842 Distance N-N=1.1111 Angle=179.31<text:line-break/>Ring C22-C21-C23-C25-C27-C24 SumAnges=720.00(100.00%) SumDistance=0.0059<text:line-break/>LUMO=-0.26176<text:line-break/>HOMO=-0.36983</text:p>
          </table:table-cell>
        </table:table-row>
      </table:table>
      <text:p text:style-name="Text_20_body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B"/>
        <table:table-column table:style-name="Таблица33.A"/>
        <table:table-row>
          <table:table-cell table:style-name="Таблица33.A1" office:value-type="string">
            <text:p text:style-name="Table_20_Contents">T</text:p>
          </table:table-cell>
          <table:table-cell table:style-name="Таблица33.A1" office:value-type="string">
            <text:p text:style-name="Table_20_Contents">dE</text:p>
          </table:table-cell>
          <table:table-cell table:style-name="Таблица33.A1" office:value-type="string">
            <text:p text:style-name="Table_20_Contents">dG</text:p>
          </table:table-cell>
          <table:table-cell table:style-name="Таблица33.A1" office:value-type="string">
            <text:p text:style-name="Table_20_Contents">dH</text:p>
          </table:table-cell>
          <table:table-cell table:style-name="Таблица33.E1" office:value-type="string">
            <text:p text:style-name="Table_20_Contents">dS*T</text:p>
          </table:table-cell>
        </table:table-row>
        <table:table-row>
          <table:table-cell table:style-name="Таблица33.A2" office:value-type="string">
            <text:p text:style-name="Table_20_Contents">298.15</text:p>
          </table:table-cell>
          <table:table-cell table:style-name="Таблица33.A2" office:value-type="string">
            <text:p text:style-name="Table_20_Contents">-125.97</text:p>
          </table:table-cell>
          <table:table-cell table:style-name="Таблица33.A2" office:value-type="string">
            <text:p text:style-name="Table_20_Contents">-83.76</text:p>
          </table:table-cell>
          <table:table-cell table:style-name="Таблица33.A2" office:value-type="string">
            <text:p text:style-name="Table_20_Contents">-120.13</text:p>
          </table:table-cell>
          <table:table-cell table:style-name="Таблица33.E2" office:value-type="string">
            <text:p text:style-name="Table_20_Contents">-36.39</text:p>
          </table:table-cell>
        </table:table-row>
      </table:table>
      <text:p text:style-name="Text_20_body"/>
      <text:h text:style-name="Heading_20_3" text:outline-level="3"><text:bookmark text:name="r17"/>Reaction: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 = <text:a xlink:type="simple" xlink:href="../mol/x2-4-NO2-Ph-N2-OTs-v1.mol" text:style-name="Internet_20_link" text:visited-style-name="Visited_20_Internet_20_Link">x2-4-NO</text:a><text:a xlink:type="simple" xlink:href="../mol/x2-4-NO2-Ph-N2-OTs-v1.mol" text:style-name="Internet_20_link" text:visited-style-name="Visited_20_Internet_20_Link"><text:span text:style-name="T1">2</text:span></text:a><text:a xlink:type="simple" xlink:href="../mol/x2-4-NO2-Ph-N2-OTs-v1.mol" text:style-name="Internet_20_link" text:visited-style-name="Visited_20_Internet_20_Link">-Ph-N</text:a><text:a xlink:type="simple" xlink:href="../mol/x2-4-NO2-Ph-N2-OTs-v1.mol" text:style-name="Internet_20_link" text:visited-style-name="Visited_20_Internet_20_Link"><text:span text:style-name="T1">2</text:span></text:a><text:a xlink:type="simple" xlink:href="../mol/x2-4-NO2-Ph-N2-OTs-v1.mol" text:style-name="Internet_20_link" text:visited-style-name="Visited_20_Internet_20_Link">-OTs-v1</text:a></text:h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 table:number-columns-repeated="3"/>
        <table:table-column table:style-name="Таблица34.C"/>
        <table:table-column table:style-name="Таблица34.H"/>
        <table:table-row>
          <table:table-cell table:style-name="Таблица34.A1" office:value-type="string">
            <text:p text:style-name="Table_20_Contents">Name</text:p>
          </table:table-cell>
          <table:table-cell table:style-name="Таблица34.A1" office:value-type="string">
            <text:p text:style-name="Table_20_Contents">k</text:p>
          </table:table-cell>
          <table:table-cell table:style-name="Таблица34.A1" office:value-type="string">
            <text:p text:style-name="Table_20_Contents">T</text:p>
          </table:table-cell>
          <table:table-cell table:style-name="Таблица34.A1" office:value-type="string">
            <text:p text:style-name="Table_20_Contents">E0</text:p>
          </table:table-cell>
          <table:table-cell table:style-name="Таблица34.A1" office:value-type="string">
            <text:p text:style-name="Table_20_Contents">G</text:p>
          </table:table-cell>
          <table:table-cell table:style-name="Таблица34.A1" office:value-type="string">
            <text:p text:style-name="Table_20_Contents">H</text:p>
          </table:table-cell>
          <table:table-cell table:style-name="Таблица34.A1" office:value-type="string">
            <text:p text:style-name="Table_20_Contents">S*T</text:p>
          </table:table-cell>
          <table:table-cell table:style-name="Таблица34.H1" office:value-type="string">
            <text:p text:style-name="Table_20_Contents">Properties</text:p>
          </table:table-cell>
        </table:table-row>
        <table:table-row>
          <table:table-cell table:style-name="Таблица34.A2" office:value-type="string">
            <text:p text:style-name="Table_20_Contents">4-NO2-Ph-N2+</text:p>
          </table:table-cell>
          <table:table-cell table:style-name="Таблица34.A2" office:value-type="string">
            <text:p text:style-name="Table_20_Contents">-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1431763.67</text:p>
          </table:table-cell>
          <table:table-cell table:style-name="Таблица34.A2" office:value-type="string">
            <text:p text:style-name="Table_20_Contents">-1431589.59</text:p>
          </table:table-cell>
          <table:table-cell table:style-name="Таблица34.A2" office:value-type="string">
            <text:p text:style-name="Table_20_Contents">-1431472.86</text:p>
          </table:table-cell>
          <table:table-cell table:style-name="Таблица34.A2" office:value-type="string">
            <text:p text:style-name="Table_20_Contents">116.80</text:p>
          </table:table-cell>
          <table:table-cell table:style-name="Таблица34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34.A2" office:value-type="string">
            <text:p text:style-name="Table_20_Contents">4-NO2-Ph-N2-OTs</text:p>
          </table:table-cell>
          <table:table-cell table:style-name="Таблица34.A2" office:value-type="string">
            <text:p text:style-name="Table_20_Contents">-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3781620.53</text:p>
          </table:table-cell>
          <table:table-cell table:style-name="Таблица34.A2" office:value-type="string">
            <text:p text:style-name="Table_20_Contents">-3781155.69</text:p>
          </table:table-cell>
          <table:table-cell table:style-name="Таблица34.A2" office:value-type="string">
            <text:p text:style-name="Table_20_Contents">-3780951.90</text:p>
          </table:table-cell>
          <table:table-cell table:style-name="Таблица34.A2" office:value-type="string">
            <text:p text:style-name="Table_20_Contents">203.93</text:p>
          </table:table-cell>
          <table:table-cell table:style-name="Таблица34.H2" office:value-type="string">
            <text:p text:style-name="Table_20_Contents">LUMO=-0.13013<text:line-break/>HOMO=-0.26439</text:p>
          </table:table-cell>
        </table:table-row>
        <table:table-row>
          <table:table-cell table:style-name="Таблица34.A2" office:value-type="string">
            <text:p text:style-name="Table_20_Contents">x2-4-NO2-Ph-N2-OTs-v1</text:p>
          </table:table-cell>
          <table:table-cell table:style-name="Таблица34.A2" office:value-type="string">
            <text:p text:style-name="Table_20_Contents">1.0</text:p>
          </table:table-cell>
          <table:table-cell table:style-name="Таблица34.A2" office:value-type="string">
            <text:p text:style-name="Table_20_Contents">298.15</text:p>
          </table:table-cell>
          <table:table-cell table:style-name="Таблица34.A2" office:value-type="string">
            <text:p text:style-name="Table_20_Contents">-5213518.64</text:p>
          </table:table-cell>
          <table:table-cell table:style-name="Таблица34.A2" office:value-type="string">
            <text:p text:style-name="Table_20_Contents">-5212834.88</text:p>
          </table:table-cell>
          <table:table-cell table:style-name="Таблица34.A2" office:value-type="string">
            <text:p text:style-name="Table_20_Contents">-5212553.23</text:p>
          </table:table-cell>
          <table:table-cell table:style-name="Таблица34.A2" office:value-type="string">
            <text:p text:style-name="Table_20_Contents">281.84</text:p>
          </table:table-cell>
          <table:table-cell table:style-name="Таблица34.H2" office:value-type="string">
            <text:p text:style-name="Table_20_Contents">Group N11-N10-C1 Distance C-N=1.3931 Distance N-N=1.1168 Angle=170.34<text:line-break/>Ring C1-C0-C5-C4-C3-C2 SumAnges=720.00(100.00%) SumDistance=0.0059<text:line-break/>Group N27-N26-C18 Distance C-N=1.3937 Distance N-N=1.1168 Angle=169.59<text:line-break/>Ring C18-C17-C19-C21-C23-C20 SumAnges=720.00(100.00%) SumDistance=0.0069<text:line-break/>LUMO=-0.25208<text:line-break/>HOMO=-0.32351</text:p>
          </table:table-cell>
        </table:table-row>
      </table:table>
      <text:p text:style-name="Text_20_body"/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B"/>
        <table:table-column table:style-name="Таблица35.A"/>
        <table:table-row>
          <table:table-cell table:style-name="Таблица35.A1" office:value-type="string">
            <text:p text:style-name="Table_20_Contents">T</text:p>
          </table:table-cell>
          <table:table-cell table:style-name="Таблица35.A1" office:value-type="string">
            <text:p text:style-name="Table_20_Contents">dE</text:p>
          </table:table-cell>
          <table:table-cell table:style-name="Таблица35.A1" office:value-type="string">
            <text:p text:style-name="Table_20_Contents">dG</text:p>
          </table:table-cell>
          <table:table-cell table:style-name="Таблица35.A1" office:value-type="string">
            <text:p text:style-name="Table_20_Contents">dH</text:p>
          </table:table-cell>
          <table:table-cell table:style-name="Таблица35.E1" office:value-type="string">
            <text:p text:style-name="Table_20_Contents">dS*T</text:p>
          </table:table-cell>
        </table:table-row>
        <table:table-row>
          <table:table-cell table:style-name="Таблица35.A2" office:value-type="string">
            <text:p text:style-name="Table_20_Contents">298.15</text:p>
          </table:table-cell>
          <table:table-cell table:style-name="Таблица35.A2" office:value-type="string">
            <text:p text:style-name="Table_20_Contents">-134.44</text:p>
          </table:table-cell>
          <table:table-cell table:style-name="Таблица35.A2" office:value-type="string">
            <text:p text:style-name="Table_20_Contents">-89.60</text:p>
          </table:table-cell>
          <table:table-cell table:style-name="Таблица35.A2" office:value-type="string">
            <text:p text:style-name="Table_20_Contents">-128.47</text:p>
          </table:table-cell>
          <table:table-cell table:style-name="Таблица35.E2" office:value-type="string">
            <text:p text:style-name="Table_20_Contents">-38.89</text:p>
          </table:table-cell>
        </table:table-row>
      </table:table>
      <text:p text:style-name="Text_20_body"/>
      <text:h text:style-name="Heading_20_3" text:outline-level="3"><text:bookmark text:name="r18"/>Reaction: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OTs.mol" text:style-name="Internet_20_link" text:visited-style-name="Visited_20_Internet_20_Link">4-NO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Ph-N</text:a><text:a xlink:type="simple" xlink:href="../mol/4-NO2-Ph-N2-OTs.mol" text:style-name="Internet_20_link" text:visited-style-name="Visited_20_Internet_20_Link"><text:span text:style-name="T1">2</text:span></text:a><text:a xlink:type="simple" xlink:href="../mol/4-NO2-Ph-N2-OTs.mol" text:style-name="Internet_20_link" text:visited-style-name="Visited_20_Internet_20_Link">-OTs</text:a> = <text:a xlink:type="simple" xlink:href="../mol/x2-4-NO2-Ph-N2-OTs-v2.mol" text:style-name="Internet_20_link" text:visited-style-name="Visited_20_Internet_20_Link">x2-4-NO</text:a><text:a xlink:type="simple" xlink:href="../mol/x2-4-NO2-Ph-N2-OTs-v2.mol" text:style-name="Internet_20_link" text:visited-style-name="Visited_20_Internet_20_Link"><text:span text:style-name="T1">2</text:span></text:a><text:a xlink:type="simple" xlink:href="../mol/x2-4-NO2-Ph-N2-OTs-v2.mol" text:style-name="Internet_20_link" text:visited-style-name="Visited_20_Internet_20_Link">-Ph-N</text:a><text:a xlink:type="simple" xlink:href="../mol/x2-4-NO2-Ph-N2-OTs-v2.mol" text:style-name="Internet_20_link" text:visited-style-name="Visited_20_Internet_20_Link"><text:span text:style-name="T1">2</text:span></text:a><text:a xlink:type="simple" xlink:href="../mol/x2-4-NO2-Ph-N2-OTs-v2.mol" text:style-name="Internet_20_link" text:visited-style-name="Visited_20_Internet_20_Link">-OTs-v2</text:a></text:h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 table:number-columns-repeated="3"/>
        <table:table-column table:style-name="Таблица36.C"/>
        <table:table-column table:style-name="Таблица36.H"/>
        <table:table-row>
          <table:table-cell table:style-name="Таблица36.A1" office:value-type="string">
            <text:p text:style-name="Table_20_Contents">Name</text:p>
          </table:table-cell>
          <table:table-cell table:style-name="Таблица36.A1" office:value-type="string">
            <text:p text:style-name="Table_20_Contents">k</text:p>
          </table:table-cell>
          <table:table-cell table:style-name="Таблица36.A1" office:value-type="string">
            <text:p text:style-name="Table_20_Contents">T</text:p>
          </table:table-cell>
          <table:table-cell table:style-name="Таблица36.A1" office:value-type="string">
            <text:p text:style-name="Table_20_Contents">E0</text:p>
          </table:table-cell>
          <table:table-cell table:style-name="Таблица36.A1" office:value-type="string">
            <text:p text:style-name="Table_20_Contents">G</text:p>
          </table:table-cell>
          <table:table-cell table:style-name="Таблица36.A1" office:value-type="string">
            <text:p text:style-name="Table_20_Contents">H</text:p>
          </table:table-cell>
          <table:table-cell table:style-name="Таблица36.A1" office:value-type="string">
            <text:p text:style-name="Table_20_Contents">S*T</text:p>
          </table:table-cell>
          <table:table-cell table:style-name="Таблица36.H1" office:value-type="string">
            <text:p text:style-name="Table_20_Contents">Properties</text:p>
          </table:table-cell>
        </table:table-row>
        <table:table-row>
          <table:table-cell table:style-name="Таблица36.A2" office:value-type="string">
            <text:p text:style-name="Table_20_Contents">4-NO2-Ph-N2+</text:p>
          </table:table-cell>
          <table:table-cell table:style-name="Таблица36.A2" office:value-type="string">
            <text:p text:style-name="Table_20_Contents">-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1431763.67</text:p>
          </table:table-cell>
          <table:table-cell table:style-name="Таблица36.A2" office:value-type="string">
            <text:p text:style-name="Table_20_Contents">-1431589.59</text:p>
          </table:table-cell>
          <table:table-cell table:style-name="Таблица36.A2" office:value-type="string">
            <text:p text:style-name="Table_20_Contents">-1431472.86</text:p>
          </table:table-cell>
          <table:table-cell table:style-name="Таблица36.A2" office:value-type="string">
            <text:p text:style-name="Table_20_Contents">116.80</text:p>
          </table:table-cell>
          <table:table-cell table:style-name="Таблица36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36.A2" office:value-type="string">
            <text:p text:style-name="Table_20_Contents">4-NO2-Ph-N2-OTs</text:p>
          </table:table-cell>
          <table:table-cell table:style-name="Таблица36.A2" office:value-type="string">
            <text:p text:style-name="Table_20_Contents">-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3781620.53</text:p>
          </table:table-cell>
          <table:table-cell table:style-name="Таблица36.A2" office:value-type="string">
            <text:p text:style-name="Table_20_Contents">-3781155.69</text:p>
          </table:table-cell>
          <table:table-cell table:style-name="Таблица36.A2" office:value-type="string">
            <text:p text:style-name="Table_20_Contents">-3780951.90</text:p>
          </table:table-cell>
          <table:table-cell table:style-name="Таблица36.A2" office:value-type="string">
            <text:p text:style-name="Table_20_Contents">203.93</text:p>
          </table:table-cell>
          <table:table-cell table:style-name="Таблица36.H2" office:value-type="string">
            <text:p text:style-name="Table_20_Contents">LUMO=-0.13013<text:line-break/>HOMO=-0.26439</text:p>
          </table:table-cell>
        </table:table-row>
        <table:table-row>
          <table:table-cell table:style-name="Таблица36.A2" office:value-type="string">
            <text:p text:style-name="Table_20_Contents">x2-4-NO2-Ph-N2-OTs-v2</text:p>
          </table:table-cell>
          <table:table-cell table:style-name="Таблица36.A2" office:value-type="string">
            <text:p text:style-name="Table_20_Contents">1.0</text:p>
          </table:table-cell>
          <table:table-cell table:style-name="Таблица36.A2" office:value-type="string">
            <text:p text:style-name="Table_20_Contents">298.15</text:p>
          </table:table-cell>
          <table:table-cell table:style-name="Таблица36.A2" office:value-type="string">
            <text:p text:style-name="Table_20_Contents">-5213517.00</text:p>
          </table:table-cell>
          <table:table-cell table:style-name="Таблица36.A2" office:value-type="string">
            <text:p text:style-name="Table_20_Contents">-5212834.51</text:p>
          </table:table-cell>
          <table:table-cell table:style-name="Таблица36.A2" office:value-type="string">
            <text:p text:style-name="Table_20_Contents">-5212551.69</text:p>
          </table:table-cell>
          <table:table-cell table:style-name="Таблица36.A2" office:value-type="string">
            <text:p text:style-name="Table_20_Contents">283.01</text:p>
          </table:table-cell>
          <table:table-cell table:style-name="Таблица36.H2" office:value-type="string">
            <text:p text:style-name="Table_20_Contents">Group N11-N10-C1 Distance C-N=1.3884 Distance N-N=1.1165 Angle=176.37<text:line-break/>Ring C1-C0-C5-C4-C3-C2 SumAnges=720.00(100.00%) SumDistance=0.0107<text:line-break/>Group N27-N26-C18 Distance C-N=1.3890 Distance N-N=1.1247 Angle=161.13<text:line-break/>Ring C18-C17-C19-C21-C23-C20 SumAnges=720.00(100.00%) SumDistance=0.0009<text:line-break/>LUMO=-0.2515<text:line-break/>HOMO=-0.32592</text:p>
          </table:table-cell>
        </table:table-row>
      </table:table>
      <text:p text:style-name="Text_20_body"/>
      <table:table table:name="Таблица37" table:style-name="Таблица37">
        <table:table-column table:style-name="Таблица37.A"/>
        <table:table-column table:style-name="Таблица37.B"/>
        <table:table-column table:style-name="Таблица37.C"/>
        <table:table-column table:style-name="Таблица37.B"/>
        <table:table-column table:style-name="Таблица37.A"/>
        <table:table-row>
          <table:table-cell table:style-name="Таблица37.A1" office:value-type="string">
            <text:p text:style-name="Table_20_Contents">T</text:p>
          </table:table-cell>
          <table:table-cell table:style-name="Таблица37.A1" office:value-type="string">
            <text:p text:style-name="Table_20_Contents">dE</text:p>
          </table:table-cell>
          <table:table-cell table:style-name="Таблица37.A1" office:value-type="string">
            <text:p text:style-name="Table_20_Contents">dG</text:p>
          </table:table-cell>
          <table:table-cell table:style-name="Таблица37.A1" office:value-type="string">
            <text:p text:style-name="Table_20_Contents">dH</text:p>
          </table:table-cell>
          <table:table-cell table:style-name="Таблица37.E1" office:value-type="string">
            <text:p text:style-name="Table_20_Contents">dS*T</text:p>
          </table:table-cell>
        </table:table-row>
        <table:table-row>
          <table:table-cell table:style-name="Таблица37.A2" office:value-type="string">
            <text:p text:style-name="Table_20_Contents">298.15</text:p>
          </table:table-cell>
          <table:table-cell table:style-name="Таблица37.A2" office:value-type="string">
            <text:p text:style-name="Table_20_Contents">-132.80</text:p>
          </table:table-cell>
          <table:table-cell table:style-name="Таблица37.A2" office:value-type="string">
            <text:p text:style-name="Table_20_Contents">-89.23</text:p>
          </table:table-cell>
          <table:table-cell table:style-name="Таблица37.A2" office:value-type="string">
            <text:p text:style-name="Table_20_Contents">-126.93</text:p>
          </table:table-cell>
          <table:table-cell table:style-name="Таблица37.E2" office:value-type="string">
            <text:p text:style-name="Table_20_Contents">-37.73</text:p>
          </table:table-cell>
        </table:table-row>
      </table:table>
      <text:p text:style-name="Text_20_body"/>
      <text:h text:style-name="Heading_20_3" text:outline-level="3"><text:bookmark text:name="r19"/><text:soft-page-break/>Reaction: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 = <text:a xlink:type="simple" xlink:href="../mol/x2-4-NO2-Ph-N2-BF4-v1.mol" text:style-name="Internet_20_link" text:visited-style-name="Visited_20_Internet_20_Link">x2-4-NO</text:a><text:a xlink:type="simple" xlink:href="../mol/x2-4-NO2-Ph-N2-BF4-v1.mol" text:style-name="Internet_20_link" text:visited-style-name="Visited_20_Internet_20_Link"><text:span text:style-name="T1">2</text:span></text:a><text:a xlink:type="simple" xlink:href="../mol/x2-4-NO2-Ph-N2-BF4-v1.mol" text:style-name="Internet_20_link" text:visited-style-name="Visited_20_Internet_20_Link">-Ph-N</text:a><text:a xlink:type="simple" xlink:href="../mol/x2-4-NO2-Ph-N2-BF4-v1.mol" text:style-name="Internet_20_link" text:visited-style-name="Visited_20_Internet_20_Link"><text:span text:style-name="T1">2</text:span></text:a><text:a xlink:type="simple" xlink:href="../mol/x2-4-NO2-Ph-N2-BF4-v1.mol" text:style-name="Internet_20_link" text:visited-style-name="Visited_20_Internet_20_Link">-BF</text:a><text:a xlink:type="simple" xlink:href="../mol/x2-4-NO2-Ph-N2-BF4-v1.mol" text:style-name="Internet_20_link" text:visited-style-name="Visited_20_Internet_20_Link"><text:span text:style-name="T1">4</text:span></text:a><text:a xlink:type="simple" xlink:href="../mol/x2-4-NO2-Ph-N2-BF4-v1.mol" text:style-name="Internet_20_link" text:visited-style-name="Visited_20_Internet_20_Link"><text:span text:style-name="T2">-</text:span></text:a><text:a xlink:type="simple" xlink:href="../mol/x2-4-NO2-Ph-N2-BF4-v1.mol" text:style-name="Internet_20_link" text:visited-style-name="Visited_20_Internet_20_Link">v1</text:a></text:h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 table:number-columns-repeated="3"/>
        <table:table-column table:style-name="Таблица38.C"/>
        <table:table-column table:style-name="Таблица38.H"/>
        <table:table-row>
          <table:table-cell table:style-name="Таблица38.A1" office:value-type="string">
            <text:p text:style-name="Table_20_Contents">Name</text:p>
          </table:table-cell>
          <table:table-cell table:style-name="Таблица38.A1" office:value-type="string">
            <text:p text:style-name="Table_20_Contents">k</text:p>
          </table:table-cell>
          <table:table-cell table:style-name="Таблица38.A1" office:value-type="string">
            <text:p text:style-name="Table_20_Contents">T</text:p>
          </table:table-cell>
          <table:table-cell table:style-name="Таблица38.A1" office:value-type="string">
            <text:p text:style-name="Table_20_Contents">E0</text:p>
          </table:table-cell>
          <table:table-cell table:style-name="Таблица38.A1" office:value-type="string">
            <text:p text:style-name="Table_20_Contents">G</text:p>
          </table:table-cell>
          <table:table-cell table:style-name="Таблица38.A1" office:value-type="string">
            <text:p text:style-name="Table_20_Contents">H</text:p>
          </table:table-cell>
          <table:table-cell table:style-name="Таблица38.A1" office:value-type="string">
            <text:p text:style-name="Table_20_Contents">S*T</text:p>
          </table:table-cell>
          <table:table-cell table:style-name="Таблица38.H1" office:value-type="string">
            <text:p text:style-name="Table_20_Contents">Properties</text:p>
          </table:table-cell>
        </table:table-row>
        <table:table-row>
          <table:table-cell table:style-name="Таблица38.A2" office:value-type="string">
            <text:p text:style-name="Table_20_Contents">4-NO2-Ph-N2+</text:p>
          </table:table-cell>
          <table:table-cell table:style-name="Таблица38.A2" office:value-type="string">
            <text:p text:style-name="Table_20_Contents">-1.0</text:p>
          </table:table-cell>
          <table:table-cell table:style-name="Таблица38.A2" office:value-type="string">
            <text:p text:style-name="Table_20_Contents">298.15</text:p>
          </table:table-cell>
          <table:table-cell table:style-name="Таблица38.A2" office:value-type="string">
            <text:p text:style-name="Table_20_Contents">-1431763.67</text:p>
          </table:table-cell>
          <table:table-cell table:style-name="Таблица38.A2" office:value-type="string">
            <text:p text:style-name="Table_20_Contents">-1431589.59</text:p>
          </table:table-cell>
          <table:table-cell table:style-name="Таблица38.A2" office:value-type="string">
            <text:p text:style-name="Table_20_Contents">-1431472.86</text:p>
          </table:table-cell>
          <table:table-cell table:style-name="Таблица38.A2" office:value-type="string">
            <text:p text:style-name="Table_20_Contents">116.80</text:p>
          </table:table-cell>
          <table:table-cell table:style-name="Таблица38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38.A2" office:value-type="string">
            <text:p text:style-name="Table_20_Contents">4-NO2-Ph-N2-BF4</text:p>
          </table:table-cell>
          <table:table-cell table:style-name="Таблица38.A2" office:value-type="string">
            <text:p text:style-name="Table_20_Contents">-1.0</text:p>
          </table:table-cell>
          <table:table-cell table:style-name="Таблица38.A2" office:value-type="string">
            <text:p text:style-name="Table_20_Contents">298.15</text:p>
          </table:table-cell>
          <table:table-cell table:style-name="Таблица38.A2" office:value-type="string">
            <text:p text:style-name="Table_20_Contents">-2546724.41</text:p>
          </table:table-cell>
          <table:table-cell table:style-name="Таблица38.A2" office:value-type="string">
            <text:p text:style-name="Table_20_Contents">-2546532.07</text:p>
          </table:table-cell>
          <table:table-cell table:style-name="Таблица38.A2" office:value-type="string">
            <text:p text:style-name="Table_20_Contents">-2546375.63</text:p>
          </table:table-cell>
          <table:table-cell table:style-name="Таблица38.A2" office:value-type="string">
            <text:p text:style-name="Table_20_Contents">156.55</text:p>
          </table:table-cell>
          <table:table-cell table:style-name="Таблица38.H2" office:value-type="string">
            <text:p text:style-name="Table_20_Contents">Group N14-N13-C2 Distance C-N=1.3931 Distance N-N=1.1131 Angle=174.62<text:line-break/>Ring C2-C1-C0-C5-C4-C3 SumAnges=720.00(100.00%) SumDistance=0.0152<text:line-break/>LUMO=-0.17308<text:line-break/>HOMO=-0.3088</text:p>
          </table:table-cell>
        </table:table-row>
        <table:table-row>
          <table:table-cell table:style-name="Таблица38.A2" office:value-type="string">
            <text:p text:style-name="Table_20_Contents">x2-4-NO2-Ph-N2-BF4-v1</text:p>
          </table:table-cell>
          <table:table-cell table:style-name="Таблица38.A2" office:value-type="string">
            <text:p text:style-name="Table_20_Contents">1.0</text:p>
          </table:table-cell>
          <table:table-cell table:style-name="Таблица38.A2" office:value-type="string">
            <text:p text:style-name="Table_20_Contents">298.15</text:p>
          </table:table-cell>
          <table:table-cell table:style-name="Таблица38.A2" office:value-type="string">
            <text:p text:style-name="Table_20_Contents">-3978629.96</text:p>
          </table:table-cell>
          <table:table-cell table:style-name="Таблица38.A2" office:value-type="string">
            <text:p text:style-name="Table_20_Contents">-3978215.40</text:p>
          </table:table-cell>
          <table:table-cell table:style-name="Таблица38.A2" office:value-type="string">
            <text:p text:style-name="Table_20_Contents">-3977984.32</text:p>
          </table:table-cell>
          <table:table-cell table:style-name="Таблица38.A2" office:value-type="string">
            <text:p text:style-name="Table_20_Contents">231.24</text:p>
          </table:table-cell>
          <table:table-cell table:style-name="Таблица38.H2" office:value-type="string">
            <text:p text:style-name="Table_20_Contents">Group N11-N10-C1 Distance C-N=1.3864 Distance N-N=1.1118 Angle=177.62<text:line-break/>Ring C1-C0-C5-C4-C3-C2 SumAnges=720.00(100.00%) SumDistance=0.0093<text:line-break/>Group N23-N22-C14 Distance C-N=1.3864 Distance N-N=1.1118 Angle=177.57<text:line-break/>Ring C14-C13-C15-C17-C19-C16 SumAnges=720.00(100.00%) SumDistance=0.0093<text:line-break/>LUMO=-0.26596<text:line-break/>HOMO=-0.4122</text:p>
          </table:table-cell>
        </table:table-row>
      </table:table>
      <text:p text:style-name="Text_20_body"/>
      <table:table table:name="Таблица39" table:style-name="Таблица39">
        <table:table-column table:style-name="Таблица39.A"/>
        <table:table-column table:style-name="Таблица39.B"/>
        <table:table-column table:style-name="Таблица39.C"/>
        <table:table-column table:style-name="Таблица39.B"/>
        <table:table-column table:style-name="Таблица39.E"/>
        <table:table-row>
          <table:table-cell table:style-name="Таблица39.A1" office:value-type="string">
            <text:p text:style-name="Table_20_Contents">T</text:p>
          </table:table-cell>
          <table:table-cell table:style-name="Таблица39.A1" office:value-type="string">
            <text:p text:style-name="Table_20_Contents">dE</text:p>
          </table:table-cell>
          <table:table-cell table:style-name="Таблица39.A1" office:value-type="string">
            <text:p text:style-name="Table_20_Contents">dG</text:p>
          </table:table-cell>
          <table:table-cell table:style-name="Таблица39.A1" office:value-type="string">
            <text:p text:style-name="Table_20_Contents">dH</text:p>
          </table:table-cell>
          <table:table-cell table:style-name="Таблица39.E1" office:value-type="string">
            <text:p text:style-name="Table_20_Contents">dS*T</text:p>
          </table:table-cell>
        </table:table-row>
        <table:table-row>
          <table:table-cell table:style-name="Таблица39.A2" office:value-type="string">
            <text:p text:style-name="Table_20_Contents">298.15</text:p>
          </table:table-cell>
          <table:table-cell table:style-name="Таблица39.A2" office:value-type="string">
            <text:p text:style-name="Table_20_Contents">-141.89</text:p>
          </table:table-cell>
          <table:table-cell table:style-name="Таблица39.A2" office:value-type="string">
            <text:p text:style-name="Table_20_Contents">-93.74</text:p>
          </table:table-cell>
          <table:table-cell table:style-name="Таблица39.A2" office:value-type="string">
            <text:p text:style-name="Table_20_Contents">-135.82</text:p>
          </table:table-cell>
          <table:table-cell table:style-name="Таблица39.E2" office:value-type="string">
            <text:p text:style-name="Table_20_Contents">-42.11</text:p>
          </table:table-cell>
        </table:table-row>
      </table:table>
      <text:p text:style-name="Text_20_body"/>
      <text:h text:style-name="Heading_20_3" text:outline-level="3"><text:bookmark text:name="r20"/>Reaction: <text:a xlink:type="simple" xlink:href="../mol/4-NO2-Ph-N2+.mol" text:style-name="Internet_20_link" text:visited-style-name="Visited_20_Internet_20_Link">4-NO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-Ph-N</text:a><text:a xlink:type="simple" xlink:href="../mol/4-NO2-Ph-N2+.mol" text:style-name="Internet_20_link" text:visited-style-name="Visited_20_Internet_20_Link"><text:span text:style-name="T1">2</text:span></text:a><text:a xlink:type="simple" xlink:href="../mol/4-NO2-Ph-N2+.mol" text:style-name="Internet_20_link" text:visited-style-name="Visited_20_Internet_20_Link">+</text:a> + <text:a xlink:type="simple" xlink:href="../mol/4-NO2-Ph-N2-BF4.mol" text:style-name="Internet_20_link" text:visited-style-name="Visited_20_Internet_20_Link">4-NO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Ph-N</text:a><text:a xlink:type="simple" xlink:href="../mol/4-NO2-Ph-N2-BF4.mol" text:style-name="Internet_20_link" text:visited-style-name="Visited_20_Internet_20_Link"><text:span text:style-name="T1">2</text:span></text:a><text:a xlink:type="simple" xlink:href="../mol/4-NO2-Ph-N2-BF4.mol" text:style-name="Internet_20_link" text:visited-style-name="Visited_20_Internet_20_Link">-BF</text:a><text:a xlink:type="simple" xlink:href="../mol/4-NO2-Ph-N2-BF4.mol" text:style-name="Internet_20_link" text:visited-style-name="Visited_20_Internet_20_Link"><text:span text:style-name="T1">4</text:span></text:a> = <text:a xlink:type="simple" xlink:href="../mol/x2-4-NO2-Ph-N2-BF4-v2.mol" text:style-name="Internet_20_link" text:visited-style-name="Visited_20_Internet_20_Link">x2-4-NO</text:a><text:a xlink:type="simple" xlink:href="../mol/x2-4-NO2-Ph-N2-BF4-v2.mol" text:style-name="Internet_20_link" text:visited-style-name="Visited_20_Internet_20_Link"><text:span text:style-name="T1">2</text:span></text:a><text:a xlink:type="simple" xlink:href="../mol/x2-4-NO2-Ph-N2-BF4-v2.mol" text:style-name="Internet_20_link" text:visited-style-name="Visited_20_Internet_20_Link">-Ph-N</text:a><text:a xlink:type="simple" xlink:href="../mol/x2-4-NO2-Ph-N2-BF4-v2.mol" text:style-name="Internet_20_link" text:visited-style-name="Visited_20_Internet_20_Link"><text:span text:style-name="T1">2</text:span></text:a><text:a xlink:type="simple" xlink:href="../mol/x2-4-NO2-Ph-N2-BF4-v2.mol" text:style-name="Internet_20_link" text:visited-style-name="Visited_20_Internet_20_Link">-BF</text:a><text:a xlink:type="simple" xlink:href="../mol/x2-4-NO2-Ph-N2-BF4-v2.mol" text:style-name="Internet_20_link" text:visited-style-name="Visited_20_Internet_20_Link"><text:span text:style-name="T1">4</text:span></text:a><text:a xlink:type="simple" xlink:href="../mol/x2-4-NO2-Ph-N2-BF4-v2.mol" text:style-name="Internet_20_link" text:visited-style-name="Visited_20_Internet_20_Link"><text:span text:style-name="T2">-</text:span></text:a><text:a xlink:type="simple" xlink:href="../mol/x2-4-NO2-Ph-N2-BF4-v2.mol" text:style-name="Internet_20_link" text:visited-style-name="Visited_20_Internet_20_Link">v2</text:a></text:h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 table:number-columns-repeated="3"/>
        <table:table-column table:style-name="Таблица40.C"/>
        <table:table-column table:style-name="Таблица40.H"/>
        <table:table-row>
          <table:table-cell table:style-name="Таблица40.A1" office:value-type="string">
            <text:p text:style-name="Table_20_Contents">Name</text:p>
          </table:table-cell>
          <table:table-cell table:style-name="Таблица40.A1" office:value-type="string">
            <text:p text:style-name="Table_20_Contents">k</text:p>
          </table:table-cell>
          <table:table-cell table:style-name="Таблица40.A1" office:value-type="string">
            <text:p text:style-name="Table_20_Contents">T</text:p>
          </table:table-cell>
          <table:table-cell table:style-name="Таблица40.A1" office:value-type="string">
            <text:p text:style-name="Table_20_Contents">E0</text:p>
          </table:table-cell>
          <table:table-cell table:style-name="Таблица40.A1" office:value-type="string">
            <text:p text:style-name="Table_20_Contents">G</text:p>
          </table:table-cell>
          <table:table-cell table:style-name="Таблица40.A1" office:value-type="string">
            <text:p text:style-name="Table_20_Contents">H</text:p>
          </table:table-cell>
          <table:table-cell table:style-name="Таблица40.A1" office:value-type="string">
            <text:p text:style-name="Table_20_Contents">S*T</text:p>
          </table:table-cell>
          <table:table-cell table:style-name="Таблица40.H1" office:value-type="string">
            <text:p text:style-name="Table_20_Contents">Properties</text:p>
          </table:table-cell>
        </table:table-row>
        <table:table-row>
          <table:table-cell table:style-name="Таблица40.A2" office:value-type="string">
            <text:p text:style-name="Table_20_Contents">4-NO2-Ph-N2+</text:p>
          </table:table-cell>
          <table:table-cell table:style-name="Таблица40.A2" office:value-type="string">
            <text:p text:style-name="Table_20_Contents">-1.0</text:p>
          </table:table-cell>
          <table:table-cell table:style-name="Таблица40.A2" office:value-type="string">
            <text:p text:style-name="Table_20_Contents">298.15</text:p>
          </table:table-cell>
          <table:table-cell table:style-name="Таблица40.A2" office:value-type="string">
            <text:p text:style-name="Table_20_Contents">-1431763.67</text:p>
          </table:table-cell>
          <table:table-cell table:style-name="Таблица40.A2" office:value-type="string">
            <text:p text:style-name="Table_20_Contents">-1431589.59</text:p>
          </table:table-cell>
          <table:table-cell table:style-name="Таблица40.A2" office:value-type="string">
            <text:p text:style-name="Table_20_Contents">-1431472.86</text:p>
          </table:table-cell>
          <table:table-cell table:style-name="Таблица40.A2" office:value-type="string">
            <text:p text:style-name="Table_20_Contents">116.80</text:p>
          </table:table-cell>
          <table:table-cell table:style-name="Таблица40.H2" office:value-type="string">
            <text:p text:style-name="Table_20_Contents">Group N14-N13-C2 Distance C-N=1.3808 Distance N-N=1.1140 Angle=179.99<text:line-break/>Ring C2-C1-C0-C5-C4-C3 SumAnges=720.00(100.00%) SumDistance=0.0001<text:line-break/>LUMO=-0.32018<text:line-break/>HOMO=-0.44746</text:p>
          </table:table-cell>
        </table:table-row>
        <table:table-row>
          <table:table-cell table:style-name="Таблица40.A2" office:value-type="string">
            <text:p text:style-name="Table_20_Contents">4-NO2-Ph-N2-BF4</text:p>
          </table:table-cell>
          <table:table-cell table:style-name="Таблица40.A2" office:value-type="string">
            <text:p text:style-name="Table_20_Contents">-1.0</text:p>
          </table:table-cell>
          <table:table-cell table:style-name="Таблица40.A2" office:value-type="string">
            <text:p text:style-name="Table_20_Contents">298.15</text:p>
          </table:table-cell>
          <table:table-cell table:style-name="Таблица40.A2" office:value-type="string">
            <text:p text:style-name="Table_20_Contents">-2546724.41</text:p>
          </table:table-cell>
          <table:table-cell table:style-name="Таблица40.A2" office:value-type="string">
            <text:p text:style-name="Table_20_Contents">-2546532.07</text:p>
          </table:table-cell>
          <table:table-cell table:style-name="Таблица40.A2" office:value-type="string">
            <text:p text:style-name="Table_20_Contents">-2546375.63</text:p>
          </table:table-cell>
          <table:table-cell table:style-name="Таблица40.A2" office:value-type="string">
            <text:p text:style-name="Table_20_Contents">156.55</text:p>
          </table:table-cell>
          <table:table-cell table:style-name="Таблица40.H2" office:value-type="string">
            <text:p text:style-name="Table_20_Contents">Group N14-N13-C2 Distance C-N=1.3931 Distance N-N=1.1131 Angle=174.62<text:line-break/>Ring C2-C1-C0-C5-C4-C3 SumAnges=720.00(100.00%) SumDistance=0.0152<text:line-break/>LUMO=-0.17308<text:line-break/>HOMO=-0.3088</text:p>
          </table:table-cell>
        </table:table-row>
        <table:table-row>
          <table:table-cell table:style-name="Таблица40.A2" office:value-type="string">
            <text:p text:style-name="Table_20_Contents">x2-4-NO2-Ph-N2-BF4-v2</text:p>
          </table:table-cell>
          <table:table-cell table:style-name="Таблица40.A2" office:value-type="string">
            <text:p text:style-name="Table_20_Contents">1.0</text:p>
          </table:table-cell>
          <table:table-cell table:style-name="Таблица40.A2" office:value-type="string">
            <text:p text:style-name="Table_20_Contents">298.15</text:p>
          </table:table-cell>
          <table:table-cell table:style-name="Таблица40.A2" office:value-type="string">
            <text:p text:style-name="Table_20_Contents">-3978633.09</text:p>
          </table:table-cell>
          <table:table-cell table:style-name="Таблица40.A2" office:value-type="string">
            <text:p text:style-name="Table_20_Contents">-3978218.83</text:p>
          </table:table-cell>
          <table:table-cell table:style-name="Таблица40.A2" office:value-type="string">
            <text:p text:style-name="Table_20_Contents">-3977987.20</text:p>
          </table:table-cell>
          <table:table-cell table:style-name="Таблица40.A2" office:value-type="string">
            <text:p text:style-name="Table_20_Contents">231.79</text:p>
          </table:table-cell>
          <table:table-cell table:style-name="Таблица40.H2" office:value-type="string">
            <text:p text:style-name="Table_20_Contents">Group N11-N10-C1 Distance C-N=1.3861 Distance N-N=1.1118 Angle=177.49<text:line-break/>Ring C1-C0-C5-C4-C3-C2 SumAnges=720.00(100.00%) SumDistance=0.0089<text:line-break/>Group N23-N22-C14 Distance C-N=1.3850 Distance N-N=1.1119 Angle=177.68<text:line-break/>Ring C14-C13-C15-C17-C19-C16 SumAnges=720.00(100.00%) SumDistance=0.0090<text:line-break/>LUMO=-0.26649<text:line-break/>HOMO=-0.41215</text:p>
          </table:table-cell>
        </table:table-row>
      </table:table>
      <text:p text:style-name="Text_20_body"/>
      <table:table table:name="Таблица41" table:style-name="Таблица41">
        <table:table-column table:style-name="Таблица41.A"/>
        <table:table-column table:style-name="Таблица41.B"/>
        <table:table-column table:style-name="Таблица41.C"/>
        <table:table-column table:style-name="Таблица41.B"/>
        <table:table-column table:style-name="Таблица41.A"/>
        <table:table-row>
          <table:table-cell table:style-name="Таблица41.A1" office:value-type="string">
            <text:p text:style-name="Table_20_Contents">T</text:p>
          </table:table-cell>
          <table:table-cell table:style-name="Таблица41.A1" office:value-type="string">
            <text:p text:style-name="Table_20_Contents">dE</text:p>
          </table:table-cell>
          <table:table-cell table:style-name="Таблица41.A1" office:value-type="string">
            <text:p text:style-name="Table_20_Contents">dG</text:p>
          </table:table-cell>
          <table:table-cell table:style-name="Таблица41.A1" office:value-type="string">
            <text:p text:style-name="Table_20_Contents">dH</text:p>
          </table:table-cell>
          <table:table-cell table:style-name="Таблица41.E1" office:value-type="string">
            <text:p text:style-name="Table_20_Contents">dS*T</text:p>
          </table:table-cell>
        </table:table-row>
        <table:table-row>
          <table:table-cell table:style-name="Таблица41.A2" office:value-type="string">
            <text:p text:style-name="Table_20_Contents">298.15</text:p>
          </table:table-cell>
          <table:table-cell table:style-name="Таблица41.A2" office:value-type="string">
            <text:p text:style-name="Table_20_Contents">-145.01</text:p>
          </table:table-cell>
          <table:table-cell table:style-name="Таблица41.A2" office:value-type="string">
            <text:p text:style-name="Table_20_Contents">-97.17</text:p>
          </table:table-cell>
          <table:table-cell table:style-name="Таблица41.A2" office:value-type="string">
            <text:p text:style-name="Table_20_Contents">-138.71</text:p>
          </table:table-cell>
          <table:table-cell table:style-name="Таблица41.E2" office:value-type="string">
            <text:p text:style-name="Table_20_Contents">-41.56</text:p>
          </table:table-cell>
        </table:table-row>
      </table:table>
      <text:p text:style-name="Text_20_body"/>
      <text:h text:style-name="Heading_20_3" text:outline-level="3"><text:bookmark text:name="r21"/>Reaction: 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 = <text:a xlink:type="simple" xlink:href="../mol/x2-Ph-N2-OTf-v1.mol" text:style-name="Internet_20_link" text:visited-style-name="Visited_20_Internet_20_Link">x2-Ph-N</text:a><text:a xlink:type="simple" xlink:href="../mol/x2-Ph-N2-OTf-v1.mol" text:style-name="Internet_20_link" text:visited-style-name="Visited_20_Internet_20_Link"><text:span text:style-name="T1">2</text:span></text:a><text:a xlink:type="simple" xlink:href="../mol/x2-Ph-N2-OTf-v1.mol" text:style-name="Internet_20_link" text:visited-style-name="Visited_20_Internet_20_Link">-OTf-v1</text:a></text:h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 table:number-columns-repeated="3"/>
        <table:table-column table:style-name="Таблица42.C"/>
        <table:table-column table:style-name="Таблица42.H"/>
        <table:table-row>
          <table:table-cell table:style-name="Таблица42.A1" office:value-type="string">
            <text:p text:style-name="Table_20_Contents">Name</text:p>
          </table:table-cell>
          <table:table-cell table:style-name="Таблица42.A1" office:value-type="string">
            <text:p text:style-name="Table_20_Contents">k</text:p>
          </table:table-cell>
          <table:table-cell table:style-name="Таблица42.A1" office:value-type="string">
            <text:p text:style-name="Table_20_Contents">T</text:p>
          </table:table-cell>
          <table:table-cell table:style-name="Таблица42.A1" office:value-type="string">
            <text:p text:style-name="Table_20_Contents">E0</text:p>
          </table:table-cell>
          <table:table-cell table:style-name="Таблица42.A1" office:value-type="string">
            <text:p text:style-name="Table_20_Contents">G</text:p>
          </table:table-cell>
          <table:table-cell table:style-name="Таблица42.A1" office:value-type="string">
            <text:p text:style-name="Table_20_Contents">H</text:p>
          </table:table-cell>
          <table:table-cell table:style-name="Таблица42.A1" office:value-type="string">
            <text:p text:style-name="Table_20_Contents">S*T</text:p>
          </table:table-cell>
          <table:table-cell table:style-name="Таблица42.H1" office:value-type="string">
            <text:p text:style-name="Table_20_Contents">Properties</text:p>
          </table:table-cell>
        </table:table-row>
        <table:table-row>
          <table:table-cell table:style-name="Таблица42.A2" office:value-type="string">
            <text:p text:style-name="Table_20_Contents">Ph-N2+</text:p>
          </table:table-cell>
          <table:table-cell table:style-name="Таблица42.A2" office:value-type="string">
            <text:p text:style-name="Table_20_Contents">-1.0</text:p>
          </table:table-cell>
          <table:table-cell table:style-name="Таблица42.A2" office:value-type="string">
            <text:p text:style-name="Table_20_Contents">298.15</text:p>
          </table:table-cell>
          <table:table-cell table:style-name="Таблица42.A2" office:value-type="string">
            <text:p text:style-name="Table_20_Contents">-894914.73</text:p>
          </table:table-cell>
          <table:table-cell table:style-name="Таблица42.A2" office:value-type="string">
            <text:p text:style-name="Table_20_Contents">-894733.79</text:p>
          </table:table-cell>
          <table:table-cell table:style-name="Таблица42.A2" office:value-type="string">
            <text:p text:style-name="Table_20_Contents">-894635.68</text:p>
          </table:table-cell>
          <table:table-cell table:style-name="Таблица42.A2" office:value-type="string">
            <text:p text:style-name="Table_20_Contents">98.17</text:p>
          </table:table-cell>
          <table:table-cell table:style-name="Таблица42.H2" office:value-type="string">
            <text:p text:style-name="Table_20_Contents">Group N9-N8-C2 Distance C-N=1.3751 Distance N-N=1.1154 Angle=180.00<text:line-break/>Ring C2-C1-C0-C5-C4-C3 SumAnges=720.00(100.00%) SumDistance=0.0000<text:line-break/>LUMO=-0.29622<text:line-break/>HOMO=-0.45869</text:p>
          </table:table-cell>
        </table:table-row>
        <table:table-row>
          <table:table-cell table:style-name="Таблица42.A2" office:value-type="string">
            <text:p text:style-name="Table_20_Contents">Ph-N2-OTf</text:p>
          </table:table-cell>
          <table:table-cell table:style-name="Таблица42.A2" office:value-type="string">
            <text:p text:style-name="Table_20_Contents">-1.0</text:p>
          </table:table-cell>
          <table:table-cell table:style-name="Таблица42.A2" office:value-type="string">
            <text:p text:style-name="Table_20_Contents">298.15</text:p>
          </table:table-cell>
          <table:table-cell table:style-name="Таблица42.A2" office:value-type="string">
            <text:p text:style-name="Table_20_Contents">-3419692.58</text:p>
          </table:table-cell>
          <table:table-cell table:style-name="Таблица42.A2" office:value-type="string">
            <text:p text:style-name="Table_20_Contents">-3419476.96</text:p>
          </table:table-cell>
          <table:table-cell table:style-name="Таблица42.A2" office:value-type="string">
            <text:p text:style-name="Table_20_Contents">-3419316.26</text:p>
          </table:table-cell>
          <table:table-cell table:style-name="Таблица42.A2" office:value-type="string">
            <text:p text:style-name="Table_20_Contents">160.81</text:p>
          </table:table-cell>
          <table:table-cell table:style-name="Таблица42.H2" office:value-type="string">
            <text:p text:style-name="Table_20_Contents">Group N11-N10-C2 Distance C-N=1.3963 Distance N-N=1.1376 Angle=153.17<text:line-break/>Ring C2-C1-C0-C5-C4-C3 SumAnges=720.00(100.00%) SumDistance=0.0020<text:line-break/>LUMO=-0.13485<text:line-break/>HOMO=-0.25474</text:p>
          </table:table-cell>
        </table:table-row>
        <table:table-row>
          <table:table-cell table:style-name="Таблица42.A2" office:value-type="string">
            <text:p text:style-name="Table_20_Contents">x2-Ph-N2-OTf-v1</text:p>
          </table:table-cell>
          <table:table-cell table:style-name="Таблица42.A2" office:value-type="string">
            <text:p text:style-name="Table_20_Contents">1.0</text:p>
          </table:table-cell>
          <table:table-cell table:style-name="Таблица42.A2" office:value-type="string">
            <text:p text:style-name="Table_20_Contents">298.15</text:p>
          </table:table-cell>
          <table:table-cell table:style-name="Таблица42.A2" office:value-type="string">
            <text:p text:style-name="Table_20_Contents">-4314745.98</text:p>
          </table:table-cell>
          <table:table-cell table:style-name="Таблица42.A2" office:value-type="string">
            <text:p text:style-name="Table_20_Contents">-4314307.10</text:p>
          </table:table-cell>
          <table:table-cell table:style-name="Таблица42.A2" office:value-type="string">
            <text:p text:style-name="Table_20_Contents">-4314084.27</text:p>
          </table:table-cell>
          <table:table-cell table:style-name="Таблица42.A2" office:value-type="string">
            <text:p text:style-name="Table_20_Contents">222.98</text:p>
          </table:table-cell>
          <table:table-cell table:style-name="Таблица42.H2" office:value-type="string">
            <text:p text:style-name="Table_20_Contents">Group N12-N11-C1 Distance C-N=1.3834 Distance N-N=1.1149 Angle=176.98<text:line-break/>Ring C1-C0-C5-C4-C3-C2 SumAnges=720.00(100.00%) SumDistance=0.0045<text:line-break/>Group N33-N32-C23 Distance C-N=1.3844 Distance N-N=1.1152 Angle=174.68<text:line-break/>Ring C23-C22-C24-C26-C28-C25 SumAnges=720.00(100.00%) SumDistance=0.0052<text:line-break/>LUMO=-0.23319<text:line-break/>HOMO=-0.35337</text:p>
          </table:table-cell>
        </table:table-row>
      </table:table>
      <text:p text:style-name="Text_20_body"/>
      <table:table table:name="Таблица43" table:style-name="Таблица43">
        <table:table-column table:style-name="Таблица43.A"/>
        <table:table-column table:style-name="Таблица43.B"/>
        <table:table-column table:style-name="Таблица43.C"/>
        <table:table-column table:style-name="Таблица43.B"/>
        <table:table-column table:style-name="Таблица43.A"/>
        <table:table-row>
          <table:table-cell table:style-name="Таблица43.A1" office:value-type="string">
            <text:p text:style-name="Table_20_Contents">T</text:p>
          </table:table-cell>
          <table:table-cell table:style-name="Таблица43.A1" office:value-type="string">
            <text:p text:style-name="Table_20_Contents">dE</text:p>
          </table:table-cell>
          <table:table-cell table:style-name="Таблица43.A1" office:value-type="string">
            <text:p text:style-name="Table_20_Contents">dG</text:p>
          </table:table-cell>
          <table:table-cell table:style-name="Таблица43.A1" office:value-type="string">
            <text:p text:style-name="Table_20_Contents">dH</text:p>
          </table:table-cell>
          <table:table-cell table:style-name="Таблица43.E1" office:value-type="string">
            <text:p text:style-name="Table_20_Contents">dS*T</text:p>
          </table:table-cell>
        </table:table-row>
        <table:table-row>
          <table:table-cell table:style-name="Таблица43.A2" office:value-type="string">
            <text:p text:style-name="Table_20_Contents">298.15</text:p>
          </table:table-cell>
          <table:table-cell table:style-name="Таблица43.A2" office:value-type="string">
            <text:p text:style-name="Table_20_Contents">-138.67</text:p>
          </table:table-cell>
          <table:table-cell table:style-name="Таблица43.A2" office:value-type="string">
            <text:p text:style-name="Table_20_Contents">-96.35</text:p>
          </table:table-cell>
          <table:table-cell table:style-name="Таблица43.A2" office:value-type="string">
            <text:p text:style-name="Table_20_Contents">-132.33</text:p>
          </table:table-cell>
          <table:table-cell table:style-name="Таблица43.E2" office:value-type="string">
            <text:p text:style-name="Table_20_Contents">-36.00</text:p>
          </table:table-cell>
        </table:table-row>
      </table:table>
      <text:p text:style-name="Text_20_body"/>
      <text:h text:style-name="Heading_20_3" text:outline-level="3"><text:bookmark text:name="r22"/><text:soft-page-break/>Reaction: <text:a xlink:type="simple" xlink:href="../mol/Ph-N2+.mol" text:style-name="Internet_20_link" text:visited-style-name="Visited_20_Internet_20_Link">Ph-N</text:a><text:a xlink:type="simple" xlink:href="../mol/Ph-N2+.mol" text:style-name="Internet_20_link" text:visited-style-name="Visited_20_Internet_20_Link"><text:span text:style-name="T1">2</text:span></text:a><text:a xlink:type="simple" xlink:href="../mol/Ph-N2+.mol" text:style-name="Internet_20_link" text:visited-style-name="Visited_20_Internet_20_Link">+</text:a> + <text:a xlink:type="simple" xlink:href="../mol/Ph-N2-OTf.mol" text:style-name="Internet_20_link" text:visited-style-name="Visited_20_Internet_20_Link">Ph-N</text:a><text:a xlink:type="simple" xlink:href="../mol/Ph-N2-OTf.mol" text:style-name="Internet_20_link" text:visited-style-name="Visited_20_Internet_20_Link"><text:span text:style-name="T1">2</text:span></text:a><text:a xlink:type="simple" xlink:href="../mol/Ph-N2-OTf.mol" text:style-name="Internet_20_link" text:visited-style-name="Visited_20_Internet_20_Link">-OTf</text:a> = <text:a xlink:type="simple" xlink:href="../mol/x2-Ph-N2-OTf-v2.mol" text:style-name="Internet_20_link" text:visited-style-name="Visited_20_Internet_20_Link">x2-Ph-N</text:a><text:a xlink:type="simple" xlink:href="../mol/x2-Ph-N2-OTf-v2.mol" text:style-name="Internet_20_link" text:visited-style-name="Visited_20_Internet_20_Link"><text:span text:style-name="T1">2</text:span></text:a><text:a xlink:type="simple" xlink:href="../mol/x2-Ph-N2-OTf-v2.mol" text:style-name="Internet_20_link" text:visited-style-name="Visited_20_Internet_20_Link">-OTf-v2</text:a></text:h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 table:number-columns-repeated="3"/>
        <table:table-column table:style-name="Таблица44.C"/>
        <table:table-column table:style-name="Таблица44.H"/>
        <table:table-row>
          <table:table-cell table:style-name="Таблица44.A1" office:value-type="string">
            <text:p text:style-name="Table_20_Contents">Name</text:p>
          </table:table-cell>
          <table:table-cell table:style-name="Таблица44.A1" office:value-type="string">
            <text:p text:style-name="Table_20_Contents">k</text:p>
          </table:table-cell>
          <table:table-cell table:style-name="Таблица44.A1" office:value-type="string">
            <text:p text:style-name="Table_20_Contents">T</text:p>
          </table:table-cell>
          <table:table-cell table:style-name="Таблица44.A1" office:value-type="string">
            <text:p text:style-name="Table_20_Contents">E0</text:p>
          </table:table-cell>
          <table:table-cell table:style-name="Таблица44.A1" office:value-type="string">
            <text:p text:style-name="Table_20_Contents">G</text:p>
          </table:table-cell>
          <table:table-cell table:style-name="Таблица44.A1" office:value-type="string">
            <text:p text:style-name="Table_20_Contents">H</text:p>
          </table:table-cell>
          <table:table-cell table:style-name="Таблица44.A1" office:value-type="string">
            <text:p text:style-name="Table_20_Contents">S*T</text:p>
          </table:table-cell>
          <table:table-cell table:style-name="Таблица44.H1" office:value-type="string">
            <text:p text:style-name="Table_20_Contents">Properties</text:p>
          </table:table-cell>
        </table:table-row>
        <table:table-row>
          <table:table-cell table:style-name="Таблица44.A2" office:value-type="string">
            <text:p text:style-name="Table_20_Contents">Ph-N2+</text:p>
          </table:table-cell>
          <table:table-cell table:style-name="Таблица44.A2" office:value-type="string">
            <text:p text:style-name="Table_20_Contents">-1.0</text:p>
          </table:table-cell>
          <table:table-cell table:style-name="Таблица44.A2" office:value-type="string">
            <text:p text:style-name="Table_20_Contents">298.15</text:p>
          </table:table-cell>
          <table:table-cell table:style-name="Таблица44.A2" office:value-type="string">
            <text:p text:style-name="Table_20_Contents">-894914.73</text:p>
          </table:table-cell>
          <table:table-cell table:style-name="Таблица44.A2" office:value-type="string">
            <text:p text:style-name="Table_20_Contents">-894733.79</text:p>
          </table:table-cell>
          <table:table-cell table:style-name="Таблица44.A2" office:value-type="string">
            <text:p text:style-name="Table_20_Contents">-894635.68</text:p>
          </table:table-cell>
          <table:table-cell table:style-name="Таблица44.A2" office:value-type="string">
            <text:p text:style-name="Table_20_Contents">98.17</text:p>
          </table:table-cell>
          <table:table-cell table:style-name="Таблица44.H2" office:value-type="string">
            <text:p text:style-name="Table_20_Contents">Group N9-N8-C2 Distance C-N=1.3751 Distance N-N=1.1154 Angle=180.00<text:line-break/>Ring C2-C1-C0-C5-C4-C3 SumAnges=720.00(100.00%) SumDistance=0.0000<text:line-break/>LUMO=-0.29622<text:line-break/>HOMO=-0.45869</text:p>
          </table:table-cell>
        </table:table-row>
        <table:table-row>
          <table:table-cell table:style-name="Таблица44.A2" office:value-type="string">
            <text:p text:style-name="Table_20_Contents">Ph-N2-OTf</text:p>
          </table:table-cell>
          <table:table-cell table:style-name="Таблица44.A2" office:value-type="string">
            <text:p text:style-name="Table_20_Contents">-1.0</text:p>
          </table:table-cell>
          <table:table-cell table:style-name="Таблица44.A2" office:value-type="string">
            <text:p text:style-name="Table_20_Contents">298.15</text:p>
          </table:table-cell>
          <table:table-cell table:style-name="Таблица44.A2" office:value-type="string">
            <text:p text:style-name="Table_20_Contents">-3419692.58</text:p>
          </table:table-cell>
          <table:table-cell table:style-name="Таблица44.A2" office:value-type="string">
            <text:p text:style-name="Table_20_Contents">-3419476.96</text:p>
          </table:table-cell>
          <table:table-cell table:style-name="Таблица44.A2" office:value-type="string">
            <text:p text:style-name="Table_20_Contents">-3419316.26</text:p>
          </table:table-cell>
          <table:table-cell table:style-name="Таблица44.A2" office:value-type="string">
            <text:p text:style-name="Table_20_Contents">160.81</text:p>
          </table:table-cell>
          <table:table-cell table:style-name="Таблица44.H2" office:value-type="string">
            <text:p text:style-name="Table_20_Contents">Group N11-N10-C2 Distance C-N=1.3963 Distance N-N=1.1376 Angle=153.17<text:line-break/>Ring C2-C1-C0-C5-C4-C3 SumAnges=720.00(100.00%) SumDistance=0.0020<text:line-break/>LUMO=-0.13485<text:line-break/>HOMO=-0.25474</text:p>
          </table:table-cell>
        </table:table-row>
        <table:table-row>
          <table:table-cell table:style-name="Таблица44.A2" office:value-type="string">
            <text:p text:style-name="Table_20_Contents">x2-Ph-N2-OTf-v2</text:p>
          </table:table-cell>
          <table:table-cell table:style-name="Таблица44.A2" office:value-type="string">
            <text:p text:style-name="Table_20_Contents">1.0</text:p>
          </table:table-cell>
          <table:table-cell table:style-name="Таблица44.A2" office:value-type="string">
            <text:p text:style-name="Table_20_Contents">298.15</text:p>
          </table:table-cell>
          <table:table-cell table:style-name="Таблица44.A2" office:value-type="string">
            <text:p text:style-name="Table_20_Contents">-4314743.59</text:p>
          </table:table-cell>
          <table:table-cell table:style-name="Таблица44.A2" office:value-type="string">
            <text:p text:style-name="Table_20_Contents">-4314305.22</text:p>
          </table:table-cell>
          <table:table-cell table:style-name="Таблица44.A2" office:value-type="string">
            <text:p text:style-name="Table_20_Contents">-4314081.96</text:p>
          </table:table-cell>
          <table:table-cell table:style-name="Таблица44.A2" office:value-type="string">
            <text:p text:style-name="Table_20_Contents">223.41</text:p>
          </table:table-cell>
          <table:table-cell table:style-name="Таблица44.H2" office:value-type="string">
            <text:p text:style-name="Table_20_Contents">Group N12-N11-C1 Distance C-N=1.3848 Distance N-N=1.1158 Angle=174.49<text:line-break/>Ring C1-C0-C5-C4-C3-C2 SumAnges=720.00(100.00%) SumDistance=0.0028<text:line-break/>Group N33-N32-C23 Distance C-N=1.3798 Distance N-N=1.1123 Angle=179.53<text:line-break/>Ring C23-C22-C24-C26-C28-C25 SumAnges=720.00(100.00%) SumDistance=0.0061<text:line-break/>LUMO=-0.23789<text:line-break/>HOMO=-0.35031</text:p>
          </table:table-cell>
        </table:table-row>
      </table:table>
      <text:p text:style-name="Text_20_body"/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column table:style-name="Таблица45.B"/>
        <table:table-column table:style-name="Таблица45.A"/>
        <table:table-row>
          <table:table-cell table:style-name="Таблица45.A1" office:value-type="string">
            <text:p text:style-name="Table_20_Contents">T</text:p>
          </table:table-cell>
          <table:table-cell table:style-name="Таблица45.A1" office:value-type="string">
            <text:p text:style-name="Table_20_Contents">dE</text:p>
          </table:table-cell>
          <table:table-cell table:style-name="Таблица45.A1" office:value-type="string">
            <text:p text:style-name="Table_20_Contents">dG</text:p>
          </table:table-cell>
          <table:table-cell table:style-name="Таблица45.A1" office:value-type="string">
            <text:p text:style-name="Table_20_Contents">dH</text:p>
          </table:table-cell>
          <table:table-cell table:style-name="Таблица45.E1" office:value-type="string">
            <text:p text:style-name="Table_20_Contents">dS*T</text:p>
          </table:table-cell>
        </table:table-row>
        <table:table-row>
          <table:table-cell table:style-name="Таблица45.A2" office:value-type="string">
            <text:p text:style-name="Table_20_Contents">298.15</text:p>
          </table:table-cell>
          <table:table-cell table:style-name="Таблица45.A2" office:value-type="string">
            <text:p text:style-name="Table_20_Contents">-136.29</text:p>
          </table:table-cell>
          <table:table-cell table:style-name="Таблица45.A2" office:value-type="string">
            <text:p text:style-name="Table_20_Contents">-94.47</text:p>
          </table:table-cell>
          <table:table-cell table:style-name="Таблица45.A2" office:value-type="string">
            <text:p text:style-name="Table_20_Contents">-130.01</text:p>
          </table:table-cell>
          <table:table-cell table:style-name="Таблица45.E2" office:value-type="string">
            <text:p text:style-name="Table_20_Contents">-35.57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DemiLight" style:font-family-asian="'Noto Sans CJK SC DemiLight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5" meta:image-count="0" meta:object-count="0" meta:page-count="9" meta:paragraph-count="1087" meta:word-count="2367" meta:character-count="23841" meta:non-whitespace-character-count="22561"/>
    <meta:generator>LibreOffice/5.2.7.2$Linux_X86_64 LibreOffice_project/20m0$Build-2</meta:generator>
  </office:meta>
</office:document-meta>
</file>